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automatic-styles>
    <style:style style:name="ce1" style:family="table-cell" style:parent-style-name="Default" style:data-style-name="N0">
      <style:text-properties style:font-name="Univers" style:font-name-asian="Univers" style:font-name-complex="Univers" style:font-family-generic="swiss"/>
    </style:style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" style:family="table-cell" style:parent-style-name="Default" style:data-style-name="N0"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5" style:family="table-cell" style:parent-style-name="Default" style:data-style-name="N63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6" style:family="table-cell" style:parent-style-name="Default" style:data-style-name="N63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7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1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3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ext-properties style:font-name="Univers" style:font-name-asian="Univers" style:font-name-complex="Univers" fo:font-weight="bold" style:font-weight-asian="bold" style:font-weight-complex="bold" style:font-family-generic="swiss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9pt" style:font-size-asian="9pt" style:font-size-complex="9pt" fo:font-weight="bold" style:font-weight-asian="bold" style:font-weight-complex="bold" style:font-family-generic="swiss"/>
    </style:style>
    <style:style style:name="ce18" style:family="table-cell" style:parent-style-name="Default" style:data-style-name="N0">
      <style:text-properties style:font-name="Univers" style:font-name-asian="Univers" style:font-name-complex="Univers" fo:font-size="9pt" style:font-size-asian="9pt" style:font-size-complex="9pt" fo:font-weight="bold" style:font-weight-asian="bold" style:font-weight-complex="bold" style:font-family-generic="swiss"/>
    </style:style>
    <style:style style:name="ce19" style:family="table-cell" style:parent-style-name="Default" style:data-style-name="N0">
      <style:text-properties style:font-name="Univers" style:font-name-asian="Univers" style:font-name-complex="Univers" fo:font-size="9pt" style:font-size-asian="9pt" style:font-size-complex="9pt" style:font-family-generic="swiss"/>
    </style:style>
    <style:style style:name="ce20" style:family="table-cell" style:parent-style-name="Default" style:data-style-name="N63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1" style:family="table-cell" style:parent-style-name="Default" style:data-style-name="N0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2" style:family="table-cell" style:parent-style-name="Default" style:data-style-name="N63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3" style:family="table-cell" style:parent-style-name="Default" style:data-style-name="N0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4" style:family="table-cell" style:parent-style-name="Default" style:data-style-name="N0">
      <style:table-cell-properties style:vertical-align="automatic" fo:wrap-option="wrap"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5" style:family="table-cell" style:parent-style-name="Default" style:data-style-name="N0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6" style:family="table-cell" style:parent-style-name="Default" style:data-style-name="N0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7" style:family="table-cell" style:parent-style-name="Default" style:data-style-name="N0">
      <style:table-cell-properties fo:border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8" style:family="table-cell" style:parent-style-name="Default" style:data-style-name="N0">
      <style:table-cell-properties fo:border="thin solid #E3E3E3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9" style:family="table-cell" style:parent-style-name="Default" style:data-style-name="N0">
      <style:table-cell-properties fo:border="thin solid #E3E3E3" style:vertical-align="middle" style:repeat-content="false"/>
      <style:paragraph-properties fo:text-align="start" fo:margin-left="0cm"/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30" style:family="table-cell" style:parent-style-name="Default" style:data-style-name="N0">
      <style:table-cell-properties fo:border-top="thin solid #E3E3E3" fo:border-bottom="thin solid #E3E3E3" fo:border-left="thin solid #E3E3E3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31" style:family="table-cell" style:parent-style-name="Default" style:data-style-name="N0">
      <style:table-cell-properties fo:border-top="none" fo:border-bottom="thin solid #E3E3E3" fo:border-left="none" fo:border-right="none" style:vertical-align="automatic" style:repeat-content="false"/>
      <style:paragraph-properties fo:text-align="center"/>
      <style:text-properties style:font-name="Univers" style:font-name-asian="Univers" style:font-name-complex="Univers" style:font-family-generic="swiss"/>
    </style:style>
    <style:style style:name="ce32" style:family="table-cell" style:parent-style-name="Default" style:data-style-name="N0">
      <style:table-cell-properties fo:border-top="none" fo:border-bottom="thin solid #E3E3E3" fo:border-left="none" fo:border-right="none"/>
      <style:text-properties style:font-name="Univers" style:font-name-asian="Univers" style:font-name-complex="Univers" style:font-family-generic="swiss"/>
    </style:style>
    <style:style style:name="ce33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4" style:family="table-cell" style:parent-style-name="Default" style:data-style-name="N0">
      <style:table-cell-properties fo:border-top="thin solid #E3E3E3" fo:border-bottom="thin solid #E3E3E3" fo:border-left="thin solid #E3E3E3" fo:border-right="none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5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6" style:family="table-cell" style:parent-style-name="Default" style:data-style-name="N68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7" style:family="table-cell" style:parent-style-name="Default" style:data-style-name="N68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8" style:family="table-cell" style:parent-style-name="Default" style:data-style-name="N68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9" style:family="table-cell" style:parent-style-name="Default" style:data-style-name="N68"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40" style:family="table-cell" style:parent-style-name="Default" style:data-style-name="N0">
      <style:table-cell-properties fo:border-top="thin solid #E3E3E3" fo:border-bottom="thin solid #E3E3E3" fo:border-left="thin solid #E3E3E3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1" style:family="table-cell" style:parent-style-name="Default" style:data-style-name="N0">
      <style:table-cell-properties fo:border-top="thin solid #E3E3E3" fo:border-bottom="thin solid #E3E3E3" fo:border-left="none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2" style:family="table-cell" style:parent-style-name="Default" style:data-style-name="N0">
      <style:text-properties style:font-name="Univers" style:font-name-asian="Univers" style:font-name-complex="Univers" fo:font-size="9pt" style:font-size-asian="9pt" style:font-size-complex="9pt" style:font-family-generic="swiss"/>
    </style:style>
    <style:style style:name="ce43" style:family="table-cell" style:parent-style-name="Default" style:data-style-name="N0">
      <style:text-properties style:font-name="Univers" style:font-name-asian="Univers" style:font-name-complex="Univers" style:font-family-generic="swiss"/>
    </style:style>
    <style:style style:name="ce44" style:family="table-cell" style:parent-style-name="Default" style:data-style-name="N0">
      <style:table-cell-properties fo:border-top="thin solid #E3E3E3" fo:border-bottom="thin solid #E3E3E3" fo:border-left="none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5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9pt" style:font-size-asian="9pt" style:font-size-complex="9pt" fo:font-weight="bold" style:font-weight-asian="bold" style:font-weight-complex="bold" style:font-family-generic="swiss"/>
    </style:style>
    <style:style style:name="ce47" style:family="table-cell" style:parent-style-name="Default" style:data-style-name="N0"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48" style:family="table-cell" style:parent-style-name="Default" style:data-style-name="N68">
      <style:table-cell-properties fo:background-color="transparent"/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49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9pt" style:font-size-asian="9pt" style:font-size-complex="9pt" fo:font-weight="bold" style:font-weight-asian="bold" style:font-weight-complex="bold" style:font-family-generic="swiss"/>
    </style:style>
    <style:style style:name="ce50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style:font-family-generic="swiss"/>
    </style:style>
    <style:style style:name="ce51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2" style:family="table-cell" style:parent-style-name="Default" style:data-style-name="N63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3" style:family="table-cell" style:parent-style-name="Default" style:data-style-name="N67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4" style:family="table-cell" style:parent-style-name="Default" style:data-style-name="N0">
      <style:table-cell-properties fo:border-top="thin solid #E3E3E3" fo:border-bottom="thin solid #E3E3E3" fo:border-left="thin solid #E3E3E3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5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6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</style:style>
    <style:style style:name="ce57" style:family="table-cell" style:parent-style-name="Default" style:data-style-name="N0">
      <style:table-cell-properties fo:border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8" style:family="table-cell" style:parent-style-name="Default" style:data-style-name="N0">
      <style:table-cell-properties fo:border="thin solid #E3E3E3"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1.349375cm"/>
    </style:style>
    <style:style style:name="co2" style:family="table-column">
      <style:table-column-properties fo:break-before="auto" style:column-width="5.68854166666667cm"/>
    </style:style>
    <style:style style:name="co3" style:family="table-column">
      <style:table-column-properties fo:break-before="auto" style:column-width="1.79916666666667cm"/>
    </style:style>
    <style:style style:name="co4" style:family="table-column">
      <style:table-column-properties fo:break-before="auto" style:column-width="2.143125cm"/>
    </style:style>
    <style:style style:name="co5" style:family="table-column">
      <style:table-column-properties fo:break-before="auto" style:column-width="2.35479166666667cm"/>
    </style:style>
    <style:style style:name="co6" style:family="table-column">
      <style:table-column-properties fo:break-before="auto" style:column-width="4.15395833333333cm" style:use-optimal-column-width="true"/>
    </style:style>
    <style:style style:name="ro1" style:family="table-row">
      <style:table-row-properties style:row-height="10.15pt" style:use-optimal-row-height="false" fo:break-before="auto"/>
    </style:style>
    <style:style style:name="ro2" style:family="table-row">
      <style:table-row-properties style:row-height="12pt" style:use-optimal-row-height="false" fo:break-before="auto"/>
    </style:style>
    <style:style style:name="ro3" style:family="table-row">
      <style:table-row-properties style:row-height="49.5pt" style:use-optimal-row-height="false" fo:break-before="auto"/>
    </style:style>
    <style:style style:name="ro4" style:family="table-row">
      <style:table-row-properties style:row-height="4.9pt" style:use-optimal-row-height="false" fo:break-before="auto"/>
    </style:style>
    <style:style style:name="ro5" style:family="table-row">
      <style:table-row-properties style:row-height="8.25pt" style:use-optimal-row-height="false" fo:break-before="auto"/>
    </style:style>
    <style:style style:name="ro6" style:family="table-row">
      <style:table-row-properties style:row-height="9pt" style:use-optimal-row-height="false" fo:break-before="auto"/>
    </style:style>
    <style:style style:name="ro7" style:family="table-row">
      <style:table-row-properties style:row-height="12.75pt" style:use-optimal-row-height="true" fo:break-before="auto"/>
    </style:style>
    <style:style style:name="ro8" style:family="table-row">
      <style:table-row-properties style:row-height="10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12">
      <style:graphic-properties fo:wrap-option="wrap" fo:padding-top="0.02in" fo:padding-bottom="0.02in" fo:padding-left="0.03in" fo:padding-right="0.03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8333in" style:font-size-asian="0.08333in" style:font-size-complex="0.08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8333in" style:font-size-asian="0.08333in" style:font-size-complex="0.08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">
      <style:graphic-properties fo:wrap-option="wrap" fo:padding-top="0.02in" fo:padding-bottom="0.02in" fo:padding-left="0.03in" fo:padding-right="0.03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8333in" style:font-size-asian="0.08333in" style:font-size-complex="0.08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8333in" style:font-size-asian="0.08333in" style:font-size-complex="0.08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.02in" fo:padding-bottom="0.02in" fo:padding-left="0.03in" fo:padding-right="0.03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8333in" style:font-size-asian="0.08333in" style:font-size-complex="0.08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ferta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3" table:default-cell-style-name="ce43"/>
        <table:table-column table:style-name="co4" table:number-columns-repeated="16373" table:default-cell-style-name="ce1"/>
        <table:table-row table:style-name="ro1">
          <table:table-cell office:value-type="string" table:style-name="ce49">
            <text:p>Tabela 3 - Recursos de bens e serviços - 2013</text:p>
          </table:table-cell>
          <table:table-cell table:number-columns-repeated="6" table:style-name="ce49"/>
          <table:table-cell table:number-columns-repeated="3" table:style-name="ce17"/>
          <table:table-cell table:style-name="ce46"/>
          <table:table-cell table:number-columns-repeated="16373" table:style-name="ce18"/>
        </table:table-row>
        <table:table-row table:style-name="ro2">
          <table:table-cell table:number-columns-repeated="6" table:style-name="ce50"/>
          <table:table-cell table:style-name="ce51"/>
          <table:table-cell table:number-columns-repeated="3" table:style-name="ce1"/>
          <table:table-cell table:style-name="ce43"/>
          <table:table-cell table:number-columns-repeated="16373"/>
        </table:table-row>
        <table:table-row table:style-name="ro2">
          <table:table-cell office:value-type="string" table:number-columns-spanned="1" table:number-rows-spanned="2" table:style-name="ce55">
            <text:p>Código</text:p>
            <text:p>do</text:p>
            <text:p>produto</text:p>
          </table:table-cell>
          <table:table-cell office:value-type="string" table:number-columns-spanned="1" table:number-rows-spanned="2" table:style-name="ce57">
            <text:p>Descrição do produto</text:p>
          </table:table-cell>
          <table:table-cell office:value-type="string" table:style-name="ce28">
            <text:p>Oferta de bens e serviços (preços do ano anterior em 1 000 000 R$)</text:p>
          </table:table-cell>
          <table:table-cell table:number-columns-repeated="2" table:style-name="ce28"/>
          <table:table-cell table:style-name="ce29"/>
          <table:table-cell table:style-name="ce30"/>
          <table:table-cell table:style-name="ce33"/>
          <table:table-cell table:style-name="ce28"/>
          <table:table-cell table:style-name="ce29"/>
          <table:table-cell table:style-name="ce30"/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27">
            <text:p>Oferta total</text:p>
            <text:p>a preço</text:p>
            <text:p>de consumidor</text:p>
          </table:table-cell>
          <table:table-cell office:value-type="string" table:style-name="ce27">
            <text:p>Margem<text:s/></text:p>
            <text:p>de</text:p>
            <text:p>comércio</text:p>
          </table:table-cell>
          <table:table-cell office:value-type="string" table:style-name="ce27">
            <text:p>Margem</text:p>
            <text:p>de</text:p>
            <text:p>transporte</text:p>
          </table:table-cell>
          <table:table-cell office:value-type="string" table:style-name="ce27">
            <text:p>Imposto</text:p>
            <text:p>de</text:p>
            <text:p>importação</text:p>
          </table:table-cell>
          <table:table-cell office:value-type="string" table:style-name="ce27">
            <text:p>IPI</text:p>
          </table:table-cell>
          <table:table-cell office:value-type="string" table:style-name="ce35">
            <text:p>ICMS</text:p>
          </table:table-cell>
          <table:table-cell office:value-type="string" table:style-name="ce27">
            <text:p>Outros impostos menos subsídios</text:p>
          </table:table-cell>
          <table:table-cell office:value-type="string" table:style-name="ce27">
            <text:p>Total de impostos líquidos de subsídios</text:p>
          </table:table-cell>
          <table:table-cell office:value-type="string" table:style-name="ce34">
            <text:p>Oferta total</text:p>
            <text:p><text:s/>a preço básico<text:s/></text:p>
          </table:table-cell>
          <table:table-cell table:number-columns-repeated="16373"/>
        </table:table-row>
        <table:table-row table:style-name="ro4">
          <table:table-cell table:number-columns-repeated="5" table:style-name="ce3"/>
          <table:table-cell table:number-columns-repeated="2" table:style-name="ce4"/>
          <table:table-cell table:number-columns-repeated="2" table:style-name="ce3"/>
          <table:table-cell table:style-name="ce4"/>
          <table:table-cell table:style-name="ce47"/>
          <table:table-cell table:number-columns-repeated="16373"/>
        </table:table-row>
        <table:table-row table:style-name="ro5">
          <table:table-cell office:value-type="string" table:style-name="ce20">
            <text:p>01911</text:p>
          </table:table-cell>
          <table:table-cell office:value-type="string" table:style-name="ce21">
            <text:p>Arroz, trigo e outros cereais</text:p>
          </table:table-cell>
          <table:table-cell office:value-type="float" office:value="16940" table:style-name="ce36">
            <text:p><text:s text:c="2"/>16 940</text:p>
          </table:table-cell>
          <table:table-cell office:value-type="float" office:value="1793" table:style-name="ce36">
            <text:p><text:s text:c="2"/>1 793</text:p>
          </table:table-cell>
          <table:table-cell office:value-type="float" office:value="885" table:style-name="ce36">
            <text:p><text:s text:c="3"/>885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" table:style-name="ce36">
            <text:p><text:s text:c="3"/>25</text:p>
          </table:table-cell>
          <table:table-cell office:value-type="float" office:value="-30" table:style-name="ce36">
            <text:p><text:s/>(-) <text:s text:c="2"/>3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14261" table:style-name="ce36">
            <text:p><text:s text:c="2"/>14 261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01912</text:p>
          </table:table-cell>
          <table:table-cell office:value-type="string" table:style-name="ce21">
            <text:p>Milho em grão</text:p>
          </table:table-cell>
          <table:table-cell office:value-type="float" office:value="37478" table:style-name="ce36">
            <text:p><text:s text:c="2"/>37 478</text:p>
          </table:table-cell>
          <table:table-cell office:value-type="float" office:value="4822" table:style-name="ce36">
            <text:p><text:s text:c="2"/>4 822</text:p>
          </table:table-cell>
          <table:table-cell office:value-type="float" office:value="1650" table:style-name="ce36">
            <text:p><text:s text:c="2"/>1 65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9" table:style-name="ce36">
            <text:p><text:s text:c="3"/>139</text:p>
          </table:table-cell>
          <table:table-cell office:value-type="float" office:value="-74" table:style-name="ce36">
            <text:p><text:s/>(-) <text:s text:c="2"/>74</text:p>
          </table:table-cell>
          <table:table-cell office:value-type="float" office:value="65" table:style-name="ce36">
            <text:p><text:s text:c="3"/>65</text:p>
          </table:table-cell>
          <table:table-cell office:value-type="float" office:value="30941" table:style-name="ce36">
            <text:p><text:s text:c="2"/>30 941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01913</text:p>
          </table:table-cell>
          <table:table-cell office:value-type="string" table:style-name="ce21">
            <text:p>Algodão herbáceo, outras fibras da lav. temporária</text:p>
          </table:table-cell>
          <table:table-cell office:value-type="float" office:value="7510" table:style-name="ce36">
            <text:p><text:s text:c="2"/>7 510</text:p>
          </table:table-cell>
          <table:table-cell office:value-type="float" office:value="519" table:style-name="ce36">
            <text:p><text:s text:c="3"/>519</text:p>
          </table:table-cell>
          <table:table-cell office:value-type="float" office:value="190" table:style-name="ce36">
            <text:p><text:s text:c="3"/>190</text:p>
          </table:table-cell>
          <table:table-cell office:value-type="float" office:value="5" table:style-name="ce36">
            <text:p><text:s text:c="3"/>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" table:style-name="ce36">
            <text:p><text:s text:c="3"/>24</text:p>
          </table:table-cell>
          <table:table-cell office:value-type="float" office:value="125" table:style-name="ce36">
            <text:p><text:s text:c="3"/>125</text:p>
          </table:table-cell>
          <table:table-cell office:value-type="float" office:value="154" table:style-name="ce36">
            <text:p><text:s text:c="3"/>154</text:p>
          </table:table-cell>
          <table:table-cell office:value-type="float" office:value="6647" table:style-name="ce36">
            <text:p><text:s text:c="2"/>6 647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01914</text:p>
          </table:table-cell>
          <table:table-cell office:value-type="string" table:style-name="ce21">
            <text:p>Cana-de-açúcar</text:p>
          </table:table-cell>
          <table:table-cell office:value-type="float" office:value="47998" table:style-name="ce36">
            <text:p><text:s text:c="2"/>47 99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10" table:style-name="ce36">
            <text:p><text:s text:c="2"/>1 9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6" table:style-name="ce36">
            <text:p><text:s text:c="3"/>46</text:p>
          </table:table-cell>
          <table:table-cell office:value-type="float" office:value="1272" table:style-name="ce36">
            <text:p><text:s text:c="2"/>1 272</text:p>
          </table:table-cell>
          <table:table-cell office:value-type="float" office:value="1318" table:style-name="ce36">
            <text:p><text:s text:c="2"/>1 318</text:p>
          </table:table-cell>
          <table:table-cell office:value-type="float" office:value="44770" table:style-name="ce36">
            <text:p><text:s text:c="2"/>44 770</text:p>
          </table:table-cell>
          <table:table-cell table:number-columns-repeated="16373"/>
        </table:table-row>
        <table:table-row table:style-name="ro5">
          <table:table-cell office:value-type="string" table:style-name="ce22">
            <text:p>01915</text:p>
          </table:table-cell>
          <table:table-cell office:value-type="string" table:style-name="ce23">
            <text:p>Soja <text:s/>em grão</text:p>
          </table:table-cell>
          <table:table-cell office:value-type="float" office:value="84400" table:style-name="ce36">
            <text:p><text:s text:c="2"/>84 400</text:p>
          </table:table-cell>
          <table:table-cell office:value-type="float" office:value="4079" table:style-name="ce36">
            <text:p><text:s text:c="2"/>4 079</text:p>
          </table:table-cell>
          <table:table-cell office:value-type="float" office:value="1911" table:style-name="ce36">
            <text:p><text:s text:c="2"/>1 91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5" table:style-name="ce36">
            <text:p><text:s text:c="3"/>85</text:p>
          </table:table-cell>
          <table:table-cell office:value-type="float" office:value="261" table:style-name="ce36">
            <text:p><text:s text:c="3"/>261</text:p>
          </table:table-cell>
          <table:table-cell office:value-type="float" office:value="346" table:style-name="ce36">
            <text:p><text:s text:c="3"/>346</text:p>
          </table:table-cell>
          <table:table-cell office:value-type="float" office:value="78064" table:style-name="ce36">
            <text:p><text:s text:c="2"/>78 064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1916</text:p>
          </table:table-cell>
          <table:table-cell office:value-type="string" table:style-name="ce3">
            <text:p>Outros produtos e serviços da lavoura temporária</text:p>
          </table:table-cell>
          <table:table-cell office:value-type="float" office:value="55603" table:style-name="ce37">
            <text:p><text:s text:c="2"/>55 603</text:p>
          </table:table-cell>
          <table:table-cell office:value-type="float" office:value="10547" table:style-name="ce37">
            <text:p><text:s text:c="2"/>10 547</text:p>
          </table:table-cell>
          <table:table-cell office:value-type="float" office:value="1018" table:style-name="ce37">
            <text:p><text:s text:c="2"/>1 018</text:p>
          </table:table-cell>
          <table:table-cell office:value-type="float" office:value="132" table:style-name="ce37">
            <text:p><text:s text:c="3"/>13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85" table:style-name="ce37">
            <text:p><text:s text:c="2"/>1 285</text:p>
          </table:table-cell>
          <table:table-cell office:value-type="float" office:value="-35" table:style-name="ce37">
            <text:p><text:s/>(-) <text:s text:c="2"/>35</text:p>
          </table:table-cell>
          <table:table-cell office:value-type="float" office:value="1382" table:style-name="ce37">
            <text:p><text:s text:c="2"/>1 382</text:p>
          </table:table-cell>
          <table:table-cell office:value-type="float" office:value="42656" table:style-name="ce37">
            <text:p><text:s text:c="2"/>42 656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1917</text:p>
          </table:table-cell>
          <table:table-cell office:value-type="string" table:style-name="ce3">
            <text:p>Laranja</text:p>
          </table:table-cell>
          <table:table-cell office:value-type="float" office:value="7184" table:style-name="ce37">
            <text:p><text:s text:c="2"/>7 184</text:p>
          </table:table-cell>
          <table:table-cell office:value-type="float" office:value="1864" table:style-name="ce37">
            <text:p><text:s text:c="2"/>1 864</text:p>
          </table:table-cell>
          <table:table-cell office:value-type="float" office:value="556" table:style-name="ce37">
            <text:p><text:s text:c="3"/>556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6" table:style-name="ce37">
            <text:p><text:s text:c="3"/>7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7" table:style-name="ce37">
            <text:p><text:s text:c="3"/>77</text:p>
          </table:table-cell>
          <table:table-cell office:value-type="float" office:value="4687" table:style-name="ce37">
            <text:p><text:s text:c="2"/>4 687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1918</text:p>
          </table:table-cell>
          <table:table-cell office:value-type="string" table:style-name="ce3">
            <text:p>Café em grão</text:p>
          </table:table-cell>
          <table:table-cell office:value-type="float" office:value="17294" table:style-name="ce37">
            <text:p><text:s text:c="2"/>17 294</text:p>
          </table:table-cell>
          <table:table-cell office:value-type="float" office:value="808" table:style-name="ce37">
            <text:p><text:s text:c="3"/>808</text:p>
          </table:table-cell>
          <table:table-cell office:value-type="float" office:value="148" table:style-name="ce37">
            <text:p><text:s text:c="3"/>14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5" table:style-name="ce37">
            <text:p><text:s text:c="3"/>35</text:p>
          </table:table-cell>
          <table:table-cell office:value-type="float" office:value="-303" table:style-name="ce37">
            <text:p><text:s/>(-) <text:s text:c="2"/>303</text:p>
          </table:table-cell>
          <table:table-cell office:value-type="float" office:value="-268" table:style-name="ce37">
            <text:p><text:s/>(-) <text:s text:c="2"/>268</text:p>
          </table:table-cell>
          <table:table-cell office:value-type="float" office:value="16606" table:style-name="ce37">
            <text:p><text:s text:c="2"/>16 606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1919</text:p>
          </table:table-cell>
          <table:table-cell office:value-type="string" table:style-name="ce3">
            <text:p>Outros produtos da lavoura permanente</text:p>
          </table:table-cell>
          <table:table-cell office:value-type="float" office:value="23347" table:style-name="ce37">
            <text:p><text:s text:c="2"/>23 347</text:p>
          </table:table-cell>
          <table:table-cell office:value-type="float" office:value="5977" table:style-name="ce37">
            <text:p><text:s text:c="2"/>5 977</text:p>
          </table:table-cell>
          <table:table-cell office:value-type="float" office:value="457" table:style-name="ce37">
            <text:p><text:s text:c="3"/>457</text:p>
          </table:table-cell>
          <table:table-cell office:value-type="float" office:value="38" table:style-name="ce37">
            <text:p><text:s text:c="3"/>3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76" table:style-name="ce37">
            <text:p><text:s text:c="3"/>676</text:p>
          </table:table-cell>
          <table:table-cell office:value-type="float" office:value="328" table:style-name="ce37">
            <text:p><text:s text:c="3"/>328</text:p>
          </table:table-cell>
          <table:table-cell office:value-type="float" office:value="1042" table:style-name="ce37">
            <text:p><text:s text:c="2"/>1 042</text:p>
          </table:table-cell>
          <table:table-cell office:value-type="float" office:value="15871" table:style-name="ce37">
            <text:p><text:s text:c="2"/>15 871</text:p>
          </table:table-cell>
          <table:table-cell table:number-columns-repeated="16373"/>
        </table:table-row>
        <table:table-row table:style-name="ro5">
          <table:table-cell office:value-type="string" table:style-name="ce6">
            <text:p>01921</text:p>
          </table:table-cell>
          <table:table-cell office:value-type="string" table:style-name="ce7">
            <text:p>Bovinos e outros animais vivos, prods. animal, caça e serv.</text:p>
          </table:table-cell>
          <table:table-cell office:value-type="float" office:value="58651" table:style-name="ce37">
            <text:p><text:s text:c="2"/>58 651</text:p>
          </table:table-cell>
          <table:table-cell office:value-type="float" office:value="4736" table:style-name="ce37">
            <text:p><text:s text:c="2"/>4 736</text:p>
          </table:table-cell>
          <table:table-cell office:value-type="float" office:value="85" table:style-name="ce37">
            <text:p><text:s text:c="3"/>8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59" table:style-name="ce37">
            <text:p><text:s text:c="3"/>859</text:p>
          </table:table-cell>
          <table:table-cell office:value-type="float" office:value="827" table:style-name="ce37">
            <text:p><text:s text:c="3"/>827</text:p>
          </table:table-cell>
          <table:table-cell office:value-type="float" office:value="1686" table:style-name="ce37">
            <text:p><text:s text:c="2"/>1 686</text:p>
          </table:table-cell>
          <table:table-cell office:value-type="float" office:value="52144" table:style-name="ce37">
            <text:p><text:s text:c="2"/>52 144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01922</text:p>
          </table:table-cell>
          <table:table-cell office:value-type="string" table:style-name="ce21">
            <text:p>Leite de vaca e de outros animais</text:p>
          </table:table-cell>
          <table:table-cell office:value-type="float" office:value="24863" table:style-name="ce36">
            <text:p><text:s text:c="2"/>24 863</text:p>
          </table:table-cell>
          <table:table-cell office:value-type="float" office:value="2800" table:style-name="ce36">
            <text:p><text:s text:c="2"/>2 800</text:p>
          </table:table-cell>
          <table:table-cell office:value-type="float" office:value="721" table:style-name="ce36">
            <text:p><text:s text:c="3"/>72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3" table:style-name="ce36">
            <text:p><text:s text:c="3"/>213</text:p>
          </table:table-cell>
          <table:table-cell office:value-type="float" office:value="209" table:style-name="ce36">
            <text:p><text:s text:c="3"/>209</text:p>
          </table:table-cell>
          <table:table-cell office:value-type="float" office:value="422" table:style-name="ce36">
            <text:p><text:s text:c="3"/>422</text:p>
          </table:table-cell>
          <table:table-cell office:value-type="float" office:value="20920" table:style-name="ce36">
            <text:p><text:s text:c="2"/>20 920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01923</text:p>
          </table:table-cell>
          <table:table-cell office:value-type="string" table:style-name="ce21">
            <text:p>Suínos</text:p>
          </table:table-cell>
          <table:table-cell office:value-type="float" office:value="6595" table:style-name="ce36">
            <text:p><text:s text:c="2"/>6 595</text:p>
          </table:table-cell>
          <table:table-cell office:value-type="float" office:value="434" table:style-name="ce36">
            <text:p><text:s text:c="3"/>434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" table:style-name="ce36">
            <text:p><text:s text:c="3"/>23</text:p>
          </table:table-cell>
          <table:table-cell office:value-type="float" office:value="116" table:style-name="ce36">
            <text:p><text:s text:c="3"/>116</text:p>
          </table:table-cell>
          <table:table-cell office:value-type="float" office:value="139" table:style-name="ce36">
            <text:p><text:s text:c="3"/>139</text:p>
          </table:table-cell>
          <table:table-cell office:value-type="float" office:value="6019" table:style-name="ce36">
            <text:p><text:s text:c="2"/>6 019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01924</text:p>
          </table:table-cell>
          <table:table-cell office:value-type="string" table:style-name="ce21">
            <text:p>Aves e ovos</text:p>
          </table:table-cell>
          <table:table-cell office:value-type="float" office:value="20975" table:style-name="ce36">
            <text:p><text:s text:c="2"/>20 975</text:p>
          </table:table-cell>
          <table:table-cell office:value-type="float" office:value="1693" table:style-name="ce36">
            <text:p><text:s text:c="2"/>1 693</text:p>
          </table:table-cell>
          <table:table-cell office:value-type="float" office:value="117" table:style-name="ce36">
            <text:p><text:s text:c="3"/>11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03" table:style-name="ce36">
            <text:p><text:s text:c="3"/>403</text:p>
          </table:table-cell>
          <table:table-cell office:value-type="float" office:value="411" table:style-name="ce36">
            <text:p><text:s text:c="3"/>411</text:p>
          </table:table-cell>
          <table:table-cell office:value-type="float" office:value="814" table:style-name="ce36">
            <text:p><text:s text:c="3"/>814</text:p>
          </table:table-cell>
          <table:table-cell office:value-type="float" office:value="18351" table:style-name="ce36">
            <text:p><text:s text:c="2"/>18 351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02801</text:p>
          </table:table-cell>
          <table:table-cell office:value-type="string" table:style-name="ce21">
            <text:p>Produtos da exploração florestal e da silvicultura</text:p>
          </table:table-cell>
          <table:table-cell office:value-type="float" office:value="27406" table:style-name="ce36">
            <text:p><text:s text:c="2"/>27 406</text:p>
          </table:table-cell>
          <table:table-cell office:value-type="float" office:value="2992" table:style-name="ce36">
            <text:p><text:s text:c="2"/>2 992</text:p>
          </table:table-cell>
          <table:table-cell office:value-type="float" office:value="359" table:style-name="ce36">
            <text:p><text:s text:c="3"/>359</text:p>
          </table:table-cell>
          <table:table-cell office:value-type="float" office:value="66" table:style-name="ce36">
            <text:p><text:s text:c="3"/>6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76" table:style-name="ce36">
            <text:p><text:s text:c="2"/>1 576</text:p>
          </table:table-cell>
          <table:table-cell office:value-type="float" office:value="484" table:style-name="ce36">
            <text:p><text:s text:c="3"/>484</text:p>
          </table:table-cell>
          <table:table-cell office:value-type="float" office:value="2126" table:style-name="ce36">
            <text:p><text:s text:c="2"/>2 126</text:p>
          </table:table-cell>
          <table:table-cell office:value-type="float" office:value="21929" table:style-name="ce36">
            <text:p><text:s text:c="2"/>21 929</text:p>
          </table:table-cell>
          <table:table-cell table:number-columns-repeated="16373"/>
        </table:table-row>
        <table:table-row table:style-name="ro5">
          <table:table-cell office:value-type="string" table:style-name="ce22">
            <text:p>02802</text:p>
          </table:table-cell>
          <table:table-cell office:value-type="string" table:style-name="ce23">
            <text:p>Pesca e aquicultura (peixe, crustáceos e moluscos)</text:p>
          </table:table-cell>
          <table:table-cell office:value-type="float" office:value="12205" table:style-name="ce36">
            <text:p><text:s text:c="2"/>12 205</text:p>
          </table:table-cell>
          <table:table-cell office:value-type="float" office:value="1672" table:style-name="ce36">
            <text:p><text:s text:c="2"/>1 672</text:p>
          </table:table-cell>
          <table:table-cell office:value-type="float" office:value="50" table:style-name="ce36">
            <text:p><text:s text:c="3"/>5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15" table:style-name="ce36">
            <text:p><text:s text:c="3"/>715</text:p>
          </table:table-cell>
          <table:table-cell office:value-type="float" office:value="161" table:style-name="ce36">
            <text:p><text:s text:c="3"/>161</text:p>
          </table:table-cell>
          <table:table-cell office:value-type="float" office:value="877" table:style-name="ce36">
            <text:p><text:s text:c="3"/>877</text:p>
          </table:table-cell>
          <table:table-cell office:value-type="float" office:value="9606" table:style-name="ce36">
            <text:p><text:s text:c="2"/>9 606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5801</text:p>
          </table:table-cell>
          <table:table-cell office:value-type="string" table:style-name="ce3">
            <text:p>Carvão mineral</text:p>
          </table:table-cell>
          <table:table-cell office:value-type="float" office:value="9030" table:style-name="ce37">
            <text:p><text:s text:c="2"/>9 03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25" table:style-name="ce37">
            <text:p><text:s text:c="3"/>82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205" table:style-name="ce37">
            <text:p><text:s text:c="2"/>8 205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5802</text:p>
          </table:table-cell>
          <table:table-cell office:value-type="string" table:style-name="ce3">
            <text:p>Minerais não-metálicos</text:p>
          </table:table-cell>
          <table:table-cell office:value-type="float" office:value="25752" table:style-name="ce37">
            <text:p><text:s text:c="2"/>25 752</text:p>
          </table:table-cell>
          <table:table-cell office:value-type="float" office:value="3901" table:style-name="ce37">
            <text:p><text:s text:c="2"/>3 901</text:p>
          </table:table-cell>
          <table:table-cell office:value-type="float" office:value="1487" table:style-name="ce37">
            <text:p><text:s text:c="2"/>1 487</text:p>
          </table:table-cell>
          <table:table-cell office:value-type="float" office:value="14" table:style-name="ce37">
            <text:p><text:s text:c="3"/>1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20" table:style-name="ce37">
            <text:p><text:s text:c="2"/>1 120</text:p>
          </table:table-cell>
          <table:table-cell office:value-type="float" office:value="534" table:style-name="ce37">
            <text:p><text:s text:c="3"/>534</text:p>
          </table:table-cell>
          <table:table-cell office:value-type="float" office:value="1668" table:style-name="ce37">
            <text:p><text:s text:c="2"/>1 668</text:p>
          </table:table-cell>
          <table:table-cell office:value-type="float" office:value="18696" table:style-name="ce37">
            <text:p><text:s text:c="2"/>18 696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6801</text:p>
          </table:table-cell>
          <table:table-cell office:value-type="string" table:style-name="ce3">
            <text:p>Petróleo, gás natural e serviços de apoio</text:p>
          </table:table-cell>
          <table:table-cell office:value-type="float" office:value="216976" table:style-name="ce37">
            <text:p><text:s text:c="2"/>216 97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62" table:style-name="ce37">
            <text:p><text:s text:c="3"/>66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172" table:style-name="ce37">
            <text:p><text:s text:c="2"/>3 172</text:p>
          </table:table-cell>
          <table:table-cell office:value-type="float" office:value="3172" table:style-name="ce37">
            <text:p><text:s text:c="2"/>3 172</text:p>
          </table:table-cell>
          <table:table-cell office:value-type="float" office:value="213142" table:style-name="ce37">
            <text:p><text:s text:c="2"/>213 142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7911</text:p>
          </table:table-cell>
          <table:table-cell office:value-type="string" table:style-name="ce3">
            <text:p>Minério de ferro</text:p>
          </table:table-cell>
          <table:table-cell office:value-type="float" office:value="76963" table:style-name="ce37">
            <text:p><text:s text:c="2"/>76 963</text:p>
          </table:table-cell>
          <table:table-cell office:value-type="float" office:value="6435" table:style-name="ce37">
            <text:p><text:s text:c="2"/>6 435</text:p>
          </table:table-cell>
          <table:table-cell office:value-type="float" office:value="2151" table:style-name="ce37">
            <text:p><text:s text:c="2"/>2 15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02" table:style-name="ce37">
            <text:p><text:s text:c="3"/>202</text:p>
          </table:table-cell>
          <table:table-cell office:value-type="float" office:value="202" table:style-name="ce37">
            <text:p><text:s text:c="3"/>202</text:p>
          </table:table-cell>
          <table:table-cell office:value-type="float" office:value="68175" table:style-name="ce37">
            <text:p><text:s text:c="2"/>68 175</text:p>
          </table:table-cell>
          <table:table-cell table:number-columns-repeated="16373"/>
        </table:table-row>
        <table:table-row table:style-name="ro5">
          <table:table-cell office:value-type="string" table:style-name="ce6">
            <text:p>07921</text:p>
          </table:table-cell>
          <table:table-cell office:value-type="string" table:style-name="ce7">
            <text:p>Minerais metálicos não-ferrosos</text:p>
          </table:table-cell>
          <table:table-cell office:value-type="float" office:value="19774" table:style-name="ce37">
            <text:p><text:s text:c="2"/>19 774</text:p>
          </table:table-cell>
          <table:table-cell office:value-type="float" office:value="2660" table:style-name="ce37">
            <text:p><text:s text:c="2"/>2 660</text:p>
          </table:table-cell>
          <table:table-cell office:value-type="float" office:value="806" table:style-name="ce37">
            <text:p><text:s text:c="3"/>806</text:p>
          </table:table-cell>
          <table:table-cell office:value-type="float" office:value="5" table:style-name="ce37">
            <text:p><text:s text:c="3"/>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61" table:style-name="ce37">
            <text:p><text:s text:c="3"/>561</text:p>
          </table:table-cell>
          <table:table-cell office:value-type="float" office:value="566" table:style-name="ce37">
            <text:p><text:s text:c="3"/>566</text:p>
          </table:table-cell>
          <table:table-cell office:value-type="float" office:value="15742" table:style-name="ce37">
            <text:p><text:s text:c="2"/>15 742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10911</text:p>
          </table:table-cell>
          <table:table-cell office:value-type="string" table:style-name="ce24">
            <text:p>Carne de bovinos e outros prod. de carne</text:p>
          </table:table-cell>
          <table:table-cell office:value-type="float" office:value="129020" table:style-name="ce36">
            <text:p><text:s text:c="2"/>129 020</text:p>
          </table:table-cell>
          <table:table-cell office:value-type="float" office:value="22446" table:style-name="ce36">
            <text:p><text:s text:c="2"/>22 446</text:p>
          </table:table-cell>
          <table:table-cell office:value-type="float" office:value="1023" table:style-name="ce36">
            <text:p><text:s text:c="2"/>1 023</text:p>
          </table:table-cell>
          <table:table-cell office:value-type="float" office:value="28" table:style-name="ce36">
            <text:p><text:s text:c="3"/>2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430" table:style-name="ce36">
            <text:p><text:s text:c="2"/>8 430</text:p>
          </table:table-cell>
          <table:table-cell office:value-type="float" office:value="2164" table:style-name="ce36">
            <text:p><text:s text:c="2"/>2 164</text:p>
          </table:table-cell>
          <table:table-cell office:value-type="float" office:value="10622" table:style-name="ce36">
            <text:p><text:s text:c="2"/>10 622</text:p>
          </table:table-cell>
          <table:table-cell office:value-type="float" office:value="94929" table:style-name="ce36">
            <text:p><text:s text:c="2"/>94 929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10912</text:p>
          </table:table-cell>
          <table:table-cell office:value-type="string" table:style-name="ce21">
            <text:p>Carne de suíno</text:p>
          </table:table-cell>
          <table:table-cell office:value-type="float" office:value="11437" table:style-name="ce36">
            <text:p><text:s text:c="2"/>11 437</text:p>
          </table:table-cell>
          <table:table-cell office:value-type="float" office:value="1144" table:style-name="ce36">
            <text:p><text:s text:c="2"/>1 144</text:p>
          </table:table-cell>
          <table:table-cell office:value-type="float" office:value="83" table:style-name="ce36">
            <text:p><text:s text:c="3"/>8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97" table:style-name="ce36">
            <text:p><text:s text:c="3"/>497</text:p>
          </table:table-cell>
          <table:table-cell office:value-type="float" office:value="158" table:style-name="ce36">
            <text:p><text:s text:c="3"/>158</text:p>
          </table:table-cell>
          <table:table-cell office:value-type="float" office:value="655" table:style-name="ce36">
            <text:p><text:s text:c="3"/>655</text:p>
          </table:table-cell>
          <table:table-cell office:value-type="float" office:value="9555" table:style-name="ce36">
            <text:p><text:s text:c="2"/>9 555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0913</text:p>
          </table:table-cell>
          <table:table-cell office:value-type="string" table:style-name="ce21">
            <text:p>Carne de aves</text:p>
          </table:table-cell>
          <table:table-cell office:value-type="float" office:value="46990" table:style-name="ce36">
            <text:p><text:s text:c="2"/>46 990</text:p>
          </table:table-cell>
          <table:table-cell office:value-type="float" office:value="6058" table:style-name="ce36">
            <text:p><text:s text:c="2"/>6 058</text:p>
          </table:table-cell>
          <table:table-cell office:value-type="float" office:value="561" table:style-name="ce36">
            <text:p><text:s text:c="3"/>56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642" table:style-name="ce36">
            <text:p><text:s text:c="2"/>2 642</text:p>
          </table:table-cell>
          <table:table-cell office:value-type="float" office:value="421" table:style-name="ce36">
            <text:p><text:s text:c="3"/>421</text:p>
          </table:table-cell>
          <table:table-cell office:value-type="float" office:value="3063" table:style-name="ce36">
            <text:p><text:s text:c="2"/>3 063</text:p>
          </table:table-cell>
          <table:table-cell office:value-type="float" office:value="37308" table:style-name="ce36">
            <text:p><text:s text:c="2"/>37 308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0914</text:p>
          </table:table-cell>
          <table:table-cell office:value-type="string" table:style-name="ce21">
            <text:p>Pescado industrializado</text:p>
          </table:table-cell>
          <table:table-cell office:value-type="float" office:value="8028" table:style-name="ce36">
            <text:p><text:s text:c="2"/>8 028</text:p>
          </table:table-cell>
          <table:table-cell office:value-type="float" office:value="1221" table:style-name="ce36">
            <text:p><text:s text:c="2"/>1 221</text:p>
          </table:table-cell>
          <table:table-cell office:value-type="float" office:value="71" table:style-name="ce36">
            <text:p><text:s text:c="3"/>71</text:p>
          </table:table-cell>
          <table:table-cell office:value-type="float" office:value="108" table:style-name="ce36">
            <text:p><text:s text:c="3"/>108</text:p>
          </table:table-cell>
          <table:table-cell office:value-type="float" office:value="34" table:style-name="ce36">
            <text:p><text:s text:c="3"/>34</text:p>
          </table:table-cell>
          <table:table-cell office:value-type="float" office:value="746" table:style-name="ce36">
            <text:p><text:s text:c="3"/>746</text:p>
          </table:table-cell>
          <table:table-cell office:value-type="float" office:value="248" table:style-name="ce36">
            <text:p><text:s text:c="3"/>248</text:p>
          </table:table-cell>
          <table:table-cell office:value-type="float" office:value="1136" table:style-name="ce36">
            <text:p><text:s text:c="2"/>1 136</text:p>
          </table:table-cell>
          <table:table-cell office:value-type="float" office:value="5600" table:style-name="ce36">
            <text:p><text:s text:c="2"/>5 600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10915</text:p>
          </table:table-cell>
          <table:table-cell office:value-type="string" table:style-name="ce23">
            <text:p>Leite resfriado, esterilizado e pasteurizado</text:p>
          </table:table-cell>
          <table:table-cell office:value-type="float" office:value="20886" table:style-name="ce36">
            <text:p><text:s text:c="2"/>20 886</text:p>
          </table:table-cell>
          <table:table-cell office:value-type="float" office:value="2782" table:style-name="ce36">
            <text:p><text:s text:c="2"/>2 782</text:p>
          </table:table-cell>
          <table:table-cell office:value-type="float" office:value="401" table:style-name="ce36">
            <text:p><text:s text:c="3"/>40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29" table:style-name="ce36">
            <text:p><text:s text:c="2"/>1 629</text:p>
          </table:table-cell>
          <table:table-cell office:value-type="float" office:value="513" table:style-name="ce36">
            <text:p><text:s text:c="3"/>513</text:p>
          </table:table-cell>
          <table:table-cell office:value-type="float" office:value="2142" table:style-name="ce36">
            <text:p><text:s text:c="2"/>2 142</text:p>
          </table:table-cell>
          <table:table-cell office:value-type="float" office:value="15561" table:style-name="ce36">
            <text:p><text:s text:c="2"/>15 561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0916</text:p>
          </table:table-cell>
          <table:table-cell office:value-type="string" table:style-name="ce3">
            <text:p>Outros produtos do laticínio</text:p>
          </table:table-cell>
          <table:table-cell office:value-type="float" office:value="50383" table:style-name="ce37">
            <text:p><text:s text:c="2"/>50 383</text:p>
          </table:table-cell>
          <table:table-cell office:value-type="float" office:value="8561" table:style-name="ce37">
            <text:p><text:s text:c="2"/>8 561</text:p>
          </table:table-cell>
          <table:table-cell office:value-type="float" office:value="384" table:style-name="ce37">
            <text:p><text:s text:c="3"/>384</text:p>
          </table:table-cell>
          <table:table-cell office:value-type="float" office:value="44" table:style-name="ce37">
            <text:p><text:s text:c="3"/>44</text:p>
          </table:table-cell>
          <table:table-cell office:value-type="float" office:value="221" table:style-name="ce37">
            <text:p><text:s text:c="3"/>221</text:p>
          </table:table-cell>
          <table:table-cell office:value-type="float" office:value="5474" table:style-name="ce37">
            <text:p><text:s text:c="2"/>5 474</text:p>
          </table:table-cell>
          <table:table-cell office:value-type="float" office:value="1222" table:style-name="ce37">
            <text:p><text:s text:c="2"/>1 222</text:p>
          </table:table-cell>
          <table:table-cell office:value-type="float" office:value="6961" table:style-name="ce37">
            <text:p><text:s text:c="2"/>6 961</text:p>
          </table:table-cell>
          <table:table-cell office:value-type="float" office:value="34477" table:style-name="ce37">
            <text:p><text:s text:c="2"/>34 477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0921</text:p>
          </table:table-cell>
          <table:table-cell office:value-type="string" table:style-name="ce3">
            <text:p>Açúcar</text:p>
          </table:table-cell>
          <table:table-cell office:value-type="float" office:value="52846" table:style-name="ce38">
            <text:p><text:s text:c="2"/>52 846</text:p>
          </table:table-cell>
          <table:table-cell office:value-type="float" office:value="6194" table:style-name="ce38">
            <text:p><text:s text:c="2"/>6 194</text:p>
          </table:table-cell>
          <table:table-cell office:value-type="float" office:value="1320" table:style-name="ce38">
            <text:p><text:s text:c="2"/>1 320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244" table:style-name="ce38">
            <text:p><text:s text:c="3"/>244</text:p>
          </table:table-cell>
          <table:table-cell office:value-type="float" office:value="1282" table:style-name="ce38">
            <text:p><text:s text:c="2"/>1 282</text:p>
          </table:table-cell>
          <table:table-cell office:value-type="float" office:value="398" table:style-name="ce38">
            <text:p><text:s text:c="3"/>398</text:p>
          </table:table-cell>
          <table:table-cell office:value-type="float" office:value="1925" table:style-name="ce38">
            <text:p><text:s text:c="2"/>1 925</text:p>
          </table:table-cell>
          <table:table-cell office:value-type="float" office:value="43407" table:style-name="ce38">
            <text:p><text:s text:c="2"/>43 407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0931</text:p>
          </table:table-cell>
          <table:table-cell office:value-type="string" table:style-name="ce3">
            <text:p>Conservas de frutas, legumes, outros vegetais e sucos de frutas</text:p>
          </table:table-cell>
          <table:table-cell office:value-type="float" office:value="33834" table:style-name="ce37">
            <text:p><text:s text:c="2"/>33 834</text:p>
          </table:table-cell>
          <table:table-cell office:value-type="float" office:value="7167" table:style-name="ce37">
            <text:p><text:s text:c="2"/>7 167</text:p>
          </table:table-cell>
          <table:table-cell office:value-type="float" office:value="292" table:style-name="ce37">
            <text:p><text:s text:c="3"/>292</text:p>
          </table:table-cell>
          <table:table-cell office:value-type="float" office:value="133" table:style-name="ce37">
            <text:p><text:s text:c="3"/>13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185" table:style-name="ce37">
            <text:p><text:s text:c="2"/>3 185</text:p>
          </table:table-cell>
          <table:table-cell office:value-type="float" office:value="588" table:style-name="ce37">
            <text:p><text:s text:c="3"/>588</text:p>
          </table:table-cell>
          <table:table-cell office:value-type="float" office:value="3906" table:style-name="ce37">
            <text:p><text:s text:c="2"/>3 906</text:p>
          </table:table-cell>
          <table:table-cell office:value-type="float" office:value="22469" table:style-name="ce37">
            <text:p><text:s text:c="2"/>22 469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0932</text:p>
          </table:table-cell>
          <table:table-cell office:value-type="string" table:style-name="ce3">
            <text:p>Óleos e gorduras vegetais e animais</text:p>
          </table:table-cell>
          <table:table-cell office:value-type="float" office:value="63058" table:style-name="ce37">
            <text:p><text:s text:c="2"/>63 058</text:p>
          </table:table-cell>
          <table:table-cell office:value-type="float" office:value="5031" table:style-name="ce37">
            <text:p><text:s text:c="2"/>5 031</text:p>
          </table:table-cell>
          <table:table-cell office:value-type="float" office:value="1518" table:style-name="ce37">
            <text:p><text:s text:c="2"/>1 518</text:p>
          </table:table-cell>
          <table:table-cell office:value-type="float" office:value="132" table:style-name="ce37">
            <text:p><text:s text:c="3"/>13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647" table:style-name="ce37">
            <text:p><text:s text:c="2"/>2 647</text:p>
          </table:table-cell>
          <table:table-cell office:value-type="float" office:value="1695" table:style-name="ce37">
            <text:p><text:s text:c="2"/>1 695</text:p>
          </table:table-cell>
          <table:table-cell office:value-type="float" office:value="4474" table:style-name="ce37">
            <text:p><text:s text:c="2"/>4 474</text:p>
          </table:table-cell>
          <table:table-cell office:value-type="float" office:value="52035" table:style-name="ce37">
            <text:p><text:s text:c="2"/>52 035</text:p>
          </table:table-cell>
          <table:table-cell table:number-columns-repeated="16373"/>
        </table:table-row>
        <table:table-row table:style-name="ro5">
          <table:table-cell office:value-type="string" table:style-name="ce9">
            <text:p>10933</text:p>
          </table:table-cell>
          <table:table-cell office:value-type="string" table:style-name="ce7">
            <text:p>Café beneficiado</text:p>
          </table:table-cell>
          <table:table-cell office:value-type="float" office:value="14911" table:style-name="ce37">
            <text:p><text:s text:c="2"/>14 911</text:p>
          </table:table-cell>
          <table:table-cell office:value-type="float" office:value="3085" table:style-name="ce37">
            <text:p><text:s text:c="2"/>3 085</text:p>
          </table:table-cell>
          <table:table-cell office:value-type="float" office:value="163" table:style-name="ce37">
            <text:p><text:s text:c="3"/>163</text:p>
          </table:table-cell>
          <table:table-cell office:value-type="float" office:value="14" table:style-name="ce37">
            <text:p><text:s text:c="3"/>1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05" table:style-name="ce37">
            <text:p><text:s text:c="2"/>1 405</text:p>
          </table:table-cell>
          <table:table-cell office:value-type="float" office:value="262" table:style-name="ce37">
            <text:p><text:s text:c="3"/>262</text:p>
          </table:table-cell>
          <table:table-cell office:value-type="float" office:value="1681" table:style-name="ce37">
            <text:p><text:s text:c="2"/>1 681</text:p>
          </table:table-cell>
          <table:table-cell office:value-type="float" office:value="9982" table:style-name="ce37">
            <text:p><text:s text:c="2"/>9 982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0934</text:p>
          </table:table-cell>
          <table:table-cell office:value-type="string" table:style-name="ce21">
            <text:p>Arroz beneficiado e produtos derivados do arroz</text:p>
          </table:table-cell>
          <table:table-cell office:value-type="float" office:value="19478" table:style-name="ce36">
            <text:p><text:s text:c="2"/>19 478</text:p>
          </table:table-cell>
          <table:table-cell office:value-type="float" office:value="4995" table:style-name="ce36">
            <text:p><text:s text:c="2"/>4 995</text:p>
          </table:table-cell>
          <table:table-cell office:value-type="float" office:value="315" table:style-name="ce36">
            <text:p><text:s text:c="3"/>315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39" table:style-name="ce36">
            <text:p><text:s text:c="3"/>939</text:p>
          </table:table-cell>
          <table:table-cell office:value-type="float" office:value="441" table:style-name="ce36">
            <text:p><text:s text:c="3"/>441</text:p>
          </table:table-cell>
          <table:table-cell office:value-type="float" office:value="1384" table:style-name="ce36">
            <text:p><text:s text:c="2"/>1 384</text:p>
          </table:table-cell>
          <table:table-cell office:value-type="float" office:value="12784" table:style-name="ce36">
            <text:p><text:s text:c="2"/>12 784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0935</text:p>
          </table:table-cell>
          <table:table-cell office:value-type="string" table:style-name="ce21">
            <text:p>Produtos derivados do trigo, mandioca ou milho</text:p>
          </table:table-cell>
          <table:table-cell office:value-type="float" office:value="38640" table:style-name="ce36">
            <text:p><text:s text:c="2"/>38 640</text:p>
          </table:table-cell>
          <table:table-cell office:value-type="float" office:value="7727" table:style-name="ce36">
            <text:p><text:s text:c="2"/>7 727</text:p>
          </table:table-cell>
          <table:table-cell office:value-type="float" office:value="611" table:style-name="ce36">
            <text:p><text:s text:c="3"/>611</text:p>
          </table:table-cell>
          <table:table-cell office:value-type="float" office:value="21" table:style-name="ce36">
            <text:p><text:s text:c="3"/>21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1832" table:style-name="ce36">
            <text:p><text:s text:c="2"/>1 832</text:p>
          </table:table-cell>
          <table:table-cell office:value-type="float" office:value="840" table:style-name="ce36">
            <text:p><text:s text:c="3"/>840</text:p>
          </table:table-cell>
          <table:table-cell office:value-type="float" office:value="2694" table:style-name="ce36">
            <text:p><text:s text:c="2"/>2 694</text:p>
          </table:table-cell>
          <table:table-cell office:value-type="float" office:value="27608" table:style-name="ce36">
            <text:p><text:s text:c="2"/>27 608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0936</text:p>
          </table:table-cell>
          <table:table-cell office:value-type="string" table:style-name="ce21">
            <text:p>Rações balanceadas para animais</text:p>
          </table:table-cell>
          <table:table-cell office:value-type="float" office:value="35162" table:style-name="ce36">
            <text:p><text:s text:c="2"/>35 162</text:p>
          </table:table-cell>
          <table:table-cell office:value-type="float" office:value="6144" table:style-name="ce36">
            <text:p><text:s text:c="2"/>6 144</text:p>
          </table:table-cell>
          <table:table-cell office:value-type="float" office:value="919" table:style-name="ce36">
            <text:p><text:s text:c="3"/>919</text:p>
          </table:table-cell>
          <table:table-cell office:value-type="float" office:value="34" table:style-name="ce36">
            <text:p><text:s text:c="3"/>34</text:p>
          </table:table-cell>
          <table:table-cell office:value-type="float" office:value="142" table:style-name="ce36">
            <text:p><text:s text:c="3"/>142</text:p>
          </table:table-cell>
          <table:table-cell office:value-type="float" office:value="1407" table:style-name="ce36">
            <text:p><text:s text:c="2"/>1 407</text:p>
          </table:table-cell>
          <table:table-cell office:value-type="float" office:value="793" table:style-name="ce36">
            <text:p><text:s text:c="3"/>793</text:p>
          </table:table-cell>
          <table:table-cell office:value-type="float" office:value="2376" table:style-name="ce36">
            <text:p><text:s text:c="2"/>2 376</text:p>
          </table:table-cell>
          <table:table-cell office:value-type="float" office:value="25723" table:style-name="ce36">
            <text:p><text:s text:c="2"/>25 723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0937</text:p>
          </table:table-cell>
          <table:table-cell office:value-type="string" table:style-name="ce21">
            <text:p>Outros produtos alimentares</text:p>
          </table:table-cell>
          <table:table-cell office:value-type="float" office:value="129585" table:style-name="ce36">
            <text:p><text:s text:c="2"/>129 585</text:p>
          </table:table-cell>
          <table:table-cell office:value-type="float" office:value="31405" table:style-name="ce36">
            <text:p><text:s text:c="2"/>31 405</text:p>
          </table:table-cell>
          <table:table-cell office:value-type="float" office:value="685" table:style-name="ce36">
            <text:p><text:s text:c="3"/>685</text:p>
          </table:table-cell>
          <table:table-cell office:value-type="float" office:value="239" table:style-name="ce36">
            <text:p><text:s text:c="3"/>239</text:p>
          </table:table-cell>
          <table:table-cell office:value-type="float" office:value="417" table:style-name="ce36">
            <text:p><text:s text:c="3"/>417</text:p>
          </table:table-cell>
          <table:table-cell office:value-type="float" office:value="11599" table:style-name="ce36">
            <text:p><text:s text:c="2"/>11 599</text:p>
          </table:table-cell>
          <table:table-cell office:value-type="float" office:value="2143" table:style-name="ce36">
            <text:p><text:s text:c="2"/>2 143</text:p>
          </table:table-cell>
          <table:table-cell office:value-type="float" office:value="14398" table:style-name="ce36">
            <text:p><text:s text:c="2"/>14 398</text:p>
          </table:table-cell>
          <table:table-cell office:value-type="float" office:value="83097" table:style-name="ce36">
            <text:p><text:s text:c="2"/>83 097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11001</text:p>
          </table:table-cell>
          <table:table-cell office:value-type="string" table:style-name="ce23">
            <text:p>Bebidas</text:p>
          </table:table-cell>
          <table:table-cell office:value-type="float" office:value="108331" table:style-name="ce36">
            <text:p><text:s text:c="2"/>108 331</text:p>
          </table:table-cell>
          <table:table-cell office:value-type="float" office:value="15115" table:style-name="ce36">
            <text:p><text:s text:c="2"/>15 115</text:p>
          </table:table-cell>
          <table:table-cell office:value-type="float" office:value="1583" table:style-name="ce36">
            <text:p><text:s text:c="2"/>1 583</text:p>
          </table:table-cell>
          <table:table-cell office:value-type="float" office:value="205" table:style-name="ce36">
            <text:p><text:s text:c="3"/>205</text:p>
          </table:table-cell>
          <table:table-cell office:value-type="float" office:value="4667" table:style-name="ce36">
            <text:p><text:s text:c="2"/>4 667</text:p>
          </table:table-cell>
          <table:table-cell office:value-type="float" office:value="10716" table:style-name="ce36">
            <text:p><text:s text:c="2"/>10 716</text:p>
          </table:table-cell>
          <table:table-cell office:value-type="float" office:value="8304" table:style-name="ce36">
            <text:p><text:s text:c="2"/>8 304</text:p>
          </table:table-cell>
          <table:table-cell office:value-type="float" office:value="23892" table:style-name="ce36">
            <text:p><text:s text:c="2"/>23 892</text:p>
          </table:table-cell>
          <table:table-cell office:value-type="float" office:value="67741" table:style-name="ce36">
            <text:p><text:s text:c="2"/>67 741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2001</text:p>
          </table:table-cell>
          <table:table-cell office:value-type="string" table:style-name="ce3">
            <text:p>Produtos do fumo</text:p>
          </table:table-cell>
          <table:table-cell office:value-type="float" office:value="26143" table:style-name="ce37">
            <text:p><text:s text:c="2"/>26 143</text:p>
          </table:table-cell>
          <table:table-cell office:value-type="float" office:value="1821" table:style-name="ce37">
            <text:p><text:s text:c="2"/>1 821</text:p>
          </table:table-cell>
          <table:table-cell office:value-type="float" office:value="23" table:style-name="ce37">
            <text:p><text:s text:c="3"/>23</text:p>
          </table:table-cell>
          <table:table-cell office:value-type="float" office:value="4" table:style-name="ce37">
            <text:p><text:s text:c="3"/>4</text:p>
          </table:table-cell>
          <table:table-cell office:value-type="float" office:value="3534" table:style-name="ce37">
            <text:p><text:s text:c="2"/>3 534</text:p>
          </table:table-cell>
          <table:table-cell office:value-type="float" office:value="3238" table:style-name="ce37">
            <text:p><text:s text:c="2"/>3 238</text:p>
          </table:table-cell>
          <table:table-cell office:value-type="float" office:value="798" table:style-name="ce37">
            <text:p><text:s text:c="3"/>798</text:p>
          </table:table-cell>
          <table:table-cell office:value-type="float" office:value="7574" table:style-name="ce37">
            <text:p><text:s text:c="2"/>7 574</text:p>
          </table:table-cell>
          <table:table-cell office:value-type="float" office:value="16725" table:style-name="ce37">
            <text:p><text:s text:c="2"/>16 725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3001</text:p>
          </table:table-cell>
          <table:table-cell office:value-type="string" table:style-name="ce3">
            <text:p>Fios e fibras têxteis beneficiadas</text:p>
          </table:table-cell>
          <table:table-cell office:value-type="float" office:value="13843" table:style-name="ce37">
            <text:p><text:s text:c="2"/>13 843</text:p>
          </table:table-cell>
          <table:table-cell office:value-type="float" office:value="2091" table:style-name="ce37">
            <text:p><text:s text:c="2"/>2 091</text:p>
          </table:table-cell>
          <table:table-cell office:value-type="float" office:value="131" table:style-name="ce37">
            <text:p><text:s text:c="3"/>131</text:p>
          </table:table-cell>
          <table:table-cell office:value-type="float" office:value="302" table:style-name="ce37">
            <text:p><text:s text:c="3"/>30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67" table:style-name="ce37">
            <text:p><text:s text:c="3"/>367</text:p>
          </table:table-cell>
          <table:table-cell office:value-type="float" office:value="412" table:style-name="ce37">
            <text:p><text:s text:c="3"/>412</text:p>
          </table:table-cell>
          <table:table-cell office:value-type="float" office:value="1081" table:style-name="ce37">
            <text:p><text:s text:c="2"/>1 081</text:p>
          </table:table-cell>
          <table:table-cell office:value-type="float" office:value="10540" table:style-name="ce37">
            <text:p><text:s text:c="2"/>10 540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3002</text:p>
          </table:table-cell>
          <table:table-cell office:value-type="string" table:style-name="ce3">
            <text:p>Tecidos</text:p>
          </table:table-cell>
          <table:table-cell office:value-type="float" office:value="27057" table:style-name="ce37">
            <text:p><text:s text:c="2"/>27 057</text:p>
          </table:table-cell>
          <table:table-cell office:value-type="float" office:value="4260" table:style-name="ce37">
            <text:p><text:s text:c="2"/>4 260</text:p>
          </table:table-cell>
          <table:table-cell office:value-type="float" office:value="284" table:style-name="ce37">
            <text:p><text:s text:c="3"/>284</text:p>
          </table:table-cell>
          <table:table-cell office:value-type="float" office:value="891" table:style-name="ce37">
            <text:p><text:s text:c="3"/>891</text:p>
          </table:table-cell>
          <table:table-cell office:value-type="float" office:value="71" table:style-name="ce37">
            <text:p><text:s text:c="3"/>71</text:p>
          </table:table-cell>
          <table:table-cell office:value-type="float" office:value="963" table:style-name="ce37">
            <text:p><text:s text:c="3"/>963</text:p>
          </table:table-cell>
          <table:table-cell office:value-type="float" office:value="850" table:style-name="ce37">
            <text:p><text:s text:c="3"/>850</text:p>
          </table:table-cell>
          <table:table-cell office:value-type="float" office:value="2775" table:style-name="ce37">
            <text:p><text:s text:c="2"/>2 775</text:p>
          </table:table-cell>
          <table:table-cell office:value-type="float" office:value="19738" table:style-name="ce37">
            <text:p><text:s text:c="2"/>19 738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3003</text:p>
          </table:table-cell>
          <table:table-cell office:value-type="string" table:style-name="ce3">
            <text:p>Art. têxteis de uso doméstico e outros têxteis</text:p>
          </table:table-cell>
          <table:table-cell office:value-type="float" office:value="40253" table:style-name="ce37">
            <text:p><text:s text:c="2"/>40 253</text:p>
          </table:table-cell>
          <table:table-cell office:value-type="float" office:value="10438" table:style-name="ce37">
            <text:p><text:s text:c="2"/>10 438</text:p>
          </table:table-cell>
          <table:table-cell office:value-type="float" office:value="353" table:style-name="ce37">
            <text:p><text:s text:c="3"/>353</text:p>
          </table:table-cell>
          <table:table-cell office:value-type="float" office:value="573" table:style-name="ce37">
            <text:p><text:s text:c="3"/>573</text:p>
          </table:table-cell>
          <table:table-cell office:value-type="float" office:value="272" table:style-name="ce37">
            <text:p><text:s text:c="3"/>272</text:p>
          </table:table-cell>
          <table:table-cell office:value-type="float" office:value="3740" table:style-name="ce37">
            <text:p><text:s text:c="2"/>3 740</text:p>
          </table:table-cell>
          <table:table-cell office:value-type="float" office:value="761" table:style-name="ce37">
            <text:p><text:s text:c="3"/>761</text:p>
          </table:table-cell>
          <table:table-cell office:value-type="float" office:value="5346" table:style-name="ce37">
            <text:p><text:s text:c="2"/>5 346</text:p>
          </table:table-cell>
          <table:table-cell office:value-type="float" office:value="24116" table:style-name="ce37">
            <text:p><text:s text:c="2"/>24 116</text:p>
          </table:table-cell>
          <table:table-cell table:number-columns-repeated="16373"/>
        </table:table-row>
        <table:table-row table:style-name="ro5">
          <table:table-cell office:value-type="string" table:style-name="ce9">
            <text:p>14001</text:p>
          </table:table-cell>
          <table:table-cell office:value-type="string" table:style-name="ce7">
            <text:p>Artigos do vestuário e acessórios</text:p>
          </table:table-cell>
          <table:table-cell office:value-type="float" office:value="128552" table:style-name="ce38">
            <text:p><text:s text:c="2"/>128 552</text:p>
          </table:table-cell>
          <table:table-cell office:value-type="float" office:value="40259" table:style-name="ce38">
            <text:p><text:s text:c="2"/>40 259</text:p>
          </table:table-cell>
          <table:table-cell office:value-type="float" office:value="921" table:style-name="ce38">
            <text:p><text:s text:c="3"/>921</text:p>
          </table:table-cell>
          <table:table-cell office:value-type="float" office:value="1731" table:style-name="ce38">
            <text:p><text:s text:c="2"/>1 73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6063" table:style-name="ce38">
            <text:p><text:s text:c="2"/>16 063</text:p>
          </table:table-cell>
          <table:table-cell office:value-type="float" office:value="1907" table:style-name="ce38">
            <text:p><text:s text:c="2"/>1 907</text:p>
          </table:table-cell>
          <table:table-cell office:value-type="float" office:value="19701" table:style-name="ce38">
            <text:p><text:s text:c="2"/>19 701</text:p>
          </table:table-cell>
          <table:table-cell office:value-type="float" office:value="67671" table:style-name="ce38">
            <text:p><text:s text:c="2"/>67 671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5001</text:p>
          </table:table-cell>
          <table:table-cell office:value-type="string" table:style-name="ce21">
            <text:p>Calçados e artefatos de couro</text:p>
          </table:table-cell>
          <table:table-cell office:value-type="float" office:value="63971" table:style-name="ce36">
            <text:p><text:s text:c="2"/>63 971</text:p>
          </table:table-cell>
          <table:table-cell office:value-type="float" office:value="15004" table:style-name="ce36">
            <text:p><text:s text:c="2"/>15 004</text:p>
          </table:table-cell>
          <table:table-cell office:value-type="float" office:value="593" table:style-name="ce36">
            <text:p><text:s text:c="3"/>593</text:p>
          </table:table-cell>
          <table:table-cell office:value-type="float" office:value="750" table:style-name="ce36">
            <text:p><text:s text:c="3"/>750</text:p>
          </table:table-cell>
          <table:table-cell office:value-type="float" office:value="243" table:style-name="ce36">
            <text:p><text:s text:c="3"/>243</text:p>
          </table:table-cell>
          <table:table-cell office:value-type="float" office:value="7477" table:style-name="ce36">
            <text:p><text:s text:c="2"/>7 477</text:p>
          </table:table-cell>
          <table:table-cell office:value-type="float" office:value="1137" table:style-name="ce36">
            <text:p><text:s text:c="2"/>1 137</text:p>
          </table:table-cell>
          <table:table-cell office:value-type="float" office:value="9607" table:style-name="ce36">
            <text:p><text:s text:c="2"/>9 607</text:p>
          </table:table-cell>
          <table:table-cell office:value-type="float" office:value="38767" table:style-name="ce36">
            <text:p><text:s text:c="2"/>38 767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6001</text:p>
          </table:table-cell>
          <table:table-cell office:value-type="string" table:style-name="ce21">
            <text:p>Produtos de madeira, exclusive móveis</text:p>
          </table:table-cell>
          <table:table-cell office:value-type="float" office:value="34506" table:style-name="ce36">
            <text:p><text:s text:c="2"/>34 506</text:p>
          </table:table-cell>
          <table:table-cell office:value-type="float" office:value="6202" table:style-name="ce36">
            <text:p><text:s text:c="2"/>6 202</text:p>
          </table:table-cell>
          <table:table-cell office:value-type="float" office:value="493" table:style-name="ce36">
            <text:p><text:s text:c="3"/>493</text:p>
          </table:table-cell>
          <table:table-cell office:value-type="float" office:value="29" table:style-name="ce36">
            <text:p><text:s text:c="3"/>29</text:p>
          </table:table-cell>
          <table:table-cell office:value-type="float" office:value="291" table:style-name="ce36">
            <text:p><text:s text:c="3"/>291</text:p>
          </table:table-cell>
          <table:table-cell office:value-type="float" office:value="1992" table:style-name="ce36">
            <text:p><text:s text:c="2"/>1 992</text:p>
          </table:table-cell>
          <table:table-cell office:value-type="float" office:value="637" table:style-name="ce36">
            <text:p><text:s text:c="3"/>637</text:p>
          </table:table-cell>
          <table:table-cell office:value-type="float" office:value="2949" table:style-name="ce36">
            <text:p><text:s text:c="2"/>2 949</text:p>
          </table:table-cell>
          <table:table-cell office:value-type="float" office:value="24862" table:style-name="ce36">
            <text:p><text:s text:c="2"/>24 862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7001</text:p>
          </table:table-cell>
          <table:table-cell office:value-type="string" table:style-name="ce21">
            <text:p>Celulose</text:p>
          </table:table-cell>
          <table:table-cell office:value-type="float" office:value="13990" table:style-name="ce36">
            <text:p><text:s text:c="2"/>13 990</text:p>
          </table:table-cell>
          <table:table-cell office:value-type="float" office:value="898" table:style-name="ce36">
            <text:p><text:s text:c="3"/>898</text:p>
          </table:table-cell>
          <table:table-cell office:value-type="float" office:value="304" table:style-name="ce36">
            <text:p><text:s text:c="3"/>304</text:p>
          </table:table-cell>
          <table:table-cell office:value-type="float" office:value="19" table:style-name="ce36">
            <text:p><text:s text:c="3"/>1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8" table:style-name="ce36">
            <text:p><text:s text:c="3"/>118</text:p>
          </table:table-cell>
          <table:table-cell office:value-type="float" office:value="137" table:style-name="ce36">
            <text:p><text:s text:c="3"/>137</text:p>
          </table:table-cell>
          <table:table-cell office:value-type="float" office:value="12651" table:style-name="ce36">
            <text:p><text:s text:c="2"/>12 651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7002</text:p>
          </table:table-cell>
          <table:table-cell office:value-type="string" table:style-name="ce21">
            <text:p>Papel, papelão, embalagens e artefatos de papel</text:p>
          </table:table-cell>
          <table:table-cell office:value-type="float" office:value="74081" table:style-name="ce36">
            <text:p><text:s text:c="2"/>74 081</text:p>
          </table:table-cell>
          <table:table-cell office:value-type="float" office:value="14427" table:style-name="ce36">
            <text:p><text:s text:c="2"/>14 427</text:p>
          </table:table-cell>
          <table:table-cell office:value-type="float" office:value="961" table:style-name="ce36">
            <text:p><text:s text:c="3"/>961</text:p>
          </table:table-cell>
          <table:table-cell office:value-type="float" office:value="198" table:style-name="ce36">
            <text:p><text:s text:c="3"/>198</text:p>
          </table:table-cell>
          <table:table-cell office:value-type="float" office:value="1437" table:style-name="ce36">
            <text:p><text:s text:c="2"/>1 437</text:p>
          </table:table-cell>
          <table:table-cell office:value-type="float" office:value="4398" table:style-name="ce36">
            <text:p><text:s text:c="2"/>4 398</text:p>
          </table:table-cell>
          <table:table-cell office:value-type="float" office:value="1735" table:style-name="ce36">
            <text:p><text:s text:c="2"/>1 735</text:p>
          </table:table-cell>
          <table:table-cell office:value-type="float" office:value="7768" table:style-name="ce36">
            <text:p><text:s text:c="2"/>7 768</text:p>
          </table:table-cell>
          <table:table-cell office:value-type="float" office:value="50925" table:style-name="ce36">
            <text:p><text:s text:c="2"/>50 925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8001</text:p>
          </table:table-cell>
          <table:table-cell office:value-type="string" table:style-name="ce21">
            <text:p>Serviços de impressão e reprodução</text:p>
          </table:table-cell>
          <table:table-cell office:value-type="float" office:value="30787" table:style-name="ce36">
            <text:p><text:s text:c="2"/>30 787</text:p>
          </table:table-cell>
          <table:table-cell office:value-type="float" office:value="8427" table:style-name="ce36">
            <text:p><text:s text:c="2"/>8 427</text:p>
          </table:table-cell>
          <table:table-cell office:value-type="float" office:value="316" table:style-name="ce36">
            <text:p><text:s text:c="3"/>316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144" table:style-name="ce36">
            <text:p><text:s text:c="3"/>144</text:p>
          </table:table-cell>
          <table:table-cell office:value-type="float" office:value="2020" table:style-name="ce36">
            <text:p><text:s text:c="2"/>2 020</text:p>
          </table:table-cell>
          <table:table-cell office:value-type="float" office:value="700" table:style-name="ce36">
            <text:p><text:s text:c="3"/>700</text:p>
          </table:table-cell>
          <table:table-cell office:value-type="float" office:value="2882" table:style-name="ce36">
            <text:p><text:s text:c="2"/>2 882</text:p>
          </table:table-cell>
          <table:table-cell office:value-type="float" office:value="19162" table:style-name="ce36">
            <text:p><text:s text:c="2"/>19 162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19911</text:p>
          </table:table-cell>
          <table:table-cell office:value-type="string" table:style-name="ce11">
            <text:p>Combustíveis para aviação</text:p>
          </table:table-cell>
          <table:table-cell office:value-type="float" office:value="20174" table:style-name="ce37">
            <text:p><text:s text:c="2"/>20 174</text:p>
          </table:table-cell>
          <table:table-cell office:value-type="float" office:value="1112" table:style-name="ce37">
            <text:p><text:s text:c="2"/>1 112</text:p>
          </table:table-cell>
          <table:table-cell office:value-type="float" office:value="144" table:style-name="ce37">
            <text:p><text:s text:c="3"/>14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912" table:style-name="ce37">
            <text:p><text:s text:c="2"/>1 912</text:p>
          </table:table-cell>
          <table:table-cell office:value-type="float" office:value="2391" table:style-name="ce37">
            <text:p><text:s text:c="2"/>2 391</text:p>
          </table:table-cell>
          <table:table-cell office:value-type="float" office:value="4303" table:style-name="ce37">
            <text:p><text:s text:c="2"/>4 303</text:p>
          </table:table-cell>
          <table:table-cell office:value-type="float" office:value="14615" table:style-name="ce37">
            <text:p><text:s text:c="2"/>14 615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19912</text:p>
          </table:table-cell>
          <table:table-cell office:value-type="string" table:style-name="ce11">
            <text:p>Gasoálcool</text:p>
          </table:table-cell>
          <table:table-cell office:value-type="float" office:value="116798" table:style-name="ce37">
            <text:p><text:s text:c="2"/>116 798</text:p>
          </table:table-cell>
          <table:table-cell office:value-type="float" office:value="25195" table:style-name="ce37">
            <text:p><text:s text:c="2"/>25 195</text:p>
          </table:table-cell>
          <table:table-cell office:value-type="float" office:value="773" table:style-name="ce37">
            <text:p><text:s text:c="3"/>77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6138" table:style-name="ce37">
            <text:p><text:s text:c="2"/>26 13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6138" table:style-name="ce37">
            <text:p><text:s text:c="2"/>26 138</text:p>
          </table:table-cell>
          <table:table-cell office:value-type="float" office:value="64692" table:style-name="ce37">
            <text:p><text:s text:c="2"/>64 692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19913</text:p>
          </table:table-cell>
          <table:table-cell office:value-type="string" table:style-name="ce13">
            <text:p>Naftas para petroquímica</text:p>
          </table:table-cell>
          <table:table-cell office:value-type="float" office:value="18153" table:style-name="ce37">
            <text:p><text:s text:c="2"/>18 15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94" table:style-name="ce37">
            <text:p><text:s text:c="3"/>29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87" table:style-name="ce37">
            <text:p><text:s text:c="3"/>887</text:p>
          </table:table-cell>
          <table:table-cell office:value-type="float" office:value="887" table:style-name="ce37">
            <text:p><text:s text:c="3"/>887</text:p>
          </table:table-cell>
          <table:table-cell office:value-type="float" office:value="16972" table:style-name="ce37">
            <text:p><text:s text:c="2"/>16 972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9914</text:p>
          </table:table-cell>
          <table:table-cell office:value-type="string" table:style-name="ce3">
            <text:p>Óleo combustível<text:s text:c="2"/></text:p>
          </table:table-cell>
          <table:table-cell office:value-type="float" office:value="21812" table:style-name="ce37">
            <text:p><text:s text:c="2"/>21 812</text:p>
          </table:table-cell>
          <table:table-cell office:value-type="float" office:value="938" table:style-name="ce37">
            <text:p><text:s text:c="3"/>938</text:p>
          </table:table-cell>
          <table:table-cell office:value-type="float" office:value="438" table:style-name="ce37">
            <text:p><text:s text:c="3"/>43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709" table:style-name="ce37">
            <text:p><text:s text:c="2"/>1 709</text:p>
          </table:table-cell>
          <table:table-cell office:value-type="float" office:value="1709" table:style-name="ce37">
            <text:p><text:s text:c="2"/>1 709</text:p>
          </table:table-cell>
          <table:table-cell office:value-type="float" office:value="18727" table:style-name="ce37">
            <text:p><text:s text:c="2"/>18 727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9915</text:p>
          </table:table-cell>
          <table:table-cell office:value-type="string" table:style-name="ce3">
            <text:p>Diesel - biodiesel</text:p>
          </table:table-cell>
          <table:table-cell office:value-type="float" office:value="106527" table:style-name="ce38">
            <text:p><text:s text:c="2"/>106 527</text:p>
          </table:table-cell>
          <table:table-cell office:value-type="float" office:value="11892" table:style-name="ce38">
            <text:p><text:s text:c="2"/>11 892</text:p>
          </table:table-cell>
          <table:table-cell office:value-type="float" office:value="1398" table:style-name="ce38">
            <text:p><text:s text:c="2"/>1 39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355" table:style-name="ce38">
            <text:p><text:s text:c="2"/>6 35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355" table:style-name="ce38">
            <text:p><text:s text:c="2"/>6 355</text:p>
          </table:table-cell>
          <table:table-cell office:value-type="float" office:value="86882" table:style-name="ce38">
            <text:p><text:s text:c="2"/>86 882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9916</text:p>
          </table:table-cell>
          <table:table-cell office:value-type="string" table:style-name="ce21">
            <text:p>Outros produtos do refino do petróleo</text:p>
          </table:table-cell>
          <table:table-cell office:value-type="float" office:value="190223" table:style-name="ce36">
            <text:p><text:s text:c="2"/>190 223</text:p>
          </table:table-cell>
          <table:table-cell office:value-type="float" office:value="14074" table:style-name="ce36">
            <text:p><text:s text:c="2"/>14 074</text:p>
          </table:table-cell>
          <table:table-cell office:value-type="float" office:value="1045" table:style-name="ce36">
            <text:p><text:s text:c="2"/>1 045</text:p>
          </table:table-cell>
          <table:table-cell office:value-type="float" office:value="29" table:style-name="ce36">
            <text:p><text:s text:c="3"/>29</text:p>
          </table:table-cell>
          <table:table-cell office:value-type="float" office:value="95" table:style-name="ce36">
            <text:p><text:s text:c="3"/>95</text:p>
          </table:table-cell>
          <table:table-cell office:value-type="float" office:value="4154" table:style-name="ce36">
            <text:p><text:s text:c="2"/>4 154</text:p>
          </table:table-cell>
          <table:table-cell office:value-type="float" office:value="29142" table:style-name="ce36">
            <text:p><text:s text:c="2"/>29 142</text:p>
          </table:table-cell>
          <table:table-cell office:value-type="float" office:value="33420" table:style-name="ce36">
            <text:p><text:s text:c="2"/>33 420</text:p>
          </table:table-cell>
          <table:table-cell office:value-type="float" office:value="141684" table:style-name="ce36">
            <text:p><text:s text:c="2"/>141 684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9921</text:p>
          </table:table-cell>
          <table:table-cell office:value-type="string" table:style-name="ce21">
            <text:p>Etanol e outros biocombustíveis</text:p>
          </table:table-cell>
          <table:table-cell office:value-type="float" office:value="61149" table:style-name="ce36">
            <text:p><text:s text:c="2"/>61 149</text:p>
          </table:table-cell>
          <table:table-cell office:value-type="float" office:value="5809" table:style-name="ce36">
            <text:p><text:s text:c="2"/>5 809</text:p>
          </table:table-cell>
          <table:table-cell office:value-type="float" office:value="687" table:style-name="ce36">
            <text:p><text:s text:c="3"/>687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279" table:style-name="ce36">
            <text:p><text:s text:c="2"/>5 279</text:p>
          </table:table-cell>
          <table:table-cell office:value-type="float" office:value="2980" table:style-name="ce36">
            <text:p><text:s text:c="2"/>2 980</text:p>
          </table:table-cell>
          <table:table-cell office:value-type="float" office:value="8271" table:style-name="ce36">
            <text:p><text:s text:c="2"/>8 271</text:p>
          </table:table-cell>
          <table:table-cell office:value-type="float" office:value="46382" table:style-name="ce36">
            <text:p><text:s text:c="2"/>46 382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20911</text:p>
          </table:table-cell>
          <table:table-cell office:value-type="string" table:style-name="ce23">
            <text:p>Produtos químicos inorgânicos</text:p>
          </table:table-cell>
          <table:table-cell office:value-type="float" office:value="60081" table:style-name="ce36">
            <text:p><text:s text:c="2"/>60 081</text:p>
          </table:table-cell>
          <table:table-cell office:value-type="float" office:value="5802" table:style-name="ce36">
            <text:p><text:s text:c="2"/>5 802</text:p>
          </table:table-cell>
          <table:table-cell office:value-type="float" office:value="919" table:style-name="ce36">
            <text:p><text:s text:c="3"/>919</text:p>
          </table:table-cell>
          <table:table-cell office:value-type="float" office:value="232" table:style-name="ce36">
            <text:p><text:s text:c="3"/>232</text:p>
          </table:table-cell>
          <table:table-cell office:value-type="float" office:value="5" table:style-name="ce36">
            <text:p><text:s text:c="3"/>5</text:p>
          </table:table-cell>
          <table:table-cell office:value-type="float" office:value="736" table:style-name="ce36">
            <text:p><text:s text:c="3"/>736</text:p>
          </table:table-cell>
          <table:table-cell office:value-type="float" office:value="2396" table:style-name="ce36">
            <text:p><text:s text:c="2"/>2 396</text:p>
          </table:table-cell>
          <table:table-cell office:value-type="float" office:value="3369" table:style-name="ce36">
            <text:p><text:s text:c="2"/>3 369</text:p>
          </table:table-cell>
          <table:table-cell office:value-type="float" office:value="49991" table:style-name="ce36">
            <text:p><text:s text:c="2"/>49 991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0912</text:p>
          </table:table-cell>
          <table:table-cell office:value-type="string" table:style-name="ce21">
            <text:p>Adubos e fertilizantes</text:p>
          </table:table-cell>
          <table:table-cell office:value-type="float" office:value="41887" table:style-name="ce36">
            <text:p><text:s text:c="2"/>41 887</text:p>
          </table:table-cell>
          <table:table-cell office:value-type="float" office:value="4893" table:style-name="ce36">
            <text:p><text:s text:c="2"/>4 893</text:p>
          </table:table-cell>
          <table:table-cell office:value-type="float" office:value="575" table:style-name="ce36">
            <text:p><text:s text:c="3"/>575</text:p>
          </table:table-cell>
          <table:table-cell office:value-type="float" office:value="29" table:style-name="ce36">
            <text:p><text:s text:c="3"/>2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57" table:style-name="ce36">
            <text:p><text:s text:c="2"/>1 757</text:p>
          </table:table-cell>
          <table:table-cell office:value-type="float" office:value="1313" table:style-name="ce36">
            <text:p><text:s text:c="2"/>1 313</text:p>
          </table:table-cell>
          <table:table-cell office:value-type="float" office:value="3099" table:style-name="ce36">
            <text:p><text:s text:c="2"/>3 099</text:p>
          </table:table-cell>
          <table:table-cell office:value-type="float" office:value="33320" table:style-name="ce36">
            <text:p><text:s text:c="2"/>33 320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0913</text:p>
          </table:table-cell>
          <table:table-cell office:value-type="string" table:style-name="ce21">
            <text:p>Produtos químicos orgânicos</text:p>
          </table:table-cell>
          <table:table-cell office:value-type="float" office:value="58515" table:style-name="ce36">
            <text:p><text:s text:c="2"/>58 515</text:p>
          </table:table-cell>
          <table:table-cell office:value-type="float" office:value="3629" table:style-name="ce36">
            <text:p><text:s text:c="2"/>3 629</text:p>
          </table:table-cell>
          <table:table-cell office:value-type="float" office:value="784" table:style-name="ce36">
            <text:p><text:s text:c="3"/>784</text:p>
          </table:table-cell>
          <table:table-cell office:value-type="float" office:value="770" table:style-name="ce36">
            <text:p><text:s text:c="3"/>770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13" table:style-name="ce36">
            <text:p><text:s text:c="3"/>13</text:p>
          </table:table-cell>
          <table:table-cell office:value-type="float" office:value="2360" table:style-name="ce36">
            <text:p><text:s text:c="2"/>2 360</text:p>
          </table:table-cell>
          <table:table-cell office:value-type="float" office:value="3155" table:style-name="ce36">
            <text:p><text:s text:c="2"/>3 155</text:p>
          </table:table-cell>
          <table:table-cell office:value-type="float" office:value="50947" table:style-name="ce36">
            <text:p><text:s text:c="2"/>50 947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0914</text:p>
          </table:table-cell>
          <table:table-cell office:value-type="string" table:style-name="ce11">
            <text:p>Resinas,elastômeros e fibras artif. e sintéticas</text:p>
          </table:table-cell>
          <table:table-cell office:value-type="float" office:value="50498" table:style-name="ce37">
            <text:p><text:s text:c="2"/>50 498</text:p>
          </table:table-cell>
          <table:table-cell office:value-type="float" office:value="4119" table:style-name="ce37">
            <text:p><text:s text:c="2"/>4 119</text:p>
          </table:table-cell>
          <table:table-cell office:value-type="float" office:value="734" table:style-name="ce37">
            <text:p><text:s text:c="3"/>734</text:p>
          </table:table-cell>
          <table:table-cell office:value-type="float" office:value="1457" table:style-name="ce37">
            <text:p><text:s text:c="2"/>1 457</text:p>
          </table:table-cell>
          <table:table-cell office:value-type="float" office:value="44" table:style-name="ce37">
            <text:p><text:s text:c="3"/>44</text:p>
          </table:table-cell>
          <table:table-cell office:value-type="float" office:value="132" table:style-name="ce37">
            <text:p><text:s text:c="3"/>132</text:p>
          </table:table-cell>
          <table:table-cell office:value-type="float" office:value="1706" table:style-name="ce37">
            <text:p><text:s text:c="2"/>1 706</text:p>
          </table:table-cell>
          <table:table-cell office:value-type="float" office:value="3339" table:style-name="ce37">
            <text:p><text:s text:c="2"/>3 339</text:p>
          </table:table-cell>
          <table:table-cell office:value-type="float" office:value="42306" table:style-name="ce37">
            <text:p><text:s text:c="2"/>42 306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0921</text:p>
          </table:table-cell>
          <table:table-cell office:value-type="string" table:style-name="ce11">
            <text:p>Defensivos agrícolas e desinfestantes domissanitários</text:p>
          </table:table-cell>
          <table:table-cell office:value-type="float" office:value="35122" table:style-name="ce38">
            <text:p><text:s text:c="2"/>35 122</text:p>
          </table:table-cell>
          <table:table-cell office:value-type="float" office:value="3485" table:style-name="ce38">
            <text:p><text:s text:c="2"/>3 48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35" table:style-name="ce38">
            <text:p><text:s text:c="3"/>23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168" table:style-name="ce38">
            <text:p><text:s text:c="2"/>1 168</text:p>
          </table:table-cell>
          <table:table-cell office:value-type="float" office:value="1148" table:style-name="ce38">
            <text:p><text:s text:c="2"/>1 148</text:p>
          </table:table-cell>
          <table:table-cell office:value-type="float" office:value="2551" table:style-name="ce38">
            <text:p><text:s text:c="2"/>2 551</text:p>
          </table:table-cell>
          <table:table-cell office:value-type="float" office:value="29086" table:style-name="ce38">
            <text:p><text:s text:c="2"/>29 086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0922</text:p>
          </table:table-cell>
          <table:table-cell office:value-type="string" table:style-name="ce11">
            <text:p>Produtos químicos diversos<text:s/></text:p>
          </table:table-cell>
          <table:table-cell office:value-type="float" office:value="28779" table:style-name="ce38">
            <text:p><text:s text:c="2"/>28 779</text:p>
          </table:table-cell>
          <table:table-cell office:value-type="float" office:value="2312" table:style-name="ce38">
            <text:p><text:s text:c="2"/>2 312</text:p>
          </table:table-cell>
          <table:table-cell office:value-type="float" office:value="424" table:style-name="ce38">
            <text:p><text:s text:c="3"/>424</text:p>
          </table:table-cell>
          <table:table-cell office:value-type="float" office:value="449" table:style-name="ce38">
            <text:p><text:s text:c="3"/>449</text:p>
          </table:table-cell>
          <table:table-cell office:value-type="float" office:value="316" table:style-name="ce38">
            <text:p><text:s text:c="3"/>316</text:p>
          </table:table-cell>
          <table:table-cell office:value-type="float" office:value="297" table:style-name="ce38">
            <text:p><text:s text:c="3"/>297</text:p>
          </table:table-cell>
          <table:table-cell office:value-type="float" office:value="892" table:style-name="ce38">
            <text:p><text:s text:c="3"/>892</text:p>
          </table:table-cell>
          <table:table-cell office:value-type="float" office:value="1954" table:style-name="ce38">
            <text:p><text:s text:c="2"/>1 954</text:p>
          </table:table-cell>
          <table:table-cell office:value-type="float" office:value="24089" table:style-name="ce38">
            <text:p><text:s text:c="2"/>24 089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20923</text:p>
          </table:table-cell>
          <table:table-cell office:value-type="string" table:style-name="ce13">
            <text:p>Tintas, vernizes, esmaltes e lacas</text:p>
          </table:table-cell>
          <table:table-cell office:value-type="float" office:value="24220" table:style-name="ce37">
            <text:p><text:s text:c="2"/>24 220</text:p>
          </table:table-cell>
          <table:table-cell office:value-type="float" office:value="3765" table:style-name="ce37">
            <text:p><text:s text:c="2"/>3 765</text:p>
          </table:table-cell>
          <table:table-cell office:value-type="float" office:value="293" table:style-name="ce37">
            <text:p><text:s text:c="3"/>293</text:p>
          </table:table-cell>
          <table:table-cell office:value-type="float" office:value="143" table:style-name="ce37">
            <text:p><text:s text:c="3"/>143</text:p>
          </table:table-cell>
          <table:table-cell office:value-type="float" office:value="316" table:style-name="ce37">
            <text:p><text:s text:c="3"/>316</text:p>
          </table:table-cell>
          <table:table-cell office:value-type="float" office:value="1512" table:style-name="ce37">
            <text:p><text:s text:c="2"/>1 512</text:p>
          </table:table-cell>
          <table:table-cell office:value-type="float" office:value="638" table:style-name="ce37">
            <text:p><text:s text:c="3"/>638</text:p>
          </table:table-cell>
          <table:table-cell office:value-type="float" office:value="2609" table:style-name="ce37">
            <text:p><text:s text:c="2"/>2 609</text:p>
          </table:table-cell>
          <table:table-cell office:value-type="float" office:value="17553" table:style-name="ce37">
            <text:p><text:s text:c="2"/>17 553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20931</text:p>
          </table:table-cell>
          <table:table-cell office:value-type="string" table:style-name="ce3">
            <text:p>Perfumaria, sabões e artigos de limpeza</text:p>
          </table:table-cell>
          <table:table-cell office:value-type="float" office:value="84907" table:style-name="ce38">
            <text:p><text:s text:c="2"/>84 907</text:p>
          </table:table-cell>
          <table:table-cell office:value-type="float" office:value="25531" table:style-name="ce38">
            <text:p><text:s text:c="2"/>25 531</text:p>
          </table:table-cell>
          <table:table-cell office:value-type="float" office:value="629" table:style-name="ce38">
            <text:p><text:s text:c="3"/>629</text:p>
          </table:table-cell>
          <table:table-cell office:value-type="float" office:value="272" table:style-name="ce38">
            <text:p><text:s text:c="3"/>272</text:p>
          </table:table-cell>
          <table:table-cell office:value-type="float" office:value="3301" table:style-name="ce38">
            <text:p><text:s text:c="2"/>3 301</text:p>
          </table:table-cell>
          <table:table-cell office:value-type="float" office:value="12895" table:style-name="ce38">
            <text:p><text:s text:c="2"/>12 895</text:p>
          </table:table-cell>
          <table:table-cell office:value-type="float" office:value="1638" table:style-name="ce38">
            <text:p><text:s text:c="2"/>1 638</text:p>
          </table:table-cell>
          <table:table-cell office:value-type="float" office:value="18106" table:style-name="ce38">
            <text:p><text:s text:c="2"/>18 106</text:p>
          </table:table-cell>
          <table:table-cell office:value-type="float" office:value="40641" table:style-name="ce38">
            <text:p><text:s text:c="2"/>40 641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1001</text:p>
          </table:table-cell>
          <table:table-cell office:value-type="string" table:style-name="ce21">
            <text:p>Produtos farmacêuticos</text:p>
          </table:table-cell>
          <table:table-cell office:value-type="float" office:value="112256" table:style-name="ce36">
            <text:p><text:s text:c="2"/>112 256</text:p>
          </table:table-cell>
          <table:table-cell office:value-type="float" office:value="28816" table:style-name="ce36">
            <text:p><text:s text:c="2"/>28 816</text:p>
          </table:table-cell>
          <table:table-cell office:value-type="float" office:value="1041" table:style-name="ce36">
            <text:p><text:s text:c="2"/>1 041</text:p>
          </table:table-cell>
          <table:table-cell office:value-type="float" office:value="628" table:style-name="ce36">
            <text:p><text:s text:c="3"/>62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216" table:style-name="ce36">
            <text:p><text:s text:c="2"/>14 216</text:p>
          </table:table-cell>
          <table:table-cell office:value-type="float" office:value="868" table:style-name="ce36">
            <text:p><text:s text:c="3"/>868</text:p>
          </table:table-cell>
          <table:table-cell office:value-type="float" office:value="15712" table:style-name="ce36">
            <text:p><text:s text:c="2"/>15 712</text:p>
          </table:table-cell>
          <table:table-cell office:value-type="float" office:value="66687" table:style-name="ce36">
            <text:p><text:s text:c="2"/>66 687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2001</text:p>
          </table:table-cell>
          <table:table-cell office:value-type="string" table:style-name="ce21">
            <text:p>Artigos de borracha</text:p>
          </table:table-cell>
          <table:table-cell office:value-type="float" office:value="41042" table:style-name="ce36">
            <text:p><text:s text:c="2"/>41 042</text:p>
          </table:table-cell>
          <table:table-cell office:value-type="float" office:value="4599" table:style-name="ce36">
            <text:p><text:s text:c="2"/>4 599</text:p>
          </table:table-cell>
          <table:table-cell office:value-type="float" office:value="468" table:style-name="ce36">
            <text:p><text:s text:c="3"/>468</text:p>
          </table:table-cell>
          <table:table-cell office:value-type="float" office:value="801" table:style-name="ce36">
            <text:p><text:s text:c="3"/>801</text:p>
          </table:table-cell>
          <table:table-cell office:value-type="float" office:value="909" table:style-name="ce36">
            <text:p><text:s text:c="3"/>909</text:p>
          </table:table-cell>
          <table:table-cell office:value-type="float" office:value="1522" table:style-name="ce36">
            <text:p><text:s text:c="2"/>1 522</text:p>
          </table:table-cell>
          <table:table-cell office:value-type="float" office:value="1269" table:style-name="ce36">
            <text:p><text:s text:c="2"/>1 269</text:p>
          </table:table-cell>
          <table:table-cell office:value-type="float" office:value="4501" table:style-name="ce36">
            <text:p><text:s text:c="2"/>4 501</text:p>
          </table:table-cell>
          <table:table-cell office:value-type="float" office:value="31474" table:style-name="ce36">
            <text:p><text:s text:c="2"/>31 474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2002</text:p>
          </table:table-cell>
          <table:table-cell office:value-type="string" table:style-name="ce21">
            <text:p>Artigos de plástico</text:p>
          </table:table-cell>
          <table:table-cell office:value-type="float" office:value="84956" table:style-name="ce36">
            <text:p><text:s text:c="2"/>84 956</text:p>
          </table:table-cell>
          <table:table-cell office:value-type="float" office:value="9816" table:style-name="ce36">
            <text:p><text:s text:c="2"/>9 816</text:p>
          </table:table-cell>
          <table:table-cell office:value-type="float" office:value="1172" table:style-name="ce36">
            <text:p><text:s text:c="2"/>1 172</text:p>
          </table:table-cell>
          <table:table-cell office:value-type="float" office:value="761" table:style-name="ce36">
            <text:p><text:s text:c="3"/>761</text:p>
          </table:table-cell>
          <table:table-cell office:value-type="float" office:value="1520" table:style-name="ce36">
            <text:p><text:s text:c="2"/>1 520</text:p>
          </table:table-cell>
          <table:table-cell office:value-type="float" office:value="2613" table:style-name="ce36">
            <text:p><text:s text:c="2"/>2 613</text:p>
          </table:table-cell>
          <table:table-cell office:value-type="float" office:value="2381" table:style-name="ce36">
            <text:p><text:s text:c="2"/>2 381</text:p>
          </table:table-cell>
          <table:table-cell office:value-type="float" office:value="7275" table:style-name="ce36">
            <text:p><text:s text:c="2"/>7 275</text:p>
          </table:table-cell>
          <table:table-cell office:value-type="float" office:value="66693" table:style-name="ce36">
            <text:p><text:s text:c="2"/>66 693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23001</text:p>
          </table:table-cell>
          <table:table-cell office:value-type="string" table:style-name="ce23">
            <text:p>Cimento</text:p>
          </table:table-cell>
          <table:table-cell office:value-type="float" office:value="21111" table:style-name="ce36">
            <text:p><text:s text:c="2"/>21 111</text:p>
          </table:table-cell>
          <table:table-cell office:value-type="float" office:value="2053" table:style-name="ce36">
            <text:p><text:s text:c="2"/>2 053</text:p>
          </table:table-cell>
          <table:table-cell office:value-type="float" office:value="476" table:style-name="ce36">
            <text:p><text:s text:c="3"/>476</text:p>
          </table:table-cell>
          <table:table-cell office:value-type="float" office:value="15" table:style-name="ce36">
            <text:p><text:s text:c="3"/>1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79" table:style-name="ce36">
            <text:p><text:s text:c="2"/>1 179</text:p>
          </table:table-cell>
          <table:table-cell office:value-type="float" office:value="552" table:style-name="ce36">
            <text:p><text:s text:c="3"/>552</text:p>
          </table:table-cell>
          <table:table-cell office:value-type="float" office:value="1746" table:style-name="ce36">
            <text:p><text:s text:c="2"/>1 746</text:p>
          </table:table-cell>
          <table:table-cell office:value-type="float" office:value="16836" table:style-name="ce36">
            <text:p><text:s text:c="2"/>16 836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3002</text:p>
          </table:table-cell>
          <table:table-cell office:value-type="string" table:style-name="ce21">
            <text:p>Artefatos de cimento, gesso e semelhantes</text:p>
          </table:table-cell>
          <table:table-cell office:value-type="float" office:value="30323" table:style-name="ce36">
            <text:p><text:s text:c="2"/>30 323</text:p>
          </table:table-cell>
          <table:table-cell office:value-type="float" office:value="3487" table:style-name="ce36">
            <text:p><text:s text:c="2"/>3 487</text:p>
          </table:table-cell>
          <table:table-cell office:value-type="float" office:value="333" table:style-name="ce36">
            <text:p><text:s text:c="3"/>333</text:p>
          </table:table-cell>
          <table:table-cell office:value-type="float" office:value="24" table:style-name="ce36">
            <text:p><text:s text:c="3"/>2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26" table:style-name="ce36">
            <text:p><text:s text:c="2"/>2 426</text:p>
          </table:table-cell>
          <table:table-cell office:value-type="float" office:value="821" table:style-name="ce36">
            <text:p><text:s text:c="3"/>821</text:p>
          </table:table-cell>
          <table:table-cell office:value-type="float" office:value="3271" table:style-name="ce36">
            <text:p><text:s text:c="2"/>3 271</text:p>
          </table:table-cell>
          <table:table-cell office:value-type="float" office:value="23232" table:style-name="ce36">
            <text:p><text:s text:c="2"/>23 232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3003</text:p>
          </table:table-cell>
          <table:table-cell office:value-type="string" table:style-name="ce11">
            <text:p>Vidros, cerâmicos e outros prod. de minerais não-metálicos</text:p>
          </table:table-cell>
          <table:table-cell office:value-type="float" office:value="64288" table:style-name="ce38">
            <text:p><text:s text:c="2"/>64 288</text:p>
          </table:table-cell>
          <table:table-cell office:value-type="float" office:value="11931" table:style-name="ce38">
            <text:p><text:s text:c="2"/>11 931</text:p>
          </table:table-cell>
          <table:table-cell office:value-type="float" office:value="945" table:style-name="ce38">
            <text:p><text:s text:c="3"/>945</text:p>
          </table:table-cell>
          <table:table-cell office:value-type="float" office:value="613" table:style-name="ce38">
            <text:p><text:s text:c="3"/>613</text:p>
          </table:table-cell>
          <table:table-cell office:value-type="float" office:value="402" table:style-name="ce38">
            <text:p><text:s text:c="3"/>402</text:p>
          </table:table-cell>
          <table:table-cell office:value-type="float" office:value="3751" table:style-name="ce38">
            <text:p><text:s text:c="2"/>3 751</text:p>
          </table:table-cell>
          <table:table-cell office:value-type="float" office:value="1556" table:style-name="ce38">
            <text:p><text:s text:c="2"/>1 556</text:p>
          </table:table-cell>
          <table:table-cell office:value-type="float" office:value="6322" table:style-name="ce38">
            <text:p><text:s text:c="2"/>6 322</text:p>
          </table:table-cell>
          <table:table-cell office:value-type="float" office:value="45090" table:style-name="ce38">
            <text:p><text:s text:c="2"/>45 090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4911</text:p>
          </table:table-cell>
          <table:table-cell office:value-type="string" table:style-name="ce11">
            <text:p>Ferro-gusa e ferroligas</text:p>
          </table:table-cell>
          <table:table-cell office:value-type="float" office:value="11318" table:style-name="ce37">
            <text:p><text:s text:c="2"/>11 318</text:p>
          </table:table-cell>
          <table:table-cell office:value-type="float" office:value="18" table:style-name="ce37">
            <text:p><text:s text:c="3"/>18</text:p>
          </table:table-cell>
          <table:table-cell office:value-type="float" office:value="356" table:style-name="ce37">
            <text:p><text:s text:c="3"/>356</text:p>
          </table:table-cell>
          <table:table-cell office:value-type="float" office:value="15" table:style-name="ce37">
            <text:p><text:s text:c="3"/>1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58" table:style-name="ce37">
            <text:p><text:s text:c="3"/>158</text:p>
          </table:table-cell>
          <table:table-cell office:value-type="float" office:value="173" table:style-name="ce37">
            <text:p><text:s text:c="3"/>173</text:p>
          </table:table-cell>
          <table:table-cell office:value-type="float" office:value="10771" table:style-name="ce37">
            <text:p><text:s text:c="2"/>10 771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4912</text:p>
          </table:table-cell>
          <table:table-cell office:value-type="string" table:style-name="ce11">
            <text:p>Semi-acabacados, laminados planos, longos e tubos de aço</text:p>
          </table:table-cell>
          <table:table-cell office:value-type="float" office:value="107504" table:style-name="ce37">
            <text:p><text:s text:c="2"/>107 504</text:p>
          </table:table-cell>
          <table:table-cell office:value-type="float" office:value="8932" table:style-name="ce37">
            <text:p><text:s text:c="2"/>8 932</text:p>
          </table:table-cell>
          <table:table-cell office:value-type="float" office:value="2556" table:style-name="ce37">
            <text:p><text:s text:c="2"/>2 556</text:p>
          </table:table-cell>
          <table:table-cell office:value-type="float" office:value="1087" table:style-name="ce37">
            <text:p><text:s text:c="2"/>1 087</text:p>
          </table:table-cell>
          <table:table-cell office:value-type="float" office:value="291" table:style-name="ce37">
            <text:p><text:s text:c="3"/>291</text:p>
          </table:table-cell>
          <table:table-cell office:value-type="float" office:value="1642" table:style-name="ce37">
            <text:p><text:s text:c="2"/>1 642</text:p>
          </table:table-cell>
          <table:table-cell office:value-type="float" office:value="3027" table:style-name="ce37">
            <text:p><text:s text:c="2"/>3 027</text:p>
          </table:table-cell>
          <table:table-cell office:value-type="float" office:value="6047" table:style-name="ce37">
            <text:p><text:s text:c="2"/>6 047</text:p>
          </table:table-cell>
          <table:table-cell office:value-type="float" office:value="89969" table:style-name="ce37">
            <text:p><text:s text:c="2"/>89 969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24921</text:p>
          </table:table-cell>
          <table:table-cell office:value-type="string" table:style-name="ce13">
            <text:p>Produtos da metalurgia de metais não-ferrosos</text:p>
          </table:table-cell>
          <table:table-cell office:value-type="float" office:value="56508" table:style-name="ce37">
            <text:p><text:s text:c="2"/>56 508</text:p>
          </table:table-cell>
          <table:table-cell office:value-type="float" office:value="7156" table:style-name="ce37">
            <text:p><text:s text:c="2"/>7 156</text:p>
          </table:table-cell>
          <table:table-cell office:value-type="float" office:value="760" table:style-name="ce37">
            <text:p><text:s text:c="3"/>760</text:p>
          </table:table-cell>
          <table:table-cell office:value-type="float" office:value="172" table:style-name="ce37">
            <text:p><text:s text:c="3"/>172</text:p>
          </table:table-cell>
          <table:table-cell office:value-type="float" office:value="136" table:style-name="ce37">
            <text:p><text:s text:c="3"/>136</text:p>
          </table:table-cell>
          <table:table-cell office:value-type="float" office:value="905" table:style-name="ce37">
            <text:p><text:s text:c="3"/>905</text:p>
          </table:table-cell>
          <table:table-cell office:value-type="float" office:value="1461" table:style-name="ce37">
            <text:p><text:s text:c="2"/>1 461</text:p>
          </table:table-cell>
          <table:table-cell office:value-type="float" office:value="2674" table:style-name="ce37">
            <text:p><text:s text:c="2"/>2 674</text:p>
          </table:table-cell>
          <table:table-cell office:value-type="float" office:value="45918" table:style-name="ce37">
            <text:p><text:s text:c="2"/>45 918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24922</text:p>
          </table:table-cell>
          <table:table-cell office:value-type="string" table:style-name="ce3">
            <text:p>Peças fundidas de aço e de metais não ferrosos</text:p>
          </table:table-cell>
          <table:table-cell office:value-type="float" office:value="8079" table:style-name="ce37">
            <text:p><text:s text:c="2"/>8 079</text:p>
          </table:table-cell>
          <table:table-cell office:value-type="float" office:value="1673" table:style-name="ce37">
            <text:p><text:s text:c="2"/>1 673</text:p>
          </table:table-cell>
          <table:table-cell office:value-type="float" office:value="128" table:style-name="ce37">
            <text:p><text:s text:c="3"/>128</text:p>
          </table:table-cell>
          <table:table-cell office:value-type="float" office:value="14" table:style-name="ce37">
            <text:p><text:s text:c="3"/>14</text:p>
          </table:table-cell>
          <table:table-cell office:value-type="float" office:value="46" table:style-name="ce37">
            <text:p><text:s text:c="3"/>46</text:p>
          </table:table-cell>
          <table:table-cell office:value-type="float" office:value="60" table:style-name="ce37">
            <text:p><text:s text:c="3"/>60</text:p>
          </table:table-cell>
          <table:table-cell office:value-type="float" office:value="212" table:style-name="ce37">
            <text:p><text:s text:c="3"/>212</text:p>
          </table:table-cell>
          <table:table-cell office:value-type="float" office:value="332" table:style-name="ce37">
            <text:p><text:s text:c="3"/>332</text:p>
          </table:table-cell>
          <table:table-cell office:value-type="float" office:value="5946" table:style-name="ce37">
            <text:p><text:s text:c="2"/>5 946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5001</text:p>
          </table:table-cell>
          <table:table-cell office:value-type="string" table:style-name="ce21">
            <text:p>Produtos de metal, excl. máquinas e equipamentos</text:p>
          </table:table-cell>
          <table:table-cell office:value-type="float" office:value="136566" table:style-name="ce36">
            <text:p><text:s text:c="2"/>136 566</text:p>
          </table:table-cell>
          <table:table-cell office:value-type="float" office:value="18020" table:style-name="ce36">
            <text:p><text:s text:c="2"/>18 020</text:p>
          </table:table-cell>
          <table:table-cell office:value-type="float" office:value="1562" table:style-name="ce36">
            <text:p><text:s text:c="2"/>1 562</text:p>
          </table:table-cell>
          <table:table-cell office:value-type="float" office:value="1554" table:style-name="ce36">
            <text:p><text:s text:c="2"/>1 554</text:p>
          </table:table-cell>
          <table:table-cell office:value-type="float" office:value="2214" table:style-name="ce36">
            <text:p><text:s text:c="2"/>2 214</text:p>
          </table:table-cell>
          <table:table-cell office:value-type="float" office:value="4952" table:style-name="ce36">
            <text:p><text:s text:c="2"/>4 952</text:p>
          </table:table-cell>
          <table:table-cell office:value-type="float" office:value="3679" table:style-name="ce36">
            <text:p><text:s text:c="2"/>3 679</text:p>
          </table:table-cell>
          <table:table-cell office:value-type="float" office:value="12399" table:style-name="ce36">
            <text:p><text:s text:c="2"/>12 399</text:p>
          </table:table-cell>
          <table:table-cell office:value-type="float" office:value="104585" table:style-name="ce36">
            <text:p><text:s text:c="2"/>104 585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6001</text:p>
          </table:table-cell>
          <table:table-cell office:value-type="string" table:style-name="ce21">
            <text:p>Componentes eletrônicos</text:p>
          </table:table-cell>
          <table:table-cell office:value-type="float" office:value="21485" table:style-name="ce36">
            <text:p><text:s text:c="2"/>21 485</text:p>
          </table:table-cell>
          <table:table-cell office:value-type="float" office:value="1776" table:style-name="ce36">
            <text:p><text:s text:c="2"/>1 776</text:p>
          </table:table-cell>
          <table:table-cell office:value-type="float" office:value="280" table:style-name="ce36">
            <text:p><text:s text:c="3"/>280</text:p>
          </table:table-cell>
          <table:table-cell office:value-type="float" office:value="152" table:style-name="ce36">
            <text:p><text:s text:c="3"/>152</text:p>
          </table:table-cell>
          <table:table-cell office:value-type="float" office:value="56" table:style-name="ce36">
            <text:p><text:s text:c="3"/>56</text:p>
          </table:table-cell>
          <table:table-cell office:value-type="float" office:value="86" table:style-name="ce36">
            <text:p><text:s text:c="3"/>86</text:p>
          </table:table-cell>
          <table:table-cell office:value-type="float" office:value="1104" table:style-name="ce36">
            <text:p><text:s text:c="2"/>1 104</text:p>
          </table:table-cell>
          <table:table-cell office:value-type="float" office:value="1398" table:style-name="ce36">
            <text:p><text:s text:c="2"/>1 398</text:p>
          </table:table-cell>
          <table:table-cell office:value-type="float" office:value="18031" table:style-name="ce36">
            <text:p><text:s text:c="2"/>18 031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26002</text:p>
          </table:table-cell>
          <table:table-cell office:value-type="string" table:style-name="ce23">
            <text:p>Máquinas para escritório e equip. de informática</text:p>
          </table:table-cell>
          <table:table-cell office:value-type="float" office:value="54287" table:style-name="ce36">
            <text:p><text:s text:c="2"/>54 287</text:p>
          </table:table-cell>
          <table:table-cell office:value-type="float" office:value="11032" table:style-name="ce36">
            <text:p><text:s text:c="2"/>11 032</text:p>
          </table:table-cell>
          <table:table-cell office:value-type="float" office:value="659" table:style-name="ce36">
            <text:p><text:s text:c="3"/>659</text:p>
          </table:table-cell>
          <table:table-cell office:value-type="float" office:value="595" table:style-name="ce36">
            <text:p><text:s text:c="3"/>595</text:p>
          </table:table-cell>
          <table:table-cell office:value-type="float" office:value="1939" table:style-name="ce36">
            <text:p><text:s text:c="2"/>1 939</text:p>
          </table:table-cell>
          <table:table-cell office:value-type="float" office:value="2828" table:style-name="ce36">
            <text:p><text:s text:c="2"/>2 828</text:p>
          </table:table-cell>
          <table:table-cell office:value-type="float" office:value="1641" table:style-name="ce36">
            <text:p><text:s text:c="2"/>1 641</text:p>
          </table:table-cell>
          <table:table-cell office:value-type="float" office:value="7003" table:style-name="ce36">
            <text:p><text:s text:c="2"/>7 003</text:p>
          </table:table-cell>
          <table:table-cell office:value-type="float" office:value="35593" table:style-name="ce36">
            <text:p><text:s text:c="2"/>35 593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6003</text:p>
          </table:table-cell>
          <table:table-cell office:value-type="string" table:style-name="ce21">
            <text:p>Material eletrônico e equip. de comunicações</text:p>
          </table:table-cell>
          <table:table-cell office:value-type="float" office:value="101500" table:style-name="ce36">
            <text:p><text:s text:c="2"/>101 500</text:p>
          </table:table-cell>
          <table:table-cell office:value-type="float" office:value="20702" table:style-name="ce36">
            <text:p><text:s text:c="2"/>20 702</text:p>
          </table:table-cell>
          <table:table-cell office:value-type="float" office:value="1239" table:style-name="ce36">
            <text:p><text:s text:c="2"/>1 239</text:p>
          </table:table-cell>
          <table:table-cell office:value-type="float" office:value="1242" table:style-name="ce36">
            <text:p><text:s text:c="2"/>1 242</text:p>
          </table:table-cell>
          <table:table-cell office:value-type="float" office:value="4855" table:style-name="ce36">
            <text:p><text:s text:c="2"/>4 855</text:p>
          </table:table-cell>
          <table:table-cell office:value-type="float" office:value="7010" table:style-name="ce36">
            <text:p><text:s text:c="2"/>7 010</text:p>
          </table:table-cell>
          <table:table-cell office:value-type="float" office:value="3043" table:style-name="ce36">
            <text:p><text:s text:c="2"/>3 043</text:p>
          </table:table-cell>
          <table:table-cell office:value-type="float" office:value="16150" table:style-name="ce36">
            <text:p><text:s text:c="2"/>16 150</text:p>
          </table:table-cell>
          <table:table-cell office:value-type="float" office:value="63409" table:style-name="ce36">
            <text:p><text:s text:c="2"/>63 409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6004</text:p>
          </table:table-cell>
          <table:table-cell office:value-type="string" table:style-name="ce21">
            <text:p>Equip. de medida, teste e controle, ópticos e eletromédicos</text:p>
          </table:table-cell>
          <table:table-cell office:value-type="float" office:value="31285" table:style-name="ce36">
            <text:p><text:s text:c="2"/>31 285</text:p>
          </table:table-cell>
          <table:table-cell office:value-type="float" office:value="6390" table:style-name="ce36">
            <text:p><text:s text:c="2"/>6 390</text:p>
          </table:table-cell>
          <table:table-cell office:value-type="float" office:value="399" table:style-name="ce36">
            <text:p><text:s text:c="3"/>399</text:p>
          </table:table-cell>
          <table:table-cell office:value-type="float" office:value="743" table:style-name="ce36">
            <text:p><text:s text:c="3"/>743</text:p>
          </table:table-cell>
          <table:table-cell office:value-type="float" office:value="567" table:style-name="ce36">
            <text:p><text:s text:c="3"/>567</text:p>
          </table:table-cell>
          <table:table-cell office:value-type="float" office:value="1052" table:style-name="ce36">
            <text:p><text:s text:c="2"/>1 052</text:p>
          </table:table-cell>
          <table:table-cell office:value-type="float" office:value="1130" table:style-name="ce36">
            <text:p><text:s text:c="2"/>1 130</text:p>
          </table:table-cell>
          <table:table-cell office:value-type="float" office:value="3492" table:style-name="ce36">
            <text:p><text:s text:c="2"/>3 492</text:p>
          </table:table-cell>
          <table:table-cell office:value-type="float" office:value="21004" table:style-name="ce36">
            <text:p><text:s text:c="2"/>21 004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7001</text:p>
          </table:table-cell>
          <table:table-cell office:value-type="string" table:style-name="ce11">
            <text:p>Máquinas, aparelhos e materiais elétricos</text:p>
          </table:table-cell>
          <table:table-cell office:value-type="float" office:value="88352" table:style-name="ce37">
            <text:p><text:s text:c="2"/>88 352</text:p>
          </table:table-cell>
          <table:table-cell office:value-type="float" office:value="10831" table:style-name="ce37">
            <text:p><text:s text:c="2"/>10 831</text:p>
          </table:table-cell>
          <table:table-cell office:value-type="float" office:value="992" table:style-name="ce37">
            <text:p><text:s text:c="3"/>992</text:p>
          </table:table-cell>
          <table:table-cell office:value-type="float" office:value="2340" table:style-name="ce37">
            <text:p><text:s text:c="2"/>2 340</text:p>
          </table:table-cell>
          <table:table-cell office:value-type="float" office:value="1495" table:style-name="ce37">
            <text:p><text:s text:c="2"/>1 495</text:p>
          </table:table-cell>
          <table:table-cell office:value-type="float" office:value="2612" table:style-name="ce37">
            <text:p><text:s text:c="2"/>2 612</text:p>
          </table:table-cell>
          <table:table-cell office:value-type="float" office:value="2781" table:style-name="ce37">
            <text:p><text:s text:c="2"/>2 781</text:p>
          </table:table-cell>
          <table:table-cell office:value-type="float" office:value="9228" table:style-name="ce37">
            <text:p><text:s text:c="2"/>9 228</text:p>
          </table:table-cell>
          <table:table-cell office:value-type="float" office:value="67301" table:style-name="ce37">
            <text:p><text:s text:c="2"/>67 301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7002</text:p>
          </table:table-cell>
          <table:table-cell office:value-type="string" table:style-name="ce11">
            <text:p>Eletrodomésticos</text:p>
          </table:table-cell>
          <table:table-cell office:value-type="float" office:value="39441" table:style-name="ce38">
            <text:p><text:s text:c="2"/>39 441</text:p>
          </table:table-cell>
          <table:table-cell office:value-type="float" office:value="11809" table:style-name="ce38">
            <text:p><text:s text:c="2"/>11 809</text:p>
          </table:table-cell>
          <table:table-cell office:value-type="float" office:value="443" table:style-name="ce38">
            <text:p><text:s text:c="3"/>443</text:p>
          </table:table-cell>
          <table:table-cell office:value-type="float" office:value="398" table:style-name="ce38">
            <text:p><text:s text:c="3"/>398</text:p>
          </table:table-cell>
          <table:table-cell office:value-type="float" office:value="1706" table:style-name="ce38">
            <text:p><text:s text:c="2"/>1 706</text:p>
          </table:table-cell>
          <table:table-cell office:value-type="float" office:value="5111" table:style-name="ce38">
            <text:p><text:s text:c="2"/>5 111</text:p>
          </table:table-cell>
          <table:table-cell office:value-type="float" office:value="729" table:style-name="ce38">
            <text:p><text:s text:c="3"/>729</text:p>
          </table:table-cell>
          <table:table-cell office:value-type="float" office:value="7944" table:style-name="ce38">
            <text:p><text:s text:c="2"/>7 944</text:p>
          </table:table-cell>
          <table:table-cell office:value-type="float" office:value="19245" table:style-name="ce38">
            <text:p><text:s text:c="2"/>19 245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8001</text:p>
          </table:table-cell>
          <table:table-cell office:value-type="string" table:style-name="ce11">
            <text:p>Tratores e outras máquinas agrícolas</text:p>
          </table:table-cell>
          <table:table-cell office:value-type="float" office:value="36392" table:style-name="ce38">
            <text:p><text:s text:c="2"/>36 392</text:p>
          </table:table-cell>
          <table:table-cell office:value-type="float" office:value="6077" table:style-name="ce38">
            <text:p><text:s text:c="2"/>6 077</text:p>
          </table:table-cell>
          <table:table-cell office:value-type="float" office:value="385" table:style-name="ce38">
            <text:p><text:s text:c="3"/>385</text:p>
          </table:table-cell>
          <table:table-cell office:value-type="float" office:value="143" table:style-name="ce38">
            <text:p><text:s text:c="3"/>143</text:p>
          </table:table-cell>
          <table:table-cell office:value-type="float" office:value="76" table:style-name="ce38">
            <text:p><text:s text:c="3"/>76</text:p>
          </table:table-cell>
          <table:table-cell office:value-type="float" office:value="1240" table:style-name="ce38">
            <text:p><text:s text:c="2"/>1 240</text:p>
          </table:table-cell>
          <table:table-cell office:value-type="float" office:value="828" table:style-name="ce38">
            <text:p><text:s text:c="3"/>828</text:p>
          </table:table-cell>
          <table:table-cell office:value-type="float" office:value="2287" table:style-name="ce38">
            <text:p><text:s text:c="2"/>2 287</text:p>
          </table:table-cell>
          <table:table-cell office:value-type="float" office:value="27643" table:style-name="ce38">
            <text:p><text:s text:c="2"/>27 643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28002</text:p>
          </table:table-cell>
          <table:table-cell office:value-type="string" table:style-name="ce13">
            <text:p>Máquinas para a extração mineral e a construção</text:p>
          </table:table-cell>
          <table:table-cell office:value-type="float" office:value="31328" table:style-name="ce37">
            <text:p><text:s text:c="2"/>31 328</text:p>
          </table:table-cell>
          <table:table-cell office:value-type="float" office:value="4305" table:style-name="ce37">
            <text:p><text:s text:c="2"/>4 305</text:p>
          </table:table-cell>
          <table:table-cell office:value-type="float" office:value="315" table:style-name="ce37">
            <text:p><text:s text:c="3"/>315</text:p>
          </table:table-cell>
          <table:table-cell office:value-type="float" office:value="423" table:style-name="ce37">
            <text:p><text:s text:c="3"/>423</text:p>
          </table:table-cell>
          <table:table-cell office:value-type="float" office:value="79" table:style-name="ce37">
            <text:p><text:s text:c="3"/>79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811" table:style-name="ce37">
            <text:p><text:s text:c="3"/>811</text:p>
          </table:table-cell>
          <table:table-cell office:value-type="float" office:value="1314" table:style-name="ce37">
            <text:p><text:s text:c="2"/>1 314</text:p>
          </table:table-cell>
          <table:table-cell office:value-type="float" office:value="25394" table:style-name="ce37">
            <text:p><text:s text:c="2"/>25 394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28003</text:p>
          </table:table-cell>
          <table:table-cell office:value-type="string" table:style-name="ce3">
            <text:p>Outras máquinas e equipamentos mecânicos</text:p>
          </table:table-cell>
          <table:table-cell office:value-type="float" office:value="158774" table:style-name="ce38">
            <text:p><text:s text:c="2"/>158 774</text:p>
          </table:table-cell>
          <table:table-cell office:value-type="float" office:value="19231" table:style-name="ce38">
            <text:p><text:s text:c="2"/>19 231</text:p>
          </table:table-cell>
          <table:table-cell office:value-type="float" office:value="1904" table:style-name="ce38">
            <text:p><text:s text:c="2"/>1 904</text:p>
          </table:table-cell>
          <table:table-cell office:value-type="float" office:value="3970" table:style-name="ce38">
            <text:p><text:s text:c="2"/>3 970</text:p>
          </table:table-cell>
          <table:table-cell office:value-type="float" office:value="974" table:style-name="ce38">
            <text:p><text:s text:c="3"/>974</text:p>
          </table:table-cell>
          <table:table-cell office:value-type="float" office:value="2068" table:style-name="ce38">
            <text:p><text:s text:c="2"/>2 068</text:p>
          </table:table-cell>
          <table:table-cell office:value-type="float" office:value="5295" table:style-name="ce38">
            <text:p><text:s text:c="2"/>5 295</text:p>
          </table:table-cell>
          <table:table-cell office:value-type="float" office:value="12307" table:style-name="ce38">
            <text:p><text:s text:c="2"/>12 307</text:p>
          </table:table-cell>
          <table:table-cell office:value-type="float" office:value="125332" table:style-name="ce38">
            <text:p><text:s text:c="2"/>125 332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9911</text:p>
          </table:table-cell>
          <table:table-cell office:value-type="string" table:style-name="ce21">
            <text:p>Automóveis, camionetas e utilitários</text:p>
          </table:table-cell>
          <table:table-cell office:value-type="float" office:value="220863" table:style-name="ce36">
            <text:p><text:s text:c="2"/>220 863</text:p>
          </table:table-cell>
          <table:table-cell office:value-type="float" office:value="41991" table:style-name="ce36">
            <text:p><text:s text:c="2"/>41 991</text:p>
          </table:table-cell>
          <table:table-cell office:value-type="float" office:value="2689" table:style-name="ce36">
            <text:p><text:s text:c="2"/>2 689</text:p>
          </table:table-cell>
          <table:table-cell office:value-type="float" office:value="2804" table:style-name="ce36">
            <text:p><text:s text:c="2"/>2 804</text:p>
          </table:table-cell>
          <table:table-cell office:value-type="float" office:value="5546" table:style-name="ce36">
            <text:p><text:s text:c="2"/>5 546</text:p>
          </table:table-cell>
          <table:table-cell office:value-type="float" office:value="15687" table:style-name="ce36">
            <text:p><text:s text:c="2"/>15 687</text:p>
          </table:table-cell>
          <table:table-cell office:value-type="float" office:value="5604" table:style-name="ce36">
            <text:p><text:s text:c="2"/>5 604</text:p>
          </table:table-cell>
          <table:table-cell office:value-type="float" office:value="29641" table:style-name="ce36">
            <text:p><text:s text:c="2"/>29 641</text:p>
          </table:table-cell>
          <table:table-cell office:value-type="float" office:value="146542" table:style-name="ce36">
            <text:p><text:s text:c="2"/>146 542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9912</text:p>
          </table:table-cell>
          <table:table-cell office:value-type="string" table:style-name="ce21">
            <text:p>Caminhões e ônibus, incl. cabines, carrocerias e reboques</text:p>
          </table:table-cell>
          <table:table-cell office:value-type="float" office:value="88273" table:style-name="ce36">
            <text:p><text:s text:c="2"/>88 273</text:p>
          </table:table-cell>
          <table:table-cell office:value-type="float" office:value="15978" table:style-name="ce36">
            <text:p><text:s text:c="2"/>15 978</text:p>
          </table:table-cell>
          <table:table-cell office:value-type="float" office:value="145" table:style-name="ce36">
            <text:p><text:s text:c="3"/>145</text:p>
          </table:table-cell>
          <table:table-cell office:value-type="float" office:value="362" table:style-name="ce36">
            <text:p><text:s text:c="3"/>362</text:p>
          </table:table-cell>
          <table:table-cell office:value-type="float" office:value="219" table:style-name="ce36">
            <text:p><text:s text:c="3"/>219</text:p>
          </table:table-cell>
          <table:table-cell office:value-type="float" office:value="1015" table:style-name="ce36">
            <text:p><text:s text:c="2"/>1 015</text:p>
          </table:table-cell>
          <table:table-cell office:value-type="float" office:value="2231" table:style-name="ce36">
            <text:p><text:s text:c="2"/>2 231</text:p>
          </table:table-cell>
          <table:table-cell office:value-type="float" office:value="3827" table:style-name="ce36">
            <text:p><text:s text:c="2"/>3 827</text:p>
          </table:table-cell>
          <table:table-cell office:value-type="float" office:value="68323" table:style-name="ce36">
            <text:p><text:s text:c="2"/>68 323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29921</text:p>
          </table:table-cell>
          <table:table-cell office:value-type="string" table:style-name="ce23">
            <text:p>Peças e acessórios para veículos automotores</text:p>
          </table:table-cell>
          <table:table-cell office:value-type="float" office:value="130699" table:style-name="ce36">
            <text:p><text:s text:c="2"/>130 699</text:p>
          </table:table-cell>
          <table:table-cell office:value-type="float" office:value="18792" table:style-name="ce36">
            <text:p><text:s text:c="2"/>18 792</text:p>
          </table:table-cell>
          <table:table-cell office:value-type="float" office:value="871" table:style-name="ce36">
            <text:p><text:s text:c="3"/>871</text:p>
          </table:table-cell>
          <table:table-cell office:value-type="float" office:value="2784" table:style-name="ce36">
            <text:p><text:s text:c="2"/>2 784</text:p>
          </table:table-cell>
          <table:table-cell office:value-type="float" office:value="1323" table:style-name="ce36">
            <text:p><text:s text:c="2"/>1 323</text:p>
          </table:table-cell>
          <table:table-cell office:value-type="float" office:value="940" table:style-name="ce36">
            <text:p><text:s text:c="3"/>940</text:p>
          </table:table-cell>
          <table:table-cell office:value-type="float" office:value="3870" table:style-name="ce36">
            <text:p><text:s text:c="2"/>3 870</text:p>
          </table:table-cell>
          <table:table-cell office:value-type="float" office:value="8917" table:style-name="ce36">
            <text:p><text:s text:c="2"/>8 917</text:p>
          </table:table-cell>
          <table:table-cell office:value-type="float" office:value="102119" table:style-name="ce36">
            <text:p><text:s text:c="2"/>102 119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30001</text:p>
          </table:table-cell>
          <table:table-cell office:value-type="string" table:style-name="ce21">
            <text:p>Aeronaves, embarcações e outros equipamentos de transporte</text:p>
          </table:table-cell>
          <table:table-cell office:value-type="float" office:value="69458" table:style-name="ce36">
            <text:p><text:s text:c="2"/>69 458</text:p>
          </table:table-cell>
          <table:table-cell office:value-type="float" office:value="7925" table:style-name="ce36">
            <text:p><text:s text:c="2"/>7 925</text:p>
          </table:table-cell>
          <table:table-cell office:value-type="float" office:value="508" table:style-name="ce36">
            <text:p><text:s text:c="3"/>508</text:p>
          </table:table-cell>
          <table:table-cell office:value-type="float" office:value="540" table:style-name="ce36">
            <text:p><text:s text:c="3"/>540</text:p>
          </table:table-cell>
          <table:table-cell office:value-type="float" office:value="2651" table:style-name="ce36">
            <text:p><text:s text:c="2"/>2 651</text:p>
          </table:table-cell>
          <table:table-cell office:value-type="float" office:value="1808" table:style-name="ce36">
            <text:p><text:s text:c="2"/>1 808</text:p>
          </table:table-cell>
          <table:table-cell office:value-type="float" office:value="1072" table:style-name="ce36">
            <text:p><text:s text:c="2"/>1 072</text:p>
          </table:table-cell>
          <table:table-cell office:value-type="float" office:value="6071" table:style-name="ce36">
            <text:p><text:s text:c="2"/>6 071</text:p>
          </table:table-cell>
          <table:table-cell office:value-type="float" office:value="54954" table:style-name="ce36">
            <text:p><text:s text:c="2"/>54 954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31801</text:p>
          </table:table-cell>
          <table:table-cell office:value-type="string" table:style-name="ce21">
            <text:p>Móveis</text:p>
          </table:table-cell>
          <table:table-cell office:value-type="float" office:value="72275" table:style-name="ce36">
            <text:p><text:s text:c="2"/>72 275</text:p>
          </table:table-cell>
          <table:table-cell office:value-type="float" office:value="25260" table:style-name="ce36">
            <text:p><text:s text:c="2"/>25 260</text:p>
          </table:table-cell>
          <table:table-cell office:value-type="float" office:value="618" table:style-name="ce36">
            <text:p><text:s text:c="3"/>618</text:p>
          </table:table-cell>
          <table:table-cell office:value-type="float" office:value="231" table:style-name="ce36">
            <text:p><text:s text:c="3"/>231</text:p>
          </table:table-cell>
          <table:table-cell office:value-type="float" office:value="754" table:style-name="ce36">
            <text:p><text:s text:c="3"/>754</text:p>
          </table:table-cell>
          <table:table-cell office:value-type="float" office:value="5355" table:style-name="ce36">
            <text:p><text:s text:c="2"/>5 355</text:p>
          </table:table-cell>
          <table:table-cell office:value-type="float" office:value="1062" table:style-name="ce36">
            <text:p><text:s text:c="2"/>1 062</text:p>
          </table:table-cell>
          <table:table-cell office:value-type="float" office:value="7402" table:style-name="ce36">
            <text:p><text:s text:c="2"/>7 402</text:p>
          </table:table-cell>
          <table:table-cell office:value-type="float" office:value="38995" table:style-name="ce36">
            <text:p><text:s text:c="2"/>38 995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31802</text:p>
          </table:table-cell>
          <table:table-cell office:value-type="string" table:style-name="ce11">
            <text:p>Produtos de industrias diversas</text:p>
          </table:table-cell>
          <table:table-cell office:value-type="float" office:value="81737" table:style-name="ce37">
            <text:p><text:s text:c="2"/>81 737</text:p>
          </table:table-cell>
          <table:table-cell office:value-type="float" office:value="31082" table:style-name="ce37">
            <text:p><text:s text:c="2"/>31 082</text:p>
          </table:table-cell>
          <table:table-cell office:value-type="float" office:value="626" table:style-name="ce37">
            <text:p><text:s text:c="3"/>626</text:p>
          </table:table-cell>
          <table:table-cell office:value-type="float" office:value="1296" table:style-name="ce37">
            <text:p><text:s text:c="2"/>1 296</text:p>
          </table:table-cell>
          <table:table-cell office:value-type="float" office:value="1338" table:style-name="ce37">
            <text:p><text:s text:c="2"/>1 338</text:p>
          </table:table-cell>
          <table:table-cell office:value-type="float" office:value="7640" table:style-name="ce37">
            <text:p><text:s text:c="2"/>7 640</text:p>
          </table:table-cell>
          <table:table-cell office:value-type="float" office:value="1259" table:style-name="ce37">
            <text:p><text:s text:c="2"/>1 259</text:p>
          </table:table-cell>
          <table:table-cell office:value-type="float" office:value="11533" table:style-name="ce37">
            <text:p><text:s text:c="2"/>11 533</text:p>
          </table:table-cell>
          <table:table-cell office:value-type="float" office:value="38496" table:style-name="ce37">
            <text:p><text:s text:c="2"/>38 496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33001</text:p>
          </table:table-cell>
          <table:table-cell office:value-type="string" table:style-name="ce11">
            <text:p>Manutenção, reparação e instalação de máquinas e equipamentos</text:p>
          </table:table-cell>
          <table:table-cell office:value-type="float" office:value="69589" table:style-name="ce38">
            <text:p><text:s text:c="2"/>69 58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204" table:style-name="ce38">
            <text:p><text:s text:c="2"/>3 204</text:p>
          </table:table-cell>
          <table:table-cell office:value-type="float" office:value="3204" table:style-name="ce38">
            <text:p><text:s text:c="2"/>3 204</text:p>
          </table:table-cell>
          <table:table-cell office:value-type="float" office:value="66385" table:style-name="ce38">
            <text:p><text:s text:c="2"/>66 385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35001</text:p>
          </table:table-cell>
          <table:table-cell office:value-type="string" table:style-name="ce11">
            <text:p>Eletricidade, gás e outras utilidades</text:p>
          </table:table-cell>
          <table:table-cell office:value-type="float" office:value="229921" table:style-name="ce38">
            <text:p><text:s text:c="2"/>229 921</text:p>
          </table:table-cell>
          <table:table-cell office:value-type="float" office:value="1250" table:style-name="ce38">
            <text:p><text:s text:c="2"/>1 25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7687" table:style-name="ce38">
            <text:p><text:s text:c="2"/>27 687</text:p>
          </table:table-cell>
          <table:table-cell office:value-type="float" office:value="7530" table:style-name="ce38">
            <text:p><text:s text:c="2"/>7 530</text:p>
          </table:table-cell>
          <table:table-cell office:value-type="float" office:value="35217" table:style-name="ce38">
            <text:p><text:s text:c="2"/>35 217</text:p>
          </table:table-cell>
          <table:table-cell office:value-type="float" office:value="193454" table:style-name="ce38">
            <text:p><text:s text:c="2"/>193 454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36801</text:p>
          </table:table-cell>
          <table:table-cell office:value-type="string" table:style-name="ce13">
            <text:p>Água, esgoto, reciclagem e gestão de resíduos</text:p>
          </table:table-cell>
          <table:table-cell office:value-type="float" office:value="59120" table:style-name="ce37">
            <text:p><text:s text:c="2"/>59 120</text:p>
          </table:table-cell>
          <table:table-cell office:value-type="float" office:value="2004" table:style-name="ce37">
            <text:p><text:s text:c="2"/>2 00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6" table:style-name="ce37">
            <text:p><text:s text:c="3"/>166</text:p>
          </table:table-cell>
          <table:table-cell office:value-type="float" office:value="2636" table:style-name="ce37">
            <text:p><text:s text:c="2"/>2 636</text:p>
          </table:table-cell>
          <table:table-cell office:value-type="float" office:value="2802" table:style-name="ce37">
            <text:p><text:s text:c="2"/>2 802</text:p>
          </table:table-cell>
          <table:table-cell office:value-type="float" office:value="54314" table:style-name="ce37">
            <text:p><text:s text:c="2"/>54 314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41801</text:p>
          </table:table-cell>
          <table:table-cell office:value-type="string" table:style-name="ce3">
            <text:p>Edificações</text:p>
          </table:table-cell>
          <table:table-cell office:value-type="float" office:value="345343" table:style-name="ce38">
            <text:p><text:s text:c="2"/>345 34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8076" table:style-name="ce38">
            <text:p><text:s text:c="2"/>18 076</text:p>
          </table:table-cell>
          <table:table-cell office:value-type="float" office:value="18076" table:style-name="ce38">
            <text:p><text:s text:c="2"/>18 076</text:p>
          </table:table-cell>
          <table:table-cell office:value-type="float" office:value="327267" table:style-name="ce38">
            <text:p><text:s text:c="2"/>327 267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41802</text:p>
          </table:table-cell>
          <table:table-cell office:value-type="string" table:style-name="ce21">
            <text:p>Obras de infra-estrutura</text:p>
          </table:table-cell>
          <table:table-cell office:value-type="float" office:value="165924" table:style-name="ce36">
            <text:p><text:s text:c="2"/>165 92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348" table:style-name="ce36">
            <text:p><text:s text:c="2"/>9 348</text:p>
          </table:table-cell>
          <table:table-cell office:value-type="float" office:value="9348" table:style-name="ce36">
            <text:p><text:s text:c="2"/>9 348</text:p>
          </table:table-cell>
          <table:table-cell office:value-type="float" office:value="156576" table:style-name="ce36">
            <text:p><text:s text:c="2"/>156 576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41803</text:p>
          </table:table-cell>
          <table:table-cell office:value-type="string" table:style-name="ce21">
            <text:p>Serviços especializados para construção</text:p>
          </table:table-cell>
          <table:table-cell office:value-type="float" office:value="134270" table:style-name="ce36">
            <text:p><text:s text:c="2"/>134 27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864" table:style-name="ce36">
            <text:p><text:s text:c="2"/>4 864</text:p>
          </table:table-cell>
          <table:table-cell office:value-type="float" office:value="4864" table:style-name="ce36">
            <text:p><text:s text:c="2"/>4 864</text:p>
          </table:table-cell>
          <table:table-cell office:value-type="float" office:value="129406" table:style-name="ce36">
            <text:p><text:s text:c="2"/>129 406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45001</text:p>
          </table:table-cell>
          <table:table-cell office:value-type="string" table:style-name="ce21">
            <text:p>Comércio e reparação de veículos</text:p>
          </table:table-cell>
          <table:table-cell office:value-type="float" office:value="57042" table:style-name="ce36">
            <text:p><text:s text:c="2"/>57 042</text:p>
          </table:table-cell>
          <table:table-cell office:value-type="float" office:value="-79394" table:style-name="ce36">
            <text:p><text:s/>(-) <text:s/>79 39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69" table:style-name="ce36">
            <text:p><text:s text:c="2"/>1 269</text:p>
          </table:table-cell>
          <table:table-cell office:value-type="float" office:value="1269" table:style-name="ce36">
            <text:p><text:s text:c="2"/>1 269</text:p>
          </table:table-cell>
          <table:table-cell office:value-type="float" office:value="135167" table:style-name="ce36">
            <text:p><text:s text:c="2"/>135 167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46801</text:p>
          </table:table-cell>
          <table:table-cell office:value-type="string" table:style-name="ce23">
            <text:p>Comércio por atacado e a varejo, exceto veículos automotores</text:p>
          </table:table-cell>
          <table:table-cell office:value-type="float" office:value="36720" table:style-name="ce36">
            <text:p><text:s text:c="2"/>36 720</text:p>
          </table:table-cell>
          <table:table-cell office:value-type="float" office:value="-666369" table:style-name="ce36">
            <text:p><text:s/>(-) <text:s/>666 36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62" table:style-name="ce36">
            <text:p><text:s text:c="3"/>562</text:p>
          </table:table-cell>
          <table:table-cell office:value-type="float" office:value="562" table:style-name="ce36">
            <text:p><text:s text:c="3"/>562</text:p>
          </table:table-cell>
          <table:table-cell office:value-type="float" office:value="702527" table:style-name="ce36">
            <text:p><text:s text:c="2"/>702 527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49001</text:p>
          </table:table-cell>
          <table:table-cell office:value-type="string" table:style-name="ce21">
            <text:p>Transporte terrestre de carga</text:p>
          </table:table-cell>
          <table:table-cell office:value-type="float" office:value="125497" table:style-name="ce36">
            <text:p><text:s text:c="2"/>125 49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-59777" table:style-name="ce36">
            <text:p><text:s/>(-) <text:s/>59 77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54" table:style-name="ce36">
            <text:p><text:s text:c="2"/>1 654</text:p>
          </table:table-cell>
          <table:table-cell office:value-type="float" office:value="4729" table:style-name="ce36">
            <text:p><text:s text:c="2"/>4 729</text:p>
          </table:table-cell>
          <table:table-cell office:value-type="float" office:value="6383" table:style-name="ce36">
            <text:p><text:s text:c="2"/>6 383</text:p>
          </table:table-cell>
          <table:table-cell office:value-type="float" office:value="178891" table:style-name="ce36">
            <text:p><text:s text:c="2"/>178 891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49002</text:p>
          </table:table-cell>
          <table:table-cell office:value-type="string" table:style-name="ce11">
            <text:p>Transporte terrestre de passageiros</text:p>
          </table:table-cell>
          <table:table-cell office:value-type="float" office:value="91357" table:style-name="ce38">
            <text:p><text:s text:c="2"/>91 35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804" table:style-name="ce38">
            <text:p><text:s text:c="2"/>7 804</text:p>
          </table:table-cell>
          <table:table-cell office:value-type="float" office:value="936" table:style-name="ce38">
            <text:p><text:s text:c="3"/>936</text:p>
          </table:table-cell>
          <table:table-cell office:value-type="float" office:value="8740" table:style-name="ce38">
            <text:p><text:s text:c="2"/>8 740</text:p>
          </table:table-cell>
          <table:table-cell office:value-type="float" office:value="82617" table:style-name="ce38">
            <text:p><text:s text:c="2"/>82 617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50001</text:p>
          </table:table-cell>
          <table:table-cell office:value-type="string" table:style-name="ce11">
            <text:p>Transporte aquaviário</text:p>
          </table:table-cell>
          <table:table-cell office:value-type="float" office:value="23179" table:style-name="ce37">
            <text:p><text:s text:c="2"/>23 17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-1583" table:style-name="ce37">
            <text:p><text:s/>(-) <text:s/>1 58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54" table:style-name="ce37">
            <text:p><text:s text:c="3"/>154</text:p>
          </table:table-cell>
          <table:table-cell office:value-type="float" office:value="3214" table:style-name="ce37">
            <text:p><text:s text:c="2"/>3 214</text:p>
          </table:table-cell>
          <table:table-cell office:value-type="float" office:value="3368" table:style-name="ce37">
            <text:p><text:s text:c="2"/>3 368</text:p>
          </table:table-cell>
          <table:table-cell office:value-type="float" office:value="21394" table:style-name="ce37">
            <text:p><text:s text:c="2"/>21 394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51001</text:p>
          </table:table-cell>
          <table:table-cell office:value-type="string" table:style-name="ce11">
            <text:p>Transporte aéreo</text:p>
          </table:table-cell>
          <table:table-cell office:value-type="float" office:value="41196" table:style-name="ce37">
            <text:p><text:s text:c="2"/>41 19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83" table:style-name="ce37">
            <text:p><text:s text:c="3"/>283</text:p>
          </table:table-cell>
          <table:table-cell office:value-type="float" office:value="1423" table:style-name="ce37">
            <text:p><text:s text:c="2"/>1 423</text:p>
          </table:table-cell>
          <table:table-cell office:value-type="float" office:value="1706" table:style-name="ce37">
            <text:p><text:s text:c="2"/>1 706</text:p>
          </table:table-cell>
          <table:table-cell office:value-type="float" office:value="39490" table:style-name="ce37">
            <text:p><text:s text:c="2"/>39 490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52801</text:p>
          </table:table-cell>
          <table:table-cell office:value-type="string" table:style-name="ce13">
            <text:p>Armazenamento e serviços auxiliares aos transportes</text:p>
          </table:table-cell>
          <table:table-cell office:value-type="float" office:value="82340" table:style-name="ce37">
            <text:p><text:s text:c="2"/>82 34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702" table:style-name="ce37">
            <text:p><text:s text:c="2"/>4 702</text:p>
          </table:table-cell>
          <table:table-cell office:value-type="float" office:value="4702" table:style-name="ce37">
            <text:p><text:s text:c="2"/>4 702</text:p>
          </table:table-cell>
          <table:table-cell office:value-type="float" office:value="77638" table:style-name="ce37">
            <text:p><text:s text:c="2"/>77 638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52802</text:p>
          </table:table-cell>
          <table:table-cell office:value-type="string" table:style-name="ce3">
            <text:p>Correio e outros serviços de entrega</text:p>
          </table:table-cell>
          <table:table-cell office:value-type="float" office:value="19018" table:style-name="ce37">
            <text:p><text:s text:c="2"/>19 01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04" table:style-name="ce37">
            <text:p><text:s text:c="2"/>1 304</text:p>
          </table:table-cell>
          <table:table-cell office:value-type="float" office:value="1304" table:style-name="ce37">
            <text:p><text:s text:c="2"/>1 304</text:p>
          </table:table-cell>
          <table:table-cell office:value-type="float" office:value="17714" table:style-name="ce37">
            <text:p><text:s text:c="2"/>17 714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55001</text:p>
          </table:table-cell>
          <table:table-cell office:value-type="string" table:style-name="ce21">
            <text:p>Serviços de alojamento em hotéis e similares</text:p>
          </table:table-cell>
          <table:table-cell office:value-type="float" office:value="39079" table:style-name="ce36">
            <text:p><text:s text:c="2"/>39 07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989" table:style-name="ce36">
            <text:p><text:s text:c="2"/>2 989</text:p>
          </table:table-cell>
          <table:table-cell office:value-type="float" office:value="2989" table:style-name="ce36">
            <text:p><text:s text:c="2"/>2 989</text:p>
          </table:table-cell>
          <table:table-cell office:value-type="float" office:value="36090" table:style-name="ce36">
            <text:p><text:s text:c="2"/>36 090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56001</text:p>
          </table:table-cell>
          <table:table-cell office:value-type="string" table:style-name="ce21">
            <text:p>Serviços <text:s/>de alimentação</text:p>
          </table:table-cell>
          <table:table-cell office:value-type="float" office:value="206035" table:style-name="ce36">
            <text:p><text:s text:c="2"/>206 03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353" table:style-name="ce36">
            <text:p><text:s text:c="2"/>16 353</text:p>
          </table:table-cell>
          <table:table-cell office:value-type="float" office:value="3169" table:style-name="ce36">
            <text:p><text:s text:c="2"/>3 169</text:p>
          </table:table-cell>
          <table:table-cell office:value-type="float" office:value="19522" table:style-name="ce36">
            <text:p><text:s text:c="2"/>19 522</text:p>
          </table:table-cell>
          <table:table-cell office:value-type="float" office:value="186513" table:style-name="ce36">
            <text:p><text:s text:c="2"/>186 513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58001</text:p>
          </table:table-cell>
          <table:table-cell office:value-type="string" table:style-name="ce21">
            <text:p>Livros, jornais e revistas</text:p>
          </table:table-cell>
          <table:table-cell office:value-type="float" office:value="33261" table:style-name="ce36">
            <text:p><text:s text:c="2"/>33 261</text:p>
          </table:table-cell>
          <table:table-cell office:value-type="float" office:value="9469" table:style-name="ce36">
            <text:p><text:s text:c="2"/>9 469</text:p>
          </table:table-cell>
          <table:table-cell office:value-type="float" office:value="54" table:style-name="ce36">
            <text:p><text:s text:c="3"/>54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37" table:style-name="ce36">
            <text:p><text:s text:c="3"/>837</text:p>
          </table:table-cell>
          <table:table-cell office:value-type="float" office:value="841" table:style-name="ce36">
            <text:p><text:s text:c="3"/>841</text:p>
          </table:table-cell>
          <table:table-cell office:value-type="float" office:value="22897" table:style-name="ce36">
            <text:p><text:s text:c="2"/>22 897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59801</text:p>
          </table:table-cell>
          <table:table-cell office:value-type="string" table:style-name="ce23">
            <text:p>Serviços cinematográficos, música, rádio e televisão</text:p>
          </table:table-cell>
          <table:table-cell office:value-type="float" office:value="39761" table:style-name="ce36">
            <text:p><text:s text:c="2"/>39 76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05" table:style-name="ce36">
            <text:p><text:s text:c="2"/>1 605</text:p>
          </table:table-cell>
          <table:table-cell office:value-type="float" office:value="1615" table:style-name="ce36">
            <text:p><text:s text:c="2"/>1 615</text:p>
          </table:table-cell>
          <table:table-cell office:value-type="float" office:value="38146" table:style-name="ce36">
            <text:p><text:s text:c="2"/>38 146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61001</text:p>
          </table:table-cell>
          <table:table-cell office:value-type="string" table:style-name="ce21">
            <text:p>Telecomunicações, TV por assinatura e outros serv. relacionados</text:p>
          </table:table-cell>
          <table:table-cell office:value-type="float" office:value="202964" table:style-name="ce36">
            <text:p><text:s text:c="2"/>202 96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2984" table:style-name="ce36">
            <text:p><text:s text:c="2"/>32 984</text:p>
          </table:table-cell>
          <table:table-cell office:value-type="float" office:value="7108" table:style-name="ce36">
            <text:p><text:s text:c="2"/>7 108</text:p>
          </table:table-cell>
          <table:table-cell office:value-type="float" office:value="40092" table:style-name="ce36">
            <text:p><text:s text:c="2"/>40 092</text:p>
          </table:table-cell>
          <table:table-cell office:value-type="float" office:value="162872" table:style-name="ce36">
            <text:p><text:s text:c="2"/>162 872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62801</text:p>
          </table:table-cell>
          <table:table-cell office:value-type="string" table:style-name="ce11">
            <text:p>Desenvolvimento de sistemas e outros serviços de informação</text:p>
          </table:table-cell>
          <table:table-cell office:value-type="float" office:value="109730" table:style-name="ce37">
            <text:p><text:s text:c="2"/>109 730</text:p>
          </table:table-cell>
          <table:table-cell office:value-type="float" office:value="168" table:style-name="ce37">
            <text:p><text:s text:c="3"/>16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860" table:style-name="ce37">
            <text:p><text:s text:c="2"/>4 860</text:p>
          </table:table-cell>
          <table:table-cell office:value-type="float" office:value="4860" table:style-name="ce37">
            <text:p><text:s text:c="2"/>4 860</text:p>
          </table:table-cell>
          <table:table-cell office:value-type="float" office:value="104702" table:style-name="ce37">
            <text:p><text:s text:c="2"/>104 702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64801</text:p>
          </table:table-cell>
          <table:table-cell office:value-type="string" table:style-name="ce11">
            <text:p>Intermediação financeira, seguros e previdência complementar</text:p>
          </table:table-cell>
          <table:table-cell office:value-type="float" office:value="500461" table:style-name="ce37">
            <text:p><text:s text:c="2"/>500 46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1984" table:style-name="ce37">
            <text:p><text:s text:c="2"/>61 984</text:p>
          </table:table-cell>
          <table:table-cell office:value-type="float" office:value="61984" table:style-name="ce37">
            <text:p><text:s text:c="2"/>61 984</text:p>
          </table:table-cell>
          <table:table-cell office:value-type="float" office:value="438477" table:style-name="ce37">
            <text:p><text:s text:c="2"/>438 477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68001</text:p>
          </table:table-cell>
          <table:table-cell office:value-type="string" table:style-name="ce11">
            <text:p>Aluguel efetivo e serviços imobiliários</text:p>
          </table:table-cell>
          <table:table-cell office:value-type="float" office:value="158708" table:style-name="ce37">
            <text:p><text:s text:c="2"/>158 70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59" table:style-name="ce37">
            <text:p><text:s text:c="3"/>959</text:p>
          </table:table-cell>
          <table:table-cell office:value-type="float" office:value="959" table:style-name="ce37">
            <text:p><text:s text:c="3"/>959</text:p>
          </table:table-cell>
          <table:table-cell office:value-type="float" office:value="157749" table:style-name="ce37">
            <text:p><text:s text:c="2"/>157 749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68002</text:p>
          </table:table-cell>
          <table:table-cell office:value-type="string" table:style-name="ce13">
            <text:p>Aluguel imputado</text:p>
          </table:table-cell>
          <table:table-cell office:value-type="float" office:value="303248" table:style-name="ce37">
            <text:p><text:s text:c="2"/>303 24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03248" table:style-name="ce37">
            <text:p><text:s text:c="2"/>303 248</text:p>
          </table:table-cell>
          <table:table-cell table:number-columns-repeated="16373"/>
        </table:table-row>
        <table:table-row table:style-name="ro5">
          <table:table-cell office:value-type="string" table:style-name="ce52">
            <text:p>69801</text:p>
          </table:table-cell>
          <table:table-cell office:value-type="string" table:style-name="ce11">
            <text:p>Serviços jurídicos, contabilidade e consultoria</text:p>
          </table:table-cell>
          <table:table-cell office:value-type="float" office:value="165618" table:style-name="ce37">
            <text:p><text:s text:c="2"/>165 61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656" table:style-name="ce37">
            <text:p><text:s text:c="2"/>8 656</text:p>
          </table:table-cell>
          <table:table-cell office:value-type="float" office:value="8656" table:style-name="ce37">
            <text:p><text:s text:c="2"/>8 656</text:p>
          </table:table-cell>
          <table:table-cell office:value-type="float" office:value="156962" table:style-name="ce37">
            <text:p><text:s text:c="2"/>156 962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71801</text:p>
          </table:table-cell>
          <table:table-cell office:value-type="string" table:style-name="ce21">
            <text:p>Pesquisa e desenvolvimento</text:p>
          </table:table-cell>
          <table:table-cell office:value-type="float" office:value="46783" table:style-name="ce36">
            <text:p><text:s text:c="2"/>46 78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4" table:style-name="ce36">
            <text:p><text:s text:c="3"/>44</text:p>
          </table:table-cell>
          <table:table-cell office:value-type="float" office:value="44" table:style-name="ce36">
            <text:p><text:s text:c="3"/>44</text:p>
          </table:table-cell>
          <table:table-cell office:value-type="float" office:value="46739" table:style-name="ce36">
            <text:p><text:s text:c="2"/>46 739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71802</text:p>
          </table:table-cell>
          <table:table-cell office:value-type="string" table:style-name="ce21">
            <text:p>Serviços de arquitetura e engenharia</text:p>
          </table:table-cell>
          <table:table-cell office:value-type="float" office:value="71994" table:style-name="ce36">
            <text:p><text:s text:c="2"/>71 99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689" table:style-name="ce36">
            <text:p><text:s text:c="2"/>3 689</text:p>
          </table:table-cell>
          <table:table-cell office:value-type="float" office:value="3689" table:style-name="ce36">
            <text:p><text:s text:c="2"/>3 689</text:p>
          </table:table-cell>
          <table:table-cell office:value-type="float" office:value="68305" table:style-name="ce36">
            <text:p><text:s text:c="2"/>68 305</text:p>
          </table:table-cell>
          <table:table-cell table:number-columns-repeated="16373"/>
        </table:table-row>
        <table:table-row table:style-name="ro5">
          <table:table-cell office:value-type="string" table:style-name="ce22">
            <text:p>73801</text:p>
          </table:table-cell>
          <table:table-cell office:value-type="string" table:style-name="ce23">
            <text:p>Publicidade e outros serviços técnicos</text:p>
          </table:table-cell>
          <table:table-cell office:value-type="float" office:value="100878" table:style-name="ce36">
            <text:p><text:s text:c="2"/>100 87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131" table:style-name="ce36">
            <text:p><text:s text:c="2"/>5 131</text:p>
          </table:table-cell>
          <table:table-cell office:value-type="float" office:value="5131" table:style-name="ce36">
            <text:p><text:s text:c="2"/>5 131</text:p>
          </table:table-cell>
          <table:table-cell office:value-type="float" office:value="95747" table:style-name="ce36">
            <text:p><text:s text:c="2"/>95 747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77001</text:p>
          </table:table-cell>
          <table:table-cell office:value-type="string" table:style-name="ce21">
            <text:p>Aluguéis não-imob. e gestão de ativos de propriedade intelectual</text:p>
          </table:table-cell>
          <table:table-cell office:value-type="float" office:value="90420" table:style-name="ce36">
            <text:p><text:s text:c="2"/>90 42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057" table:style-name="ce36">
            <text:p><text:s text:c="2"/>8 057</text:p>
          </table:table-cell>
          <table:table-cell office:value-type="float" office:value="8057" table:style-name="ce36">
            <text:p><text:s text:c="2"/>8 057</text:p>
          </table:table-cell>
          <table:table-cell office:value-type="float" office:value="82363" table:style-name="ce36">
            <text:p><text:s text:c="2"/>82 363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78801</text:p>
          </table:table-cell>
          <table:table-cell office:value-type="string" table:style-name="ce21">
            <text:p>Condomínios e serviços para edifícios</text:p>
          </table:table-cell>
          <table:table-cell office:value-type="float" office:value="71727" table:style-name="ce36">
            <text:p><text:s text:c="2"/>71 72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71" table:style-name="ce36">
            <text:p><text:s text:c="2"/>1 571</text:p>
          </table:table-cell>
          <table:table-cell office:value-type="float" office:value="1571" table:style-name="ce36">
            <text:p><text:s text:c="2"/>1 571</text:p>
          </table:table-cell>
          <table:table-cell office:value-type="float" office:value="70156" table:style-name="ce36">
            <text:p><text:s text:c="2"/>70 156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78802</text:p>
          </table:table-cell>
          <table:table-cell office:value-type="string" table:style-name="ce3">
            <text:p>Outros serviços administrativos</text:p>
          </table:table-cell>
          <table:table-cell office:value-type="float" office:value="113450" table:style-name="ce37">
            <text:p><text:s text:c="2"/>113 45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159" table:style-name="ce37">
            <text:p><text:s text:c="2"/>7 159</text:p>
          </table:table-cell>
          <table:table-cell office:value-type="float" office:value="7159" table:style-name="ce37">
            <text:p><text:s text:c="2"/>7 159</text:p>
          </table:table-cell>
          <table:table-cell office:value-type="float" office:value="106291" table:style-name="ce37">
            <text:p><text:s text:c="2"/>106 291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80001</text:p>
          </table:table-cell>
          <table:table-cell office:value-type="string" table:style-name="ce3">
            <text:p>Serviços de vigilância, segurança e investigação</text:p>
          </table:table-cell>
          <table:table-cell office:value-type="float" office:value="29882" table:style-name="ce37">
            <text:p><text:s text:c="2"/>29 88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48" table:style-name="ce37">
            <text:p><text:s text:c="2"/>1 348</text:p>
          </table:table-cell>
          <table:table-cell office:value-type="float" office:value="1348" table:style-name="ce37">
            <text:p><text:s text:c="2"/>1 348</text:p>
          </table:table-cell>
          <table:table-cell office:value-type="float" office:value="28534" table:style-name="ce37">
            <text:p><text:s text:c="2"/>28 534</text:p>
          </table:table-cell>
          <table:table-cell table:number-columns-repeated="16373"/>
        </table:table-row>
        <table:table-row table:style-name="ro5">
          <table:table-cell office:value-type="string" table:style-name="ce6">
            <text:p>84001</text:p>
          </table:table-cell>
          <table:table-cell office:value-type="string" table:style-name="ce7">
            <text:p>Serviços coletivos da administração pública</text:p>
          </table:table-cell>
          <table:table-cell office:value-type="float" office:value="536661" table:style-name="ce37">
            <text:p><text:s text:c="2"/>536 66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36661" table:style-name="ce37">
            <text:p><text:s text:c="2"/>536 661</text:p>
          </table:table-cell>
          <table:table-cell table:number-columns-repeated="16373"/>
        </table:table-row>
        <table:table-row table:style-name="ro5">
          <table:table-cell office:value-type="string" table:style-name="ce52">
            <text:p>84002</text:p>
          </table:table-cell>
          <table:table-cell office:value-type="string" table:style-name="ce11">
            <text:p>Serviços de previdência e assistência social</text:p>
          </table:table-cell>
          <table:table-cell office:value-type="float" office:value="11886" table:style-name="ce37">
            <text:p><text:s text:c="2"/>11 88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886" table:style-name="ce37">
            <text:p><text:s text:c="2"/>11 886</text:p>
          </table:table-cell>
          <table:table-cell table:number-columns-repeated="16373"/>
        </table:table-row>
        <table:table-row table:style-name="ro5">
          <table:table-cell office:value-type="string" table:style-name="ce52">
            <text:p>85911</text:p>
          </table:table-cell>
          <table:table-cell office:value-type="string" table:style-name="ce11">
            <text:p>Educação pública</text:p>
          </table:table-cell>
          <table:table-cell office:value-type="float" office:value="190179" table:style-name="ce37">
            <text:p><text:s text:c="2"/>190 17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90179" table:style-name="ce37">
            <text:p><text:s text:c="2"/>190 179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85921</text:p>
          </table:table-cell>
          <table:table-cell office:value-type="string" table:style-name="ce21">
            <text:p>Educação privada</text:p>
          </table:table-cell>
          <table:table-cell office:value-type="float" office:value="80228" table:style-name="ce36">
            <text:p><text:s text:c="2"/>80 22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97" table:style-name="ce36">
            <text:p><text:s text:c="2"/>1 397</text:p>
          </table:table-cell>
          <table:table-cell office:value-type="float" office:value="1397" table:style-name="ce36">
            <text:p><text:s text:c="2"/>1 397</text:p>
          </table:table-cell>
          <table:table-cell office:value-type="float" office:value="78831" table:style-name="ce36">
            <text:p><text:s text:c="2"/>78 831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86911</text:p>
          </table:table-cell>
          <table:table-cell office:value-type="string" table:style-name="ce21">
            <text:p>Saúde pública</text:p>
          </table:table-cell>
          <table:table-cell office:value-type="float" office:value="125410" table:style-name="ce36">
            <text:p><text:s text:c="2"/>125 4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5410" table:style-name="ce36">
            <text:p><text:s text:c="2"/>125 410</text:p>
          </table:table-cell>
          <table:table-cell table:number-columns-repeated="16373"/>
        </table:table-row>
        <table:table-row table:style-name="ro5">
          <table:table-cell office:value-type="string" table:style-name="ce22">
            <text:p>86921</text:p>
          </table:table-cell>
          <table:table-cell office:value-type="string" table:style-name="ce23">
            <text:p>Saúde privada</text:p>
          </table:table-cell>
          <table:table-cell office:value-type="float" office:value="153620" table:style-name="ce36">
            <text:p><text:s text:c="2"/>153 62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374" table:style-name="ce36">
            <text:p><text:s text:c="2"/>4 374</text:p>
          </table:table-cell>
          <table:table-cell office:value-type="float" office:value="4374" table:style-name="ce36">
            <text:p><text:s text:c="2"/>4 374</text:p>
          </table:table-cell>
          <table:table-cell office:value-type="float" office:value="149246" table:style-name="ce36">
            <text:p><text:s text:c="2"/>149 246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90801</text:p>
          </table:table-cell>
          <table:table-cell office:value-type="string" table:style-name="ce21">
            <text:p>Serviços de artes, cultura, esporte e recreação</text:p>
          </table:table-cell>
          <table:table-cell office:value-type="float" office:value="36821" table:style-name="ce36">
            <text:p><text:s text:c="2"/>36 82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864" table:style-name="ce36">
            <text:p><text:s text:c="2"/>4 864</text:p>
          </table:table-cell>
          <table:table-cell office:value-type="float" office:value="4870" table:style-name="ce36">
            <text:p><text:s text:c="2"/>4 870</text:p>
          </table:table-cell>
          <table:table-cell office:value-type="float" office:value="31951" table:style-name="ce36">
            <text:p><text:s text:c="2"/>31 951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94801</text:p>
          </table:table-cell>
          <table:table-cell office:value-type="string" table:style-name="ce21">
            <text:p>Organizações patronais, sindicais e outros serviços associativos</text:p>
          </table:table-cell>
          <table:table-cell office:value-type="float" office:value="71962" table:style-name="ce36">
            <text:p><text:s text:c="2"/>71 96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1962" table:style-name="ce36">
            <text:p><text:s text:c="2"/>71 962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94802</text:p>
          </table:table-cell>
          <table:table-cell office:value-type="string" table:style-name="ce3">
            <text:p>Manutenção de computadores, telefones e objetos domésticos</text:p>
          </table:table-cell>
          <table:table-cell office:value-type="float" office:value="24609" table:style-name="ce37">
            <text:p><text:s text:c="2"/>24 60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27" table:style-name="ce37">
            <text:p><text:s text:c="2"/>1 127</text:p>
          </table:table-cell>
          <table:table-cell office:value-type="float" office:value="1127" table:style-name="ce37">
            <text:p><text:s text:c="2"/>1 127</text:p>
          </table:table-cell>
          <table:table-cell office:value-type="float" office:value="23482" table:style-name="ce37">
            <text:p><text:s text:c="2"/>23 482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94803</text:p>
          </table:table-cell>
          <table:table-cell office:value-type="string" table:style-name="ce3">
            <text:p>Serviços pessoais</text:p>
          </table:table-cell>
          <table:table-cell office:value-type="float" office:value="32763" table:style-name="ce37">
            <text:p><text:s text:c="2"/>32 76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56" table:style-name="ce37">
            <text:p><text:s text:c="3"/>456</text:p>
          </table:table-cell>
          <table:table-cell office:value-type="float" office:value="456" table:style-name="ce37">
            <text:p><text:s text:c="3"/>456</text:p>
          </table:table-cell>
          <table:table-cell office:value-type="float" office:value="32307" table:style-name="ce37">
            <text:p><text:s text:c="2"/>32 307</text:p>
          </table:table-cell>
          <table:table-cell table:number-columns-repeated="16373"/>
        </table:table-row>
        <table:table-row table:style-name="ro5">
          <table:table-cell office:value-type="string" table:style-name="ce6">
            <text:p>97001</text:p>
          </table:table-cell>
          <table:table-cell office:value-type="string" table:style-name="ce7">
            <text:p>Serviços domésticos</text:p>
          </table:table-cell>
          <table:table-cell office:value-type="float" office:value="48326" table:style-name="ce37">
            <text:p><text:s text:c="2"/>48 32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8326" table:style-name="ce37">
            <text:p><text:s text:c="2"/>48 326</text:p>
          </table:table-cell>
          <table:table-cell table:number-columns-repeated="16373"/>
        </table:table-row>
        <table:table-row table:style-name="ro5">
          <table:table-cell table:style-name="ce10"/>
          <table:table-cell table:style-name="ce11"/>
          <table:table-cell table:number-columns-repeated="9" table:style-name="ce53"/>
          <table:table-cell table:number-columns-repeated="16373"/>
        </table:table-row>
        <table:table-row table:style-name="ro6">
          <table:table-cell office:value-type="string" table:style-name="ce14">
            <text:p>Total</text:p>
          </table:table-cell>
          <table:table-cell table:style-name="ce15"/>
          <table:table-cell office:value-type="float" office:value="9908641" table:style-name="ce48">
            <text:p><text:s/>9 908 641</text:p>
          </table:table-cell>
          <table:table-cell office:value-type="float" office:value="0" table:style-name="ce48">
            <text:p><text:s text:c="3"/>0</text:p>
          </table:table-cell>
          <table:table-cell office:value-type="float" office:value="0" table:style-name="ce48">
            <text:p><text:s text:c="3"/>0</text:p>
          </table:table-cell>
          <table:table-cell office:value-type="float" office:value="33101" table:style-name="ce48">
            <text:p><text:s text:c="2"/>33 101</text:p>
          </table:table-cell>
          <table:table-cell office:value-type="float" office:value="44903" table:style-name="ce48">
            <text:p><text:s text:c="2"/>44 903</text:p>
          </table:table-cell>
          <table:table-cell office:value-type="float" office:value="339140" table:style-name="ce48">
            <text:p><text:s text:c="2"/>339 140</text:p>
          </table:table-cell>
          <table:table-cell office:value-type="float" office:value="330291" table:style-name="ce48">
            <text:p><text:s text:c="2"/>330 291</text:p>
          </table:table-cell>
          <table:table-cell office:value-type="float" office:value="747435" table:style-name="ce48">
            <text:p><text:s text:c="2"/>747 435</text:p>
          </table:table-cell>
          <table:table-cell office:value-type="float" office:value="9161206" table:style-name="ce48">
            <text:p><text:s/>9 161 206</text:p>
          </table:table-cell>
          <table:table-cell table:number-columns-repeated="16373" table:style-name="ce16"/>
        </table:table-row>
        <table:table-row table:style-name="ro4">
          <table:table-cell table:style-name="ce31"/>
          <table:table-cell table:number-columns-repeated="10" table:style-name="ce32"/>
          <table:table-cell table:number-columns-repeated="16373"/>
        </table:table-row>
        <table:table-row table:number-rows-repeated="1048440" table:style-name="ro7">
          <table:table-cell table:number-columns-repeated="16384"/>
        </table:table-row>
        <table:named-expressions>
          <table:named-range table:name="Print_Area" table:cell-range-address="oferta.$A$1:oferta.$G$136" table:base-cell-address="oferta.$A$1"/>
        </table:named-expressions>
      </table:table>
      <table:table table:name="producao" table:style-name="ta1">
        <table:table-column table:style-name="co1" table:default-cell-style-name="ce1"/>
        <table:table-column table:style-name="co2" table:default-cell-style-name="ce1"/>
        <table:table-column table:style-name="co5" table:number-columns-repeated="68" table:default-cell-style-name="ce1"/>
        <table:table-column table:style-name="co5" table:default-cell-style-name="ce43"/>
        <table:table-column table:style-name="co4" table:number-columns-repeated="16313" table:default-cell-style-name="ce1"/>
        <table:table-row table:style-name="ro1">
          <table:table-cell office:value-type="string" table:style-name="ce17">
            <text:p>Tabela 3 - Recursos de bens e serviços - 2013</text:p>
          </table:table-cell>
          <table:table-cell table:number-columns-repeated="6" table:style-name="ce17"/>
          <table:table-cell table:number-columns-repeated="63" table:style-name="ce19"/>
          <table:table-cell table:style-name="ce42"/>
          <table:table-cell table:number-columns-repeated="16313" table:style-name="ce19"/>
        </table:table-row>
        <table:table-row table:style-name="ro2">
          <table:table-cell table:number-columns-repeated="6" table:style-name="ce1"/>
          <table:table-cell table:style-name="ce2"/>
          <table:table-cell table:number-columns-repeated="63" table:style-name="ce1"/>
          <table:table-cell table:style-name="ce43"/>
          <table:table-cell table:number-columns-repeated="16313"/>
        </table:table-row>
        <table:table-row table:style-name="ro2">
          <table:table-cell office:value-type="string" table:number-columns-spanned="1" table:number-rows-spanned="2" table:style-name="ce55">
            <text:p>Código</text:p>
            <text:p>do</text:p>
            <text:p>produto</text:p>
          </table:table-cell>
          <table:table-cell office:value-type="string" table:number-columns-spanned="1" table:number-rows-spanned="2" table:style-name="ce57">
            <text:p>Descrição do produto</text:p>
          </table:table-cell>
          <table:table-cell office:value-type="string" table:style-name="ce40">
            <text:p>Produção das atividades (preços do ano anterior em 1 000 000 R$)</text:p>
          </table:table-cell>
          <table:table-cell table:number-columns-repeated="5" table:style-name="ce44"/>
          <table:table-cell table:number-columns-repeated="63" table:style-name="ce41"/>
          <table:table-cell table:number-columns-repeated="16313"/>
        </table:table-row>
        <table:table-row table:style-name="ro3">
          <table:covered-table-cell/>
          <table:covered-table-cell/>
          <table:table-cell office:value-type="string" table:style-name="ce27">
            <text:p>0191</text:p>
            <text:p>Agricultura, inclusive o apoio à agricultura e a pós-colheita</text:p>
          </table:table-cell>
          <table:table-cell office:value-type="string" table:style-name="ce27">
            <text:p>0192</text:p>
            <text:p>Pecuária, inclusive o apoio à pecuária</text:p>
          </table:table-cell>
          <table:table-cell office:value-type="string" table:style-name="ce27">
            <text:p>0280</text:p>
            <text:p>Produção florestal; pesca e aquicultura</text:p>
          </table:table-cell>
          <table:table-cell office:value-type="string" table:style-name="ce45">
            <text:p>0580</text:p>
            <text:p>Extração de carvão mineral e de minerais não-metálicos</text:p>
          </table:table-cell>
          <table:table-cell office:value-type="string" table:style-name="ce27">
            <text:p>0680</text:p>
            <text:p>Extração de petróleo e gás, inclusive as atividades de apoio</text:p>
          </table:table-cell>
          <table:table-cell office:value-type="string" table:style-name="ce27">
            <text:p>0791</text:p>
            <text:p>Extração de minério de ferro, inclusive beneficiamentos e a aglomeração</text:p>
          </table:table-cell>
          <table:table-cell office:value-type="string" table:style-name="ce27">
            <text:p>0792</text:p>
            <text:p>Extração de minerais metálicos não-ferrosos, inclusive beneficiamentos</text:p>
          </table:table-cell>
          <table:table-cell office:value-type="string" table:style-name="ce27">
            <text:p>1091</text:p>
            <text:p>Abate e produtos de carne, inclusive os produtos do laticínio e da pesca</text:p>
          </table:table-cell>
          <table:table-cell office:value-type="string" table:style-name="ce27">
            <text:p>1092</text:p>
            <text:p>Fabricação e refino de açúcar</text:p>
          </table:table-cell>
          <table:table-cell office:value-type="string" table:style-name="ce27">
            <text:p>1093</text:p>
            <text:p>Outros produtos alimentares</text:p>
          </table:table-cell>
          <table:table-cell office:value-type="string" table:style-name="ce27">
            <text:p>1100</text:p>
            <text:p>Fabricação de bebidas</text:p>
          </table:table-cell>
          <table:table-cell office:value-type="string" table:style-name="ce27">
            <text:p>1200</text:p>
            <text:p>Fabricação de produtos do fumo</text:p>
          </table:table-cell>
          <table:table-cell office:value-type="string" table:style-name="ce27">
            <text:p>1300</text:p>
            <text:p>Fabricação de produtos têxteis</text:p>
          </table:table-cell>
          <table:table-cell office:value-type="string" table:style-name="ce27">
            <text:p>1400</text:p>
            <text:p>Confecção de artefatos do vestuário e acessórios</text:p>
          </table:table-cell>
          <table:table-cell office:value-type="string" table:style-name="ce27">
            <text:p>1500</text:p>
            <text:p>Fabricação de calçados e de artefatos de couro</text:p>
          </table:table-cell>
          <table:table-cell office:value-type="string" table:style-name="ce27">
            <text:p>1600</text:p>
            <text:p>Fabricação de produtos da madeira</text:p>
          </table:table-cell>
          <table:table-cell office:value-type="string" table:style-name="ce27">
            <text:p>1700</text:p>
            <text:p>Fabricação de celulose, papel e produtos de papel</text:p>
          </table:table-cell>
          <table:table-cell office:value-type="string" table:style-name="ce27">
            <text:p>1800</text:p>
            <text:p>Impressão e reprodução de gravações</text:p>
          </table:table-cell>
          <table:table-cell office:value-type="string" table:style-name="ce27">
            <text:p>1991</text:p>
            <text:p>Refino de petróleo e coquerias</text:p>
          </table:table-cell>
          <table:table-cell office:value-type="string" table:style-name="ce27">
            <text:p>1992</text:p>
            <text:p>Fabricação de biocombustíveis</text:p>
          </table:table-cell>
          <table:table-cell office:value-type="string" table:style-name="ce27">
            <text:p>2091</text:p>
            <text:p>Fabricação de químicos orgânicos e inorgânicos, resinas e elastômeros</text:p>
          </table:table-cell>
          <table:table-cell office:value-type="string" table:style-name="ce27">
            <text:p>2092</text:p>
            <text:p>Fabricação de defensivos, desinfestantes, tintas e químicos diversos</text:p>
          </table:table-cell>
          <table:table-cell office:value-type="string" table:style-name="ce27">
            <text:p>2093</text:p>
            <text:p>Fabricação de produtos de limpeza, cosméticos/perfumaria e higiene pessoal</text:p>
          </table:table-cell>
          <table:table-cell office:value-type="string" table:style-name="ce27">
            <text:p>2100</text:p>
            <text:p>Fabricação de produtos farmoquímicos e farmacêuticos</text:p>
          </table:table-cell>
          <table:table-cell office:value-type="string" table:style-name="ce27">
            <text:p>2200</text:p>
            <text:p>Fabricação de produtos de borracha e de material plástico</text:p>
          </table:table-cell>
          <table:table-cell office:value-type="string" table:style-name="ce27">
            <text:p>2300</text:p>
            <text:p>Fabricação de produtos de minerais não-metálicos</text:p>
          </table:table-cell>
          <table:table-cell office:value-type="string" table:style-name="ce27">
            <text:p>2491</text:p>
            <text:p>Produção de ferro-gusa/ferroligas, siderurgia e tubos de aço sem costura</text:p>
          </table:table-cell>
          <table:table-cell office:value-type="string" table:style-name="ce27">
            <text:p>2492</text:p>
            <text:p>Metalurgia de metais não-ferrosos e a fundição de metais</text:p>
          </table:table-cell>
          <table:table-cell office:value-type="string" table:style-name="ce27">
            <text:p>2500</text:p>
            <text:p>Fabricação de produtos de metal, exceto máquinas e equipamentos</text:p>
          </table:table-cell>
          <table:table-cell office:value-type="string" table:style-name="ce27">
            <text:p>2600</text:p>
            <text:p>Fabricação de equipamentos de informática, produtos eletrônicos e ópticos</text:p>
          </table:table-cell>
          <table:table-cell office:value-type="string" table:style-name="ce27">
            <text:p>2700</text:p>
            <text:p>Fabricação de máquinas e equipamentos elétricos</text:p>
          </table:table-cell>
          <table:table-cell office:value-type="string" table:style-name="ce27">
            <text:p>2800</text:p>
            <text:p>Fabricação de máquinas e equipamentos mecânicos</text:p>
          </table:table-cell>
          <table:table-cell office:value-type="string" table:style-name="ce27">
            <text:p>2991</text:p>
            <text:p>Fabricação de automóveis, caminhões e ônibus, exceto peças</text:p>
          </table:table-cell>
          <table:table-cell office:value-type="string" table:style-name="ce27">
            <text:p>2992</text:p>
            <text:p>Fabricação de peças e acessórios para veículos automotores</text:p>
          </table:table-cell>
          <table:table-cell office:value-type="string" table:style-name="ce27">
            <text:p>3000</text:p>
            <text:p>Fabricação de outros equipamentos de transporte, exceto veículos automotores</text:p>
          </table:table-cell>
          <table:table-cell office:value-type="string" table:style-name="ce27">
            <text:p>3180</text:p>
            <text:p>Fabricação de móveis e de produtos de indústrias diversas</text:p>
          </table:table-cell>
          <table:table-cell office:value-type="string" table:style-name="ce27">
            <text:p>3300</text:p>
            <text:p>Manutenção, reparação e instalação de máquinas e equipamentos</text:p>
          </table:table-cell>
          <table:table-cell office:value-type="string" table:style-name="ce27">
            <text:p>3500</text:p>
            <text:p>Energia elétrica, gás natural e outras utilidades</text:p>
          </table:table-cell>
          <table:table-cell office:value-type="string" table:style-name="ce27">
            <text:p>3680</text:p>
            <text:p>Água, esgoto e gestão de resíduos</text:p>
          </table:table-cell>
          <table:table-cell office:value-type="string" table:style-name="ce27">
            <text:p>4180</text:p>
            <text:p>Construção</text:p>
          </table:table-cell>
          <table:table-cell office:value-type="string" table:style-name="ce27">
            <text:p>4500</text:p>
            <text:p>Comércio e reparação de veículos automotores e motocicletas</text:p>
          </table:table-cell>
          <table:table-cell office:value-type="string" table:style-name="ce27">
            <text:p>4680</text:p>
            <text:p>Comércio por atacado e a varejo, exceto veículos automotores</text:p>
          </table:table-cell>
          <table:table-cell office:value-type="string" table:style-name="ce27">
            <text:p>4900</text:p>
            <text:p>Transporte terrestre</text:p>
          </table:table-cell>
          <table:table-cell office:value-type="string" table:style-name="ce27">
            <text:p>5000</text:p>
            <text:p>Transporte aquaviário</text:p>
          </table:table-cell>
          <table:table-cell office:value-type="string" table:style-name="ce27">
            <text:p>5100</text:p>
            <text:p>Transporte aéreo</text:p>
          </table:table-cell>
          <table:table-cell office:value-type="string" table:style-name="ce27">
            <text:p>5280</text:p>
            <text:p>Armazenamento, atividades auxiliares dos transportes e correio</text:p>
          </table:table-cell>
          <table:table-cell office:value-type="string" table:style-name="ce27">
            <text:p>5500</text:p>
            <text:p>Alojamento</text:p>
          </table:table-cell>
          <table:table-cell office:value-type="string" table:style-name="ce27">
            <text:p>5600</text:p>
            <text:p>Alimentação</text:p>
          </table:table-cell>
          <table:table-cell office:value-type="string" table:style-name="ce27">
            <text:p>5800</text:p>
            <text:p>Edição e edição integrada à impressão</text:p>
          </table:table-cell>
          <table:table-cell office:value-type="string" table:style-name="ce27">
            <text:p>5980</text:p>
            <text:p>Atividades de televisão, rádio, cinema e <text:s/>gravação/edição de som e imagem</text:p>
          </table:table-cell>
          <table:table-cell office:value-type="string" table:style-name="ce27">
            <text:p>6100</text:p>
            <text:p>Telecomunicações</text:p>
          </table:table-cell>
          <table:table-cell office:value-type="string" table:style-name="ce27">
            <text:p>6280</text:p>
            <text:p>Desenvolvimento de sistemas e outros serviços de informação</text:p>
          </table:table-cell>
          <table:table-cell office:value-type="string" table:style-name="ce45">
            <text:p>6480</text:p>
            <text:p>Intermediação financeira, seguros e previdência complementar</text:p>
          </table:table-cell>
          <table:table-cell office:value-type="string" table:style-name="ce27">
            <text:p>6800</text:p>
            <text:p>Atividades imobiliárias</text:p>
          </table:table-cell>
          <table:table-cell office:value-type="string" table:style-name="ce27">
            <text:p>6980</text:p>
            <text:p>Atividades jurídicas, contábeis, consultoria e sedes de empresas<text:s/></text:p>
          </table:table-cell>
          <table:table-cell office:value-type="string" table:style-name="ce27">
            <text:p>7180</text:p>
            <text:p>Serviços de arquitetura, engenharia, testes/análises técnicas e P &amp; D</text:p>
          </table:table-cell>
          <table:table-cell office:value-type="string" table:style-name="ce27">
            <text:p>7380</text:p>
            <text:p>Outras atividades profissionais, científicas e técnicas</text:p>
          </table:table-cell>
          <table:table-cell office:value-type="string" table:style-name="ce27">
            <text:p>7700</text:p>
            <text:p>Aluguéis não-imobiliários e gestão de ativos de propriedade intelectual</text:p>
          </table:table-cell>
          <table:table-cell office:value-type="string" table:style-name="ce27">
            <text:p>7880</text:p>
            <text:p>Outras atividades administrativas e serviços complementares</text:p>
          </table:table-cell>
          <table:table-cell office:value-type="string" table:style-name="ce27">
            <text:p>8000</text:p>
            <text:p>Atividades de vigilância, segurança e investigação</text:p>
          </table:table-cell>
          <table:table-cell office:value-type="string" table:style-name="ce27">
            <text:p>8400</text:p>
            <text:p>Administração pública, defesa e seguridade social</text:p>
          </table:table-cell>
          <table:table-cell office:value-type="string" table:style-name="ce27">
            <text:p>8591</text:p>
            <text:p>Educação pública</text:p>
          </table:table-cell>
          <table:table-cell office:value-type="string" table:style-name="ce27">
            <text:p>8592</text:p>
            <text:p>Educação privada</text:p>
          </table:table-cell>
          <table:table-cell office:value-type="string" table:style-name="ce27">
            <text:p>8691</text:p>
            <text:p>Saúde pública</text:p>
          </table:table-cell>
          <table:table-cell office:value-type="string" table:style-name="ce27">
            <text:p>8692</text:p>
            <text:p>Saúde privada</text:p>
          </table:table-cell>
          <table:table-cell office:value-type="string" table:style-name="ce27">
            <text:p>9080</text:p>
            <text:p>Atividades artísticas, criativas e de espetáculos</text:p>
          </table:table-cell>
          <table:table-cell office:value-type="string" table:style-name="ce27">
            <text:p>9480</text:p>
            <text:p>Organizações associativas e outros serviços pessoais</text:p>
          </table:table-cell>
          <table:table-cell office:value-type="string" table:style-name="ce27">
            <text:p>9700</text:p>
            <text:p>Serviços domésticos</text:p>
          </table:table-cell>
          <table:table-cell office:value-type="string" table:style-name="ce34">
            <text:p>Total</text:p>
            <text:p>do produto</text:p>
          </table:table-cell>
          <table:table-cell table:number-columns-repeated="16313"/>
        </table:table-row>
        <table:table-row table:style-name="ro4">
          <table:table-cell table:number-columns-repeated="70" table:style-name="ce3"/>
          <table:table-cell table:style-name="ce7"/>
          <table:table-cell table:number-columns-repeated="16313"/>
        </table:table-row>
        <table:table-row table:style-name="ro5">
          <table:table-cell office:value-type="string" table:style-name="ce20">
            <text:p>01911</text:p>
          </table:table-cell>
          <table:table-cell office:value-type="string" table:style-name="ce21">
            <text:p>Arroz, trigo e outros cereais</text:p>
          </table:table-cell>
          <table:table-cell office:value-type="float" office:value="8915" table:style-name="ce36">
            <text:p><text:s text:c="2"/>8 915</text:p>
          </table:table-cell>
          <table:table-cell office:value-type="float" office:value="314" table:style-name="ce36">
            <text:p><text:s text:c="3"/>314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27" table:style-name="ce36">
            <text:p><text:s text:c="3"/>62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864" table:style-name="ce36">
            <text:p><text:s text:c="2"/>9 864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01912</text:p>
          </table:table-cell>
          <table:table-cell office:value-type="string" table:style-name="ce21">
            <text:p>Milho em grão</text:p>
          </table:table-cell>
          <table:table-cell office:value-type="float" office:value="28421" table:style-name="ce36">
            <text:p><text:s text:c="2"/>28 421</text:p>
          </table:table-cell>
          <table:table-cell office:value-type="float" office:value="1692" table:style-name="ce36">
            <text:p><text:s text:c="2"/>1 692</text:p>
          </table:table-cell>
          <table:table-cell office:value-type="float" office:value="48" table:style-name="ce36">
            <text:p><text:s text:c="3"/>4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92" table:style-name="ce36">
            <text:p><text:s text:c="3"/>39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0553" table:style-name="ce36">
            <text:p><text:s text:c="2"/>30 553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01913</text:p>
          </table:table-cell>
          <table:table-cell office:value-type="string" table:style-name="ce21">
            <text:p>Algodão herbáceo, outras fibras da lav. temporária</text:p>
          </table:table-cell>
          <table:table-cell office:value-type="float" office:value="6532" table:style-name="ce36">
            <text:p><text:s text:c="2"/>6 532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542" table:style-name="ce36">
            <text:p><text:s text:c="2"/>6 542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01914</text:p>
          </table:table-cell>
          <table:table-cell office:value-type="string" table:style-name="ce21">
            <text:p>Cana-de-açúcar</text:p>
          </table:table-cell>
          <table:table-cell office:value-type="float" office:value="44538" table:style-name="ce36">
            <text:p><text:s text:c="2"/>44 538</text:p>
          </table:table-cell>
          <table:table-cell office:value-type="float" office:value="231" table:style-name="ce36">
            <text:p><text:s text:c="3"/>231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4770" table:style-name="ce36">
            <text:p><text:s text:c="2"/>44 770</text:p>
          </table:table-cell>
          <table:table-cell table:number-columns-repeated="16313"/>
        </table:table-row>
        <table:table-row table:style-name="ro5">
          <table:table-cell office:value-type="string" table:style-name="ce22">
            <text:p>01915</text:p>
          </table:table-cell>
          <table:table-cell office:value-type="string" table:style-name="ce23">
            <text:p>Soja <text:s/>em grão</text:p>
          </table:table-cell>
          <table:table-cell office:value-type="float" office:value="75440" table:style-name="ce36">
            <text:p><text:s text:c="2"/>75 440</text:p>
          </table:table-cell>
          <table:table-cell office:value-type="float" office:value="2087" table:style-name="ce36">
            <text:p><text:s text:c="2"/>2 087</text:p>
          </table:table-cell>
          <table:table-cell office:value-type="float" office:value="32" table:style-name="ce36">
            <text:p><text:s text:c="3"/>3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7559" table:style-name="ce36">
            <text:p><text:s text:c="2"/>77 559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1916</text:p>
          </table:table-cell>
          <table:table-cell office:value-type="string" table:style-name="ce3">
            <text:p>Outros produtos e serviços da lavoura temporária</text:p>
          </table:table-cell>
          <table:table-cell office:value-type="float" office:value="38209" table:style-name="ce37">
            <text:p><text:s text:c="2"/>38 209</text:p>
          </table:table-cell>
          <table:table-cell office:value-type="float" office:value="1880" table:style-name="ce37">
            <text:p><text:s text:c="2"/>1 880</text:p>
          </table:table-cell>
          <table:table-cell office:value-type="float" office:value="98" table:style-name="ce37">
            <text:p><text:s text:c="3"/>9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11" table:style-name="ce37">
            <text:p><text:s text:c="3"/>41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23" table:style-name="ce37">
            <text:p><text:s text:c="3"/>323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0922" table:style-name="ce37">
            <text:p><text:s text:c="2"/>40 922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1917</text:p>
          </table:table-cell>
          <table:table-cell office:value-type="string" table:style-name="ce3">
            <text:p>Laranja</text:p>
          </table:table-cell>
          <table:table-cell office:value-type="float" office:value="4618" table:style-name="ce37">
            <text:p><text:s text:c="2"/>4 618</text:p>
          </table:table-cell>
          <table:table-cell office:value-type="float" office:value="44" table:style-name="ce37">
            <text:p><text:s text:c="3"/>4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662" table:style-name="ce37">
            <text:p><text:s text:c="2"/>4 662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1918</text:p>
          </table:table-cell>
          <table:table-cell office:value-type="string" table:style-name="ce3">
            <text:p>Café em grão</text:p>
          </table:table-cell>
          <table:table-cell office:value-type="float" office:value="15547" table:style-name="ce37">
            <text:p><text:s text:c="2"/>15 547</text:p>
          </table:table-cell>
          <table:table-cell office:value-type="float" office:value="518" table:style-name="ce37">
            <text:p><text:s text:c="3"/>518</text:p>
          </table:table-cell>
          <table:table-cell office:value-type="float" office:value="19" table:style-name="ce37">
            <text:p><text:s text:c="3"/>1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22" table:style-name="ce37">
            <text:p><text:s text:c="3"/>52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606" table:style-name="ce37">
            <text:p><text:s text:c="2"/>16 606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1919</text:p>
          </table:table-cell>
          <table:table-cell office:value-type="string" table:style-name="ce3">
            <text:p>Outros produtos da lavoura permanente</text:p>
          </table:table-cell>
          <table:table-cell office:value-type="float" office:value="14091" table:style-name="ce37">
            <text:p><text:s text:c="2"/>14 091</text:p>
          </table:table-cell>
          <table:table-cell office:value-type="float" office:value="346" table:style-name="ce37">
            <text:p><text:s text:c="3"/>346</text:p>
          </table:table-cell>
          <table:table-cell office:value-type="float" office:value="49" table:style-name="ce37">
            <text:p><text:s text:c="3"/>4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1" table:style-name="ce37">
            <text:p><text:s text:c="3"/>4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4" table:style-name="ce37">
            <text:p><text:s text:c="3"/>2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551" table:style-name="ce37">
            <text:p><text:s text:c="2"/>14 551</text:p>
          </table:table-cell>
          <table:table-cell table:number-columns-repeated="16313"/>
        </table:table-row>
        <table:table-row table:style-name="ro5">
          <table:table-cell office:value-type="string" table:style-name="ce6">
            <text:p>01921</text:p>
          </table:table-cell>
          <table:table-cell office:value-type="string" table:style-name="ce7">
            <text:p>Bovinos e outros animais vivos, prods. animal, caça e serv.</text:p>
          </table:table-cell>
          <table:table-cell office:value-type="float" office:value="3573" table:style-name="ce37">
            <text:p><text:s text:c="2"/>3 573</text:p>
          </table:table-cell>
          <table:table-cell office:value-type="float" office:value="48290" table:style-name="ce37">
            <text:p><text:s text:c="2"/>48 290</text:p>
          </table:table-cell>
          <table:table-cell office:value-type="float" office:value="172" table:style-name="ce37">
            <text:p><text:s text:c="3"/>17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" table:style-name="ce37">
            <text:p><text:s text:c="3"/>1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2061" table:style-name="ce37">
            <text:p><text:s text:c="2"/>52 061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01922</text:p>
          </table:table-cell>
          <table:table-cell office:value-type="string" table:style-name="ce21">
            <text:p>Leite de vaca e de outros animais</text:p>
          </table:table-cell>
          <table:table-cell office:value-type="float" office:value="2020" table:style-name="ce36">
            <text:p><text:s text:c="2"/>2 020</text:p>
          </table:table-cell>
          <table:table-cell office:value-type="float" office:value="18844" table:style-name="ce36">
            <text:p><text:s text:c="2"/>18 844</text:p>
          </table:table-cell>
          <table:table-cell office:value-type="float" office:value="54" table:style-name="ce36">
            <text:p><text:s text:c="3"/>5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920" table:style-name="ce36">
            <text:p><text:s text:c="2"/>20 920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01923</text:p>
          </table:table-cell>
          <table:table-cell office:value-type="string" table:style-name="ce21">
            <text:p>Suínos</text:p>
          </table:table-cell>
          <table:table-cell office:value-type="float" office:value="310" table:style-name="ce36">
            <text:p><text:s text:c="3"/>310</text:p>
          </table:table-cell>
          <table:table-cell office:value-type="float" office:value="5706" table:style-name="ce36">
            <text:p><text:s text:c="2"/>5 70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016" table:style-name="ce36">
            <text:p><text:s text:c="2"/>6 016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01924</text:p>
          </table:table-cell>
          <table:table-cell office:value-type="string" table:style-name="ce21">
            <text:p>Aves e ovos</text:p>
          </table:table-cell>
          <table:table-cell office:value-type="float" office:value="348" table:style-name="ce36">
            <text:p><text:s text:c="3"/>348</text:p>
          </table:table-cell>
          <table:table-cell office:value-type="float" office:value="17957" table:style-name="ce36">
            <text:p><text:s text:c="2"/>17 957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314" table:style-name="ce36">
            <text:p><text:s text:c="2"/>18 314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02801</text:p>
          </table:table-cell>
          <table:table-cell office:value-type="string" table:style-name="ce21">
            <text:p>Produtos da exploração florestal e da silvicultura</text:p>
          </table:table-cell>
          <table:table-cell office:value-type="float" office:value="793" table:style-name="ce36">
            <text:p><text:s text:c="3"/>793</text:p>
          </table:table-cell>
          <table:table-cell office:value-type="float" office:value="1046" table:style-name="ce36">
            <text:p><text:s text:c="2"/>1 046</text:p>
          </table:table-cell>
          <table:table-cell office:value-type="float" office:value="18303" table:style-name="ce36">
            <text:p><text:s text:c="2"/>18 30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5" table:style-name="ce36">
            <text:p><text:s text:c="3"/>8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227" table:style-name="ce36">
            <text:p><text:s text:c="2"/>20 227</text:p>
          </table:table-cell>
          <table:table-cell table:number-columns-repeated="16313"/>
        </table:table-row>
        <table:table-row table:style-name="ro5">
          <table:table-cell office:value-type="string" table:style-name="ce22">
            <text:p>02802</text:p>
          </table:table-cell>
          <table:table-cell office:value-type="string" table:style-name="ce23">
            <text:p>Pesca e aquicultura (peixe, crustáceos e moluscos)</text:p>
          </table:table-cell>
          <table:table-cell office:value-type="float" office:value="202" table:style-name="ce36">
            <text:p><text:s text:c="3"/>202</text:p>
          </table:table-cell>
          <table:table-cell office:value-type="float" office:value="322" table:style-name="ce36">
            <text:p><text:s text:c="3"/>322</text:p>
          </table:table-cell>
          <table:table-cell office:value-type="float" office:value="8507" table:style-name="ce36">
            <text:p><text:s text:c="2"/>8 50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031" table:style-name="ce36">
            <text:p><text:s text:c="2"/>9 031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5801</text:p>
          </table:table-cell>
          <table:table-cell office:value-type="string" table:style-name="ce3">
            <text:p>Carvão mineral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10" table:style-name="ce37">
            <text:p><text:s text:c="2"/>1 21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7" table:style-name="ce37">
            <text:p><text:s text:c="3"/>2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37" table:style-name="ce37">
            <text:p><text:s text:c="2"/>1 237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5802</text:p>
          </table:table-cell>
          <table:table-cell office:value-type="string" table:style-name="ce3">
            <text:p>Minerais não-metálicos</text:p>
          </table:table-cell>
          <table:table-cell office:value-type="float" office:value="67" table:style-name="ce37">
            <text:p><text:s text:c="3"/>67</text:p>
          </table:table-cell>
          <table:table-cell office:value-type="float" office:value="322" table:style-name="ce37">
            <text:p><text:s text:c="3"/>322</text:p>
          </table:table-cell>
          <table:table-cell office:value-type="float" office:value="27" table:style-name="ce37">
            <text:p><text:s text:c="3"/>27</text:p>
          </table:table-cell>
          <table:table-cell office:value-type="float" office:value="15785" table:style-name="ce37">
            <text:p><text:s text:c="2"/>15 785</text:p>
          </table:table-cell>
          <table:table-cell office:value-type="float" office:value="14" table:style-name="ce37">
            <text:p><text:s text:c="3"/>1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1" table:style-name="ce37">
            <text:p><text:s text:c="3"/>5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7" table:style-name="ce37">
            <text:p><text:s text:c="3"/>77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61" table:style-name="ce37">
            <text:p><text:s text:c="3"/>66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" table:style-name="ce37">
            <text:p><text:s text:c="3"/>1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6" table:style-name="ce37">
            <text:p><text:s text:c="3"/>4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7070" table:style-name="ce37">
            <text:p><text:s text:c="2"/>17 070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6801</text:p>
          </table:table-cell>
          <table:table-cell office:value-type="string" table:style-name="ce3">
            <text:p>Petróleo, gás natural e serviços de apoi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8052" table:style-name="ce37">
            <text:p><text:s text:c="2"/>168 05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8" table:style-name="ce37">
            <text:p><text:s text:c="3"/>7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7" table:style-name="ce37">
            <text:p><text:s text:c="3"/>3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7" table:style-name="ce37">
            <text:p><text:s text:c="3"/>1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76" table:style-name="ce37">
            <text:p><text:s text:c="3"/>37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8560" table:style-name="ce37">
            <text:p><text:s text:c="2"/>168 560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7911</text:p>
          </table:table-cell>
          <table:table-cell office:value-type="string" table:style-name="ce3">
            <text:p>Minério de ferr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8043" table:style-name="ce37">
            <text:p><text:s text:c="2"/>68 043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3" table:style-name="ce37">
            <text:p><text:s text:c="3"/>12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8175" table:style-name="ce37">
            <text:p><text:s text:c="2"/>68 175</text:p>
          </table:table-cell>
          <table:table-cell table:number-columns-repeated="16313"/>
        </table:table-row>
        <table:table-row table:style-name="ro5">
          <table:table-cell office:value-type="string" table:style-name="ce6">
            <text:p>07921</text:p>
          </table:table-cell>
          <table:table-cell office:value-type="string" table:style-name="ce7">
            <text:p>Minerais metálicos não-ferros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3" table:style-name="ce37">
            <text:p><text:s text:c="3"/>4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243" table:style-name="ce37">
            <text:p><text:s text:c="2"/>12 24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42" table:style-name="ce37">
            <text:p><text:s text:c="3"/>642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935" table:style-name="ce37">
            <text:p><text:s text:c="2"/>12 935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10911</text:p>
          </table:table-cell>
          <table:table-cell office:value-type="string" table:style-name="ce24">
            <text:p>Carne de bovinos e outros prod. de carne</text:p>
          </table:table-cell>
          <table:table-cell office:value-type="float" office:value="79" table:style-name="ce36">
            <text:p><text:s text:c="3"/>79</text:p>
          </table:table-cell>
          <table:table-cell office:value-type="float" office:value="274" table:style-name="ce36">
            <text:p><text:s text:c="3"/>274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9545" table:style-name="ce36">
            <text:p><text:s text:c="2"/>89 54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97" table:style-name="ce36">
            <text:p><text:s text:c="2"/>1 99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85" table:style-name="ce36">
            <text:p><text:s text:c="3"/>98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2" table:style-name="ce36">
            <text:p><text:s text:c="3"/>1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" table:style-name="ce36">
            <text:p><text:s text:c="3"/>2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95" table:style-name="ce36">
            <text:p><text:s text:c="3"/>89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3915" table:style-name="ce36">
            <text:p><text:s text:c="2"/>93 915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10912</text:p>
          </table:table-cell>
          <table:table-cell office:value-type="string" table:style-name="ce21">
            <text:p>Carne de suíno</text:p>
          </table:table-cell>
          <table:table-cell office:value-type="float" office:value="23" table:style-name="ce36">
            <text:p><text:s text:c="3"/>23</text:p>
          </table:table-cell>
          <table:table-cell office:value-type="float" office:value="37" table:style-name="ce36">
            <text:p><text:s text:c="3"/>37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494" table:style-name="ce36">
            <text:p><text:s text:c="2"/>9 49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555" table:style-name="ce36">
            <text:p><text:s text:c="2"/>9 555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13</text:p>
          </table:table-cell>
          <table:table-cell office:value-type="string" table:style-name="ce21">
            <text:p>Carne de av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" table:style-name="ce36">
            <text:p><text:s text:c="3"/>2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4059" table:style-name="ce36">
            <text:p><text:s text:c="2"/>34 05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63" table:style-name="ce36">
            <text:p><text:s text:c="3"/>96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49" table:style-name="ce36">
            <text:p><text:s text:c="2"/>2 24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7291" table:style-name="ce36">
            <text:p><text:s text:c="2"/>37 291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14</text:p>
          </table:table-cell>
          <table:table-cell office:value-type="string" table:style-name="ce21">
            <text:p>Pescado industrializad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332" table:style-name="ce36">
            <text:p><text:s text:c="2"/>3 33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5" table:style-name="ce36">
            <text:p><text:s text:c="3"/>4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380" table:style-name="ce36">
            <text:p><text:s text:c="2"/>3 380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10915</text:p>
          </table:table-cell>
          <table:table-cell office:value-type="string" table:style-name="ce23">
            <text:p>Leite resfriado, esterilizado e pasteurizad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850" table:style-name="ce36">
            <text:p><text:s text:c="2"/>13 85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9" table:style-name="ce36">
            <text:p><text:s text:c="3"/>4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39" table:style-name="ce36">
            <text:p><text:s text:c="2"/>1 63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538" table:style-name="ce36">
            <text:p><text:s text:c="2"/>15 538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0916</text:p>
          </table:table-cell>
          <table:table-cell office:value-type="string" table:style-name="ce3">
            <text:p>Outros produtos do laticínio</text:p>
          </table:table-cell>
          <table:table-cell office:value-type="float" office:value="96" table:style-name="ce37">
            <text:p><text:s text:c="3"/>96</text:p>
          </table:table-cell>
          <table:table-cell office:value-type="float" office:value="851" table:style-name="ce37">
            <text:p><text:s text:c="3"/>851</text:p>
          </table:table-cell>
          <table:table-cell office:value-type="float" office:value="4" table:style-name="ce37">
            <text:p><text:s text:c="3"/>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0797" table:style-name="ce37">
            <text:p><text:s text:c="2"/>30 79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544" table:style-name="ce37">
            <text:p><text:s text:c="2"/>1 54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" table:style-name="ce37">
            <text:p><text:s text:c="3"/>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3297" table:style-name="ce37">
            <text:p><text:s text:c="2"/>33 297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0921</text:p>
          </table:table-cell>
          <table:table-cell office:value-type="string" table:style-name="ce3">
            <text:p>Açúcar</text:p>
          </table:table-cell>
          <table:table-cell office:value-type="float" office:value="162" table:style-name="ce38">
            <text:p><text:s text:c="3"/>162</text:p>
          </table:table-cell>
          <table:table-cell office:value-type="float" office:value="56" table:style-name="ce38">
            <text:p><text:s text:c="3"/>56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6331" table:style-name="ce38">
            <text:p><text:s text:c="2"/>36 331</text:p>
          </table:table-cell>
          <table:table-cell office:value-type="float" office:value="236" table:style-name="ce38">
            <text:p><text:s text:c="3"/>23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586" table:style-name="ce38">
            <text:p><text:s text:c="2"/>6 58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6" table:style-name="ce38">
            <text:p><text:s text:c="3"/>1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3391" table:style-name="ce38">
            <text:p><text:s text:c="2"/>43 391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0931</text:p>
          </table:table-cell>
          <table:table-cell office:value-type="string" table:style-name="ce3">
            <text:p>Conservas de frutas, legumes, outros vegetais e sucos de frutas</text:p>
          </table:table-cell>
          <table:table-cell office:value-type="float" office:value="48" table:style-name="ce37">
            <text:p><text:s text:c="3"/>48</text:p>
          </table:table-cell>
          <table:table-cell office:value-type="float" office:value="23" table:style-name="ce37">
            <text:p><text:s text:c="3"/>23</text:p>
          </table:table-cell>
          <table:table-cell office:value-type="float" office:value="11" table:style-name="ce37">
            <text:p><text:s text:c="3"/>1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73" table:style-name="ce37">
            <text:p><text:s text:c="3"/>27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9571" table:style-name="ce37">
            <text:p><text:s text:c="2"/>19 571</text:p>
          </table:table-cell>
          <table:table-cell office:value-type="float" office:value="510" table:style-name="ce37">
            <text:p><text:s text:c="3"/>51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" table:style-name="ce37">
            <text:p><text:s text:c="3"/>1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1" table:style-name="ce37">
            <text:p><text:s text:c="3"/>14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0600" table:style-name="ce37">
            <text:p><text:s text:c="2"/>20 600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0932</text:p>
          </table:table-cell>
          <table:table-cell office:value-type="string" table:style-name="ce3">
            <text:p>Óleos e gorduras vegetais e animais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8" table:style-name="ce37">
            <text:p><text:s text:c="3"/>138</text:p>
          </table:table-cell>
          <table:table-cell office:value-type="float" office:value="48" table:style-name="ce37">
            <text:p><text:s text:c="3"/>48</text:p>
          </table:table-cell>
          <table:table-cell office:value-type="float" office:value="44945" table:style-name="ce37">
            <text:p><text:s text:c="2"/>44 94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48" table:style-name="ce37">
            <text:p><text:s text:c="3"/>848</text:p>
          </table:table-cell>
          <table:table-cell office:value-type="float" office:value="56" table:style-name="ce37">
            <text:p><text:s text:c="3"/>56</text:p>
          </table:table-cell>
          <table:table-cell office:value-type="float" office:value="79" table:style-name="ce37">
            <text:p><text:s text:c="3"/>79</text:p>
          </table:table-cell>
          <table:table-cell office:value-type="float" office:value="64" table:style-name="ce37">
            <text:p><text:s text:c="3"/>64</text:p>
          </table:table-cell>
          <table:table-cell office:value-type="float" office:value="39" table:style-name="ce37">
            <text:p><text:s text:c="3"/>3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911" table:style-name="ce37">
            <text:p><text:s text:c="2"/>3 91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0142" table:style-name="ce37">
            <text:p><text:s text:c="2"/>50 142</text:p>
          </table:table-cell>
          <table:table-cell table:number-columns-repeated="16313"/>
        </table:table-row>
        <table:table-row table:style-name="ro5">
          <table:table-cell office:value-type="string" table:style-name="ce9">
            <text:p>10933</text:p>
          </table:table-cell>
          <table:table-cell office:value-type="string" table:style-name="ce7">
            <text:p>Café beneficiado</text:p>
          </table:table-cell>
          <table:table-cell office:value-type="float" office:value="75" table:style-name="ce37">
            <text:p><text:s text:c="3"/>75</text:p>
          </table:table-cell>
          <table:table-cell office:value-type="float" office:value="35" table:style-name="ce37">
            <text:p><text:s text:c="3"/>35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7" table:style-name="ce37">
            <text:p><text:s text:c="3"/>17</text:p>
          </table:table-cell>
          <table:table-cell office:value-type="float" office:value="9624" table:style-name="ce37">
            <text:p><text:s text:c="2"/>9 62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6" table:style-name="ce37">
            <text:p><text:s text:c="3"/>11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868" table:style-name="ce37">
            <text:p><text:s text:c="2"/>9 868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34</text:p>
          </table:table-cell>
          <table:table-cell office:value-type="string" table:style-name="ce21">
            <text:p>Arroz beneficiado e produtos derivados do arroz</text:p>
          </table:table-cell>
          <table:table-cell office:value-type="float" office:value="607" table:style-name="ce36">
            <text:p><text:s text:c="3"/>607</text:p>
          </table:table-cell>
          <table:table-cell office:value-type="float" office:value="32" table:style-name="ce36">
            <text:p><text:s text:c="3"/>32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847" table:style-name="ce36">
            <text:p><text:s text:c="2"/>10 84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04" table:style-name="ce36">
            <text:p><text:s text:c="3"/>60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097" table:style-name="ce36">
            <text:p><text:s text:c="2"/>12 097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35</text:p>
          </table:table-cell>
          <table:table-cell office:value-type="string" table:style-name="ce21">
            <text:p>Produtos derivados do trigo, mandioca ou milho</text:p>
          </table:table-cell>
          <table:table-cell office:value-type="float" office:value="1407" table:style-name="ce36">
            <text:p><text:s text:c="2"/>1 407</text:p>
          </table:table-cell>
          <table:table-cell office:value-type="float" office:value="531" table:style-name="ce36">
            <text:p><text:s text:c="3"/>531</text:p>
          </table:table-cell>
          <table:table-cell office:value-type="float" office:value="231" table:style-name="ce36">
            <text:p><text:s text:c="3"/>23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" table:style-name="ce36">
            <text:p><text:s text:c="3"/>13</text:p>
          </table:table-cell>
          <table:table-cell office:value-type="float" office:value="71" table:style-name="ce36">
            <text:p><text:s text:c="3"/>71</text:p>
          </table:table-cell>
          <table:table-cell office:value-type="float" office:value="23822" table:style-name="ce36">
            <text:p><text:s text:c="2"/>23 822</text:p>
          </table:table-cell>
          <table:table-cell office:value-type="float" office:value="15" table:style-name="ce36">
            <text:p><text:s text:c="3"/>1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" table:style-name="ce36">
            <text:p><text:s text:c="3"/>17</text:p>
          </table:table-cell>
          <table:table-cell office:value-type="float" office:value="33" table:style-name="ce36">
            <text:p><text:s text:c="3"/>3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06" table:style-name="ce36">
            <text:p><text:s text:c="2"/>1 00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7152" table:style-name="ce36">
            <text:p><text:s text:c="2"/>27 152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36</text:p>
          </table:table-cell>
          <table:table-cell office:value-type="string" table:style-name="ce21">
            <text:p>Rações balanceadas para animai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" table:style-name="ce36">
            <text:p><text:s text:c="3"/>1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696" table:style-name="ce36">
            <text:p><text:s text:c="2"/>3 69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282" table:style-name="ce36">
            <text:p><text:s text:c="2"/>21 28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2" table:style-name="ce36">
            <text:p><text:s text:c="3"/>32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6" table:style-name="ce36">
            <text:p><text:s text:c="3"/>186</text:p>
          </table:table-cell>
          <table:table-cell office:value-type="float" office:value="16" table:style-name="ce36">
            <text:p><text:s text:c="3"/>1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233" table:style-name="ce36">
            <text:p><text:s text:c="2"/>25 233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37</text:p>
          </table:table-cell>
          <table:table-cell office:value-type="string" table:style-name="ce21">
            <text:p>Outros produtos alimentares</text:p>
          </table:table-cell>
          <table:table-cell office:value-type="float" office:value="16" table:style-name="ce36">
            <text:p><text:s text:c="3"/>16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469" table:style-name="ce36">
            <text:p><text:s text:c="3"/>46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73" table:style-name="ce36">
            <text:p><text:s text:c="3"/>773</text:p>
          </table:table-cell>
          <table:table-cell office:value-type="float" office:value="81" table:style-name="ce36">
            <text:p><text:s text:c="3"/>81</text:p>
          </table:table-cell>
          <table:table-cell office:value-type="float" office:value="63963" table:style-name="ce36">
            <text:p><text:s text:c="2"/>63 963</text:p>
          </table:table-cell>
          <table:table-cell office:value-type="float" office:value="138" table:style-name="ce36">
            <text:p><text:s text:c="3"/>13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379" table:style-name="ce36">
            <text:p><text:s text:c="3"/>379</text:p>
          </table:table-cell>
          <table:table-cell office:value-type="float" office:value="54" table:style-name="ce36">
            <text:p><text:s text:c="3"/>54</text:p>
          </table:table-cell>
          <table:table-cell office:value-type="float" office:value="74" table:style-name="ce36">
            <text:p><text:s text:c="3"/>74</text:p>
          </table:table-cell>
          <table:table-cell office:value-type="float" office:value="211" table:style-name="ce36">
            <text:p><text:s text:c="3"/>211</text:p>
          </table:table-cell>
          <table:table-cell office:value-type="float" office:value="14" table:style-name="ce36">
            <text:p><text:s text:c="3"/>1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749" table:style-name="ce36">
            <text:p><text:s text:c="2"/>14 74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0948" table:style-name="ce36">
            <text:p><text:s text:c="2"/>80 948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11001</text:p>
          </table:table-cell>
          <table:table-cell office:value-type="string" table:style-name="ce23">
            <text:p>Bebidas</text:p>
          </table:table-cell>
          <table:table-cell office:value-type="float" office:value="155" table:style-name="ce36">
            <text:p><text:s text:c="3"/>155</text:p>
          </table:table-cell>
          <table:table-cell office:value-type="float" office:value="204" table:style-name="ce36">
            <text:p><text:s text:c="3"/>204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9" table:style-name="ce36">
            <text:p><text:s text:c="3"/>49</text:p>
          </table:table-cell>
          <table:table-cell office:value-type="float" office:value="21" table:style-name="ce36">
            <text:p><text:s text:c="3"/>21</text:p>
          </table:table-cell>
          <table:table-cell office:value-type="float" office:value="1323" table:style-name="ce36">
            <text:p><text:s text:c="2"/>1 323</text:p>
          </table:table-cell>
          <table:table-cell office:value-type="float" office:value="58982" table:style-name="ce36">
            <text:p><text:s text:c="2"/>58 98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" table:style-name="ce36">
            <text:p><text:s text:c="3"/>1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0" table:style-name="ce36">
            <text:p><text:s text:c="3"/>7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31" table:style-name="ce36">
            <text:p><text:s text:c="3"/>83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1662" table:style-name="ce36">
            <text:p><text:s text:c="2"/>61 662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2001</text:p>
          </table:table-cell>
          <table:table-cell office:value-type="string" table:style-name="ce3">
            <text:p>Produtos do fumo</text:p>
          </table:table-cell>
          <table:table-cell office:value-type="float" office:value="67" table:style-name="ce37">
            <text:p><text:s text:c="3"/>67</text:p>
          </table:table-cell>
          <table:table-cell office:value-type="float" office:value="38" table:style-name="ce37">
            <text:p><text:s text:c="3"/>38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067" table:style-name="ce37">
            <text:p><text:s text:c="2"/>13 06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182" table:style-name="ce37">
            <text:p><text:s text:c="2"/>13 182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3001</text:p>
          </table:table-cell>
          <table:table-cell office:value-type="string" table:style-name="ce3">
            <text:p>Fios e fibras têxteis beneficiadas</text:p>
          </table:table-cell>
          <table:table-cell office:value-type="float" office:value="1016" table:style-name="ce37">
            <text:p><text:s text:c="2"/>1 016</text:p>
          </table:table-cell>
          <table:table-cell office:value-type="float" office:value="225" table:style-name="ce37">
            <text:p><text:s text:c="3"/>225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591" table:style-name="ce37">
            <text:p><text:s text:c="2"/>7 59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6" table:style-name="ce37">
            <text:p><text:s text:c="3"/>10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945" table:style-name="ce37">
            <text:p><text:s text:c="2"/>8 945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3002</text:p>
          </table:table-cell>
          <table:table-cell office:value-type="string" table:style-name="ce3">
            <text:p>Tecid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5926" table:style-name="ce37">
            <text:p><text:s text:c="2"/>15 926</text:p>
          </table:table-cell>
          <table:table-cell office:value-type="float" office:value="190" table:style-name="ce37">
            <text:p><text:s text:c="3"/>19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" table:style-name="ce37">
            <text:p><text:s text:c="3"/>1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8" table:style-name="ce37">
            <text:p><text:s text:c="3"/>58</text:p>
          </table:table-cell>
          <table:table-cell office:value-type="float" office:value="169" table:style-name="ce37">
            <text:p><text:s text:c="3"/>169</text:p>
          </table:table-cell>
          <table:table-cell office:value-type="float" office:value="25" table:style-name="ce37">
            <text:p><text:s text:c="3"/>2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" table:style-name="ce37">
            <text:p><text:s text:c="3"/>1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404" table:style-name="ce37">
            <text:p><text:s text:c="2"/>16 404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3003</text:p>
          </table:table-cell>
          <table:table-cell office:value-type="string" table:style-name="ce3">
            <text:p>Art. têxteis de uso doméstico e outros têxtei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9430" table:style-name="ce37">
            <text:p><text:s text:c="2"/>19 430</text:p>
          </table:table-cell>
          <table:table-cell office:value-type="float" office:value="95" table:style-name="ce37">
            <text:p><text:s text:c="3"/>95</text:p>
          </table:table-cell>
          <table:table-cell office:value-type="float" office:value="33" table:style-name="ce37">
            <text:p><text:s text:c="3"/>3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" table:style-name="ce37">
            <text:p><text:s text:c="3"/>1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2" table:style-name="ce37">
            <text:p><text:s text:c="3"/>9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58" table:style-name="ce37">
            <text:p><text:s text:c="3"/>558</text:p>
          </table:table-cell>
          <table:table-cell office:value-type="float" office:value="40" table:style-name="ce37">
            <text:p><text:s text:c="3"/>4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5" table:style-name="ce37">
            <text:p><text:s text:c="3"/>4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8" table:style-name="ce37">
            <text:p><text:s text:c="3"/>9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30" table:style-name="ce37">
            <text:p><text:s text:c="3"/>330</text:p>
          </table:table-cell>
          <table:table-cell office:value-type="float" office:value="22" table:style-name="ce37">
            <text:p><text:s text:c="3"/>2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5" table:style-name="ce37">
            <text:p><text:s text:c="3"/>8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5" table:style-name="ce37">
            <text:p><text:s text:c="3"/>3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0880" table:style-name="ce37">
            <text:p><text:s text:c="2"/>20 880</text:p>
          </table:table-cell>
          <table:table-cell table:number-columns-repeated="16313"/>
        </table:table-row>
        <table:table-row table:style-name="ro5">
          <table:table-cell office:value-type="string" table:style-name="ce9">
            <text:p>14001</text:p>
          </table:table-cell>
          <table:table-cell office:value-type="string" table:style-name="ce7">
            <text:p>Artigos do vestuário e acessóri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49" table:style-name="ce38">
            <text:p><text:s text:c="3"/>449</text:p>
          </table:table-cell>
          <table:table-cell office:value-type="float" office:value="58004" table:style-name="ce38">
            <text:p><text:s text:c="2"/>58 004</text:p>
          </table:table-cell>
          <table:table-cell office:value-type="float" office:value="153" table:style-name="ce38">
            <text:p><text:s text:c="3"/>15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0" table:style-name="ce38">
            <text:p><text:s text:c="3"/>20</text:p>
          </table:table-cell>
          <table:table-cell office:value-type="float" office:value="27" table:style-name="ce38">
            <text:p><text:s text:c="3"/>2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42" table:style-name="ce38">
            <text:p><text:s text:c="3"/>14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77" table:style-name="ce38">
            <text:p><text:s text:c="3"/>57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9372" table:style-name="ce38">
            <text:p><text:s text:c="2"/>59 372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5001</text:p>
          </table:table-cell>
          <table:table-cell office:value-type="string" table:style-name="ce21">
            <text:p>Calçados e artefatos de cour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9" table:style-name="ce36">
            <text:p><text:s text:c="3"/>29</text:p>
          </table:table-cell>
          <table:table-cell office:value-type="float" office:value="194" table:style-name="ce36">
            <text:p><text:s text:c="3"/>194</text:p>
          </table:table-cell>
          <table:table-cell office:value-type="float" office:value="35501" table:style-name="ce36">
            <text:p><text:s text:c="2"/>35 50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" table:style-name="ce36">
            <text:p><text:s text:c="3"/>2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4" table:style-name="ce36">
            <text:p><text:s text:c="3"/>3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4" table:style-name="ce36">
            <text:p><text:s text:c="3"/>20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9" table:style-name="ce36">
            <text:p><text:s text:c="3"/>4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0" table:style-name="ce36">
            <text:p><text:s text:c="3"/>1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6153" table:style-name="ce36">
            <text:p><text:s text:c="2"/>36 153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6001</text:p>
          </table:table-cell>
          <table:table-cell office:value-type="string" table:style-name="ce21">
            <text:p>Produtos de madeira, exclusive móveis</text:p>
          </table:table-cell>
          <table:table-cell office:value-type="float" office:value="28" table:style-name="ce36">
            <text:p><text:s text:c="3"/>28</text:p>
          </table:table-cell>
          <table:table-cell office:value-type="float" office:value="23" table:style-name="ce36">
            <text:p><text:s text:c="3"/>23</text:p>
          </table:table-cell>
          <table:table-cell office:value-type="float" office:value="5" table:style-name="ce36">
            <text:p><text:s text:c="3"/>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954" table:style-name="ce36">
            <text:p><text:s text:c="2"/>23 954</text:p>
          </table:table-cell>
          <table:table-cell office:value-type="float" office:value="205" table:style-name="ce36">
            <text:p><text:s text:c="3"/>20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8" table:style-name="ce36">
            <text:p><text:s text:c="3"/>6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" table:style-name="ce36">
            <text:p><text:s text:c="3"/>1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2" table:style-name="ce36">
            <text:p><text:s text:c="3"/>17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5" table:style-name="ce36">
            <text:p><text:s text:c="3"/>3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529" table:style-name="ce36">
            <text:p><text:s text:c="2"/>24 529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7001</text:p>
          </table:table-cell>
          <table:table-cell office:value-type="string" table:style-name="ce21">
            <text:p>Celulose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869" table:style-name="ce36">
            <text:p><text:s text:c="2"/>11 86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2" table:style-name="ce36">
            <text:p><text:s text:c="3"/>5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921" table:style-name="ce36">
            <text:p><text:s text:c="2"/>11 921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7002</text:p>
          </table:table-cell>
          <table:table-cell office:value-type="string" table:style-name="ce21">
            <text:p>Papel, papelão, embalagens e artefatos de papel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" table:style-name="ce36">
            <text:p><text:s text:c="3"/>15</text:p>
          </table:table-cell>
          <table:table-cell office:value-type="float" office:value="23" table:style-name="ce36">
            <text:p><text:s text:c="3"/>2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" table:style-name="ce36">
            <text:p><text:s text:c="3"/>15</text:p>
          </table:table-cell>
          <table:table-cell office:value-type="float" office:value="46184" table:style-name="ce36">
            <text:p><text:s text:c="2"/>46 184</text:p>
          </table:table-cell>
          <table:table-cell office:value-type="float" office:value="290" table:style-name="ce36">
            <text:p><text:s text:c="3"/>29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0" table:style-name="ce36">
            <text:p><text:s text:c="3"/>30</text:p>
          </table:table-cell>
          <table:table-cell office:value-type="float" office:value="16" table:style-name="ce36">
            <text:p><text:s text:c="3"/>1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80" table:style-name="ce36">
            <text:p><text:s text:c="3"/>380</text:p>
          </table:table-cell>
          <table:table-cell office:value-type="float" office:value="90" table:style-name="ce36">
            <text:p><text:s text:c="3"/>9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0" table:style-name="ce36">
            <text:p><text:s text:c="3"/>4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92" table:style-name="ce36">
            <text:p><text:s text:c="3"/>29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7404" table:style-name="ce36">
            <text:p><text:s text:c="2"/>47 404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8001</text:p>
          </table:table-cell>
          <table:table-cell office:value-type="string" table:style-name="ce21">
            <text:p>Serviços de impressão e reproduçã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0" table:style-name="ce36">
            <text:p><text:s text:c="3"/>230</text:p>
          </table:table-cell>
          <table:table-cell office:value-type="float" office:value="17152" table:style-name="ce36">
            <text:p><text:s text:c="2"/>17 15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3" table:style-name="ce36">
            <text:p><text:s text:c="3"/>5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30" table:style-name="ce36">
            <text:p><text:s text:c="3"/>3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8" table:style-name="ce36">
            <text:p><text:s text:c="3"/>15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18" table:style-name="ce36">
            <text:p><text:s text:c="2"/>1 21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849" table:style-name="ce36">
            <text:p><text:s text:c="2"/>18 849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19911</text:p>
          </table:table-cell>
          <table:table-cell office:value-type="string" table:style-name="ce11">
            <text:p>Combustíveis para aviaçã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452" table:style-name="ce37">
            <text:p><text:s text:c="2"/>8 45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452" table:style-name="ce37">
            <text:p><text:s text:c="2"/>8 452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19912</text:p>
          </table:table-cell>
          <table:table-cell office:value-type="string" table:style-name="ce11">
            <text:p>Gasoálcool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4692" table:style-name="ce37">
            <text:p><text:s text:c="2"/>64 69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4692" table:style-name="ce37">
            <text:p><text:s text:c="2"/>64 692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19913</text:p>
          </table:table-cell>
          <table:table-cell office:value-type="string" table:style-name="ce13">
            <text:p>Naftas para petroquímica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604" table:style-name="ce37">
            <text:p><text:s text:c="2"/>7 60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604" table:style-name="ce37">
            <text:p><text:s text:c="2"/>7 604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9914</text:p>
          </table:table-cell>
          <table:table-cell office:value-type="string" table:style-name="ce3">
            <text:p>Óleo combustível<text:s text:c="2"/>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7908" table:style-name="ce37">
            <text:p><text:s text:c="2"/>17 90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" table:style-name="ce37">
            <text:p><text:s text:c="3"/>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7916" table:style-name="ce37">
            <text:p><text:s text:c="2"/>17 916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9915</text:p>
          </table:table-cell>
          <table:table-cell office:value-type="string" table:style-name="ce3">
            <text:p>Diesel - biodiesel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86882" table:style-name="ce38">
            <text:p><text:s text:c="2"/>86 88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86882" table:style-name="ce38">
            <text:p><text:s text:c="2"/>86 882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9916</text:p>
          </table:table-cell>
          <table:table-cell office:value-type="string" table:style-name="ce21">
            <text:p>Outros produtos do refino do petróle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2" table:style-name="ce36">
            <text:p><text:s text:c="3"/>42</text:p>
          </table:table-cell>
          <table:table-cell office:value-type="float" office:value="1318" table:style-name="ce36">
            <text:p><text:s text:c="2"/>1 31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6317" table:style-name="ce36">
            <text:p><text:s text:c="2"/>106 31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39" table:style-name="ce36">
            <text:p><text:s text:c="2"/>1 839</text:p>
          </table:table-cell>
          <table:table-cell office:value-type="float" office:value="219" table:style-name="ce36">
            <text:p><text:s text:c="3"/>219</text:p>
          </table:table-cell>
          <table:table-cell office:value-type="float" office:value="84" table:style-name="ce36">
            <text:p><text:s text:c="3"/>8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9" table:style-name="ce36">
            <text:p><text:s text:c="3"/>259</text:p>
          </table:table-cell>
          <table:table-cell office:value-type="float" office:value="46" table:style-name="ce36">
            <text:p><text:s text:c="3"/>4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95" table:style-name="ce36">
            <text:p><text:s text:c="2"/>2 19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2331" table:style-name="ce36">
            <text:p><text:s text:c="2"/>112 331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9921</text:p>
          </table:table-cell>
          <table:table-cell office:value-type="string" table:style-name="ce21">
            <text:p>Etanol e outros biocombustíveis</text:p>
          </table:table-cell>
          <table:table-cell office:value-type="float" office:value="19" table:style-name="ce36">
            <text:p><text:s text:c="3"/>1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22067" table:style-name="ce36">
            <text:p><text:s text:c="2"/>22 067</text:p>
          </table:table-cell>
          <table:table-cell office:value-type="float" office:value="1691" table:style-name="ce36">
            <text:p><text:s text:c="2"/>1 691</text:p>
          </table:table-cell>
          <table:table-cell office:value-type="float" office:value="159" table:style-name="ce36">
            <text:p><text:s text:c="3"/>15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594" table:style-name="ce36">
            <text:p><text:s text:c="2"/>21 594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4" table:style-name="ce36">
            <text:p><text:s text:c="3"/>4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39" table:style-name="ce36">
            <text:p><text:s text:c="3"/>439</text:p>
          </table:table-cell>
          <table:table-cell office:value-type="float" office:value="84" table:style-name="ce36">
            <text:p><text:s text:c="3"/>8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6115" table:style-name="ce36">
            <text:p><text:s text:c="2"/>46 115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20911</text:p>
          </table:table-cell>
          <table:table-cell office:value-type="string" table:style-name="ce23">
            <text:p>Produtos químicos inorgânic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55" table:style-name="ce36">
            <text:p><text:s text:c="3"/>45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6" table:style-name="ce36">
            <text:p><text:s text:c="3"/>2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8" table:style-name="ce36">
            <text:p><text:s text:c="3"/>10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6" table:style-name="ce36">
            <text:p><text:s text:c="3"/>6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648" table:style-name="ce36">
            <text:p><text:s text:c="2"/>22 648</text:p>
          </table:table-cell>
          <table:table-cell office:value-type="float" office:value="435" table:style-name="ce36">
            <text:p><text:s text:c="3"/>435</text:p>
          </table:table-cell>
          <table:table-cell office:value-type="float" office:value="88" table:style-name="ce36">
            <text:p><text:s text:c="3"/>88</text:p>
          </table:table-cell>
          <table:table-cell office:value-type="float" office:value="28" table:style-name="ce36">
            <text:p><text:s text:c="3"/>28</text:p>
          </table:table-cell>
          <table:table-cell office:value-type="float" office:value="26" table:style-name="ce36">
            <text:p><text:s text:c="3"/>26</text:p>
          </table:table-cell>
          <table:table-cell office:value-type="float" office:value="88" table:style-name="ce36">
            <text:p><text:s text:c="3"/>88</text:p>
          </table:table-cell>
          <table:table-cell office:value-type="float" office:value="27" table:style-name="ce36">
            <text:p><text:s text:c="3"/>27</text:p>
          </table:table-cell>
          <table:table-cell office:value-type="float" office:value="739" table:style-name="ce36">
            <text:p><text:s text:c="3"/>739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05" table:style-name="ce36">
            <text:p><text:s text:c="3"/>60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353" table:style-name="ce36">
            <text:p><text:s text:c="2"/>25 353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0912</text:p>
          </table:table-cell>
          <table:table-cell office:value-type="string" table:style-name="ce21">
            <text:p>Adubos e fertilizant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0" table:style-name="ce36">
            <text:p><text:s text:c="3"/>8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07" table:style-name="ce36">
            <text:p><text:s text:c="2"/>1 10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9220" table:style-name="ce36">
            <text:p><text:s text:c="2"/>29 220</text:p>
          </table:table-cell>
          <table:table-cell office:value-type="float" office:value="78" table:style-name="ce36">
            <text:p><text:s text:c="3"/>78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83" table:style-name="ce36">
            <text:p><text:s text:c="3"/>38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0880" table:style-name="ce36">
            <text:p><text:s text:c="2"/>30 880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0913</text:p>
          </table:table-cell>
          <table:table-cell office:value-type="string" table:style-name="ce21">
            <text:p>Produtos químicos orgânic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6" table:style-name="ce36">
            <text:p><text:s text:c="3"/>26</text:p>
          </table:table-cell>
          <table:table-cell office:value-type="float" office:value="303" table:style-name="ce36">
            <text:p><text:s text:c="3"/>30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" table:style-name="ce36">
            <text:p><text:s text:c="3"/>1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9" table:style-name="ce36">
            <text:p><text:s text:c="3"/>159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30388" table:style-name="ce36">
            <text:p><text:s text:c="2"/>30 388</text:p>
          </table:table-cell>
          <table:table-cell office:value-type="float" office:value="1386" table:style-name="ce36">
            <text:p><text:s text:c="2"/>1 386</text:p>
          </table:table-cell>
          <table:table-cell office:value-type="float" office:value="217" table:style-name="ce36">
            <text:p><text:s text:c="3"/>217</text:p>
          </table:table-cell>
          <table:table-cell office:value-type="float" office:value="114" table:style-name="ce36">
            <text:p><text:s text:c="3"/>114</text:p>
          </table:table-cell>
          <table:table-cell office:value-type="float" office:value="112" table:style-name="ce36">
            <text:p><text:s text:c="3"/>112</text:p>
          </table:table-cell>
          <table:table-cell office:value-type="float" office:value="50" table:style-name="ce36">
            <text:p><text:s text:c="3"/>50</text:p>
          </table:table-cell>
          <table:table-cell office:value-type="float" office:value="53" table:style-name="ce36">
            <text:p><text:s text:c="3"/>5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" table:style-name="ce36">
            <text:p><text:s text:c="3"/>1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" table:style-name="ce36">
            <text:p><text:s text:c="3"/>2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2884" table:style-name="ce36">
            <text:p><text:s text:c="2"/>32 884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0914</text:p>
          </table:table-cell>
          <table:table-cell office:value-type="string" table:style-name="ce11">
            <text:p>Resinas,elastômeros e fibras artif. e sintética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41" table:style-name="ce37">
            <text:p><text:s text:c="3"/>34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7" table:style-name="ce37">
            <text:p><text:s text:c="3"/>4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5338" table:style-name="ce37">
            <text:p><text:s text:c="2"/>25 338</text:p>
          </table:table-cell>
          <table:table-cell office:value-type="float" office:value="922" table:style-name="ce37">
            <text:p><text:s text:c="3"/>922</text:p>
          </table:table-cell>
          <table:table-cell office:value-type="float" office:value="52" table:style-name="ce37">
            <text:p><text:s text:c="3"/>52</text:p>
          </table:table-cell>
          <table:table-cell office:value-type="float" office:value="30" table:style-name="ce37">
            <text:p><text:s text:c="3"/>30</text:p>
          </table:table-cell>
          <table:table-cell office:value-type="float" office:value="304" table:style-name="ce37">
            <text:p><text:s text:c="3"/>304</text:p>
          </table:table-cell>
          <table:table-cell office:value-type="float" office:value="8" table:style-name="ce37">
            <text:p><text:s text:c="3"/>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8" table:style-name="ce37">
            <text:p><text:s text:c="3"/>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0" table:style-name="ce37">
            <text:p><text:s text:c="3"/>4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3" table:style-name="ce37">
            <text:p><text:s text:c="3"/>5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7150" table:style-name="ce37">
            <text:p><text:s text:c="2"/>27 150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0921</text:p>
          </table:table-cell>
          <table:table-cell office:value-type="string" table:style-name="ce11">
            <text:p>Defensivos agrícolas e desinfestantes domissanitári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33" table:style-name="ce38">
            <text:p><text:s text:c="3"/>133</text:p>
          </table:table-cell>
          <table:table-cell office:value-type="float" office:value="20168" table:style-name="ce38">
            <text:p><text:s text:c="2"/>20 168</text:p>
          </table:table-cell>
          <table:table-cell office:value-type="float" office:value="385" table:style-name="ce38">
            <text:p><text:s text:c="3"/>385</text:p>
          </table:table-cell>
          <table:table-cell office:value-type="float" office:value="165" table:style-name="ce38">
            <text:p><text:s text:c="3"/>16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0851" table:style-name="ce38">
            <text:p><text:s text:c="2"/>20 851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0922</text:p>
          </table:table-cell>
          <table:table-cell office:value-type="string" table:style-name="ce11">
            <text:p>Produtos químicos diversos<text:s/>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2" table:style-name="ce38">
            <text:p><text:s text:c="3"/>3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0" table:style-name="ce38">
            <text:p><text:s text:c="3"/>30</text:p>
          </table:table-cell>
          <table:table-cell office:value-type="float" office:value="860" table:style-name="ce38">
            <text:p><text:s text:c="3"/>86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1" table:style-name="ce38">
            <text:p><text:s text:c="3"/>2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8" table:style-name="ce38">
            <text:p><text:s text:c="3"/>7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4" table:style-name="ce38">
            <text:p><text:s text:c="3"/>1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32" table:style-name="ce38">
            <text:p><text:s text:c="3"/>23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304" table:style-name="ce38">
            <text:p><text:s text:c="2"/>1 304</text:p>
          </table:table-cell>
          <table:table-cell office:value-type="float" office:value="14680" table:style-name="ce38">
            <text:p><text:s text:c="2"/>14 680</text:p>
          </table:table-cell>
          <table:table-cell office:value-type="float" office:value="196" table:style-name="ce38">
            <text:p><text:s text:c="3"/>196</text:p>
          </table:table-cell>
          <table:table-cell office:value-type="float" office:value="26" table:style-name="ce38">
            <text:p><text:s text:c="3"/>26</text:p>
          </table:table-cell>
          <table:table-cell office:value-type="float" office:value="180" table:style-name="ce38">
            <text:p><text:s text:c="3"/>180</text:p>
          </table:table-cell>
          <table:table-cell office:value-type="float" office:value="302" table:style-name="ce38">
            <text:p><text:s text:c="3"/>302</text:p>
          </table:table-cell>
          <table:table-cell office:value-type="float" office:value="183" table:style-name="ce38">
            <text:p><text:s text:c="3"/>183</text:p>
          </table:table-cell>
          <table:table-cell office:value-type="float" office:value="32" table:style-name="ce38">
            <text:p><text:s text:c="3"/>32</text:p>
          </table:table-cell>
          <table:table-cell office:value-type="float" office:value="7" table:style-name="ce38">
            <text:p><text:s text:c="3"/>7</text:p>
          </table:table-cell>
          <table:table-cell office:value-type="float" office:value="14" table:style-name="ce38">
            <text:p><text:s text:c="3"/>14</text:p>
          </table:table-cell>
          <table:table-cell office:value-type="float" office:value="8" table:style-name="ce38">
            <text:p><text:s text:c="3"/>8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6" table:style-name="ce38">
            <text:p><text:s text:c="3"/>3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2" table:style-name="ce38">
            <text:p><text:s text:c="3"/>22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5" table:style-name="ce38">
            <text:p><text:s text:c="3"/>2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8294" table:style-name="ce38">
            <text:p><text:s text:c="2"/>18 294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20923</text:p>
          </table:table-cell>
          <table:table-cell office:value-type="string" table:style-name="ce13">
            <text:p>Tintas, vernizes, esmaltes e laca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" table:style-name="ce37">
            <text:p><text:s text:c="3"/>11</text:p>
          </table:table-cell>
          <table:table-cell office:value-type="float" office:value="8" table:style-name="ce37">
            <text:p><text:s text:c="3"/>8</text:p>
          </table:table-cell>
          <table:table-cell office:value-type="float" office:value="20" table:style-name="ce37">
            <text:p><text:s text:c="3"/>20</text:p>
          </table:table-cell>
          <table:table-cell office:value-type="float" office:value="96" table:style-name="ce37">
            <text:p><text:s text:c="3"/>96</text:p>
          </table:table-cell>
          <table:table-cell office:value-type="float" office:value="15900" table:style-name="ce37">
            <text:p><text:s text:c="2"/>15 90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99" table:style-name="ce37">
            <text:p><text:s text:c="3"/>29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0" table:style-name="ce37">
            <text:p><text:s text:c="3"/>5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1" table:style-name="ce37">
            <text:p><text:s text:c="3"/>4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" table:style-name="ce37">
            <text:p><text:s text:c="3"/>1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439" table:style-name="ce37">
            <text:p><text:s text:c="2"/>16 439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20931</text:p>
          </table:table-cell>
          <table:table-cell office:value-type="string" table:style-name="ce3">
            <text:p>Perfumaria, sabões e artigos de limpeza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5" table:style-name="ce38">
            <text:p><text:s text:c="3"/>1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35" table:style-name="ce38">
            <text:p><text:s text:c="3"/>23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3" table:style-name="ce38">
            <text:p><text:s text:c="3"/>53</text:p>
          </table:table-cell>
          <table:table-cell office:value-type="float" office:value="561" table:style-name="ce38">
            <text:p><text:s text:c="3"/>561</text:p>
          </table:table-cell>
          <table:table-cell office:value-type="float" office:value="430" table:style-name="ce38">
            <text:p><text:s text:c="3"/>430</text:p>
          </table:table-cell>
          <table:table-cell office:value-type="float" office:value="28029" table:style-name="ce38">
            <text:p><text:s text:c="2"/>28 029</text:p>
          </table:table-cell>
          <table:table-cell office:value-type="float" office:value="373" table:style-name="ce38">
            <text:p><text:s text:c="3"/>37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6" table:style-name="ce38">
            <text:p><text:s text:c="3"/>1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8" table:style-name="ce38">
            <text:p><text:s text:c="3"/>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" table:style-name="ce38">
            <text:p><text:s text:c="3"/>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7" table:style-name="ce38">
            <text:p><text:s text:c="3"/>5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00" table:style-name="ce38">
            <text:p><text:s text:c="3"/>40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0184" table:style-name="ce38">
            <text:p><text:s text:c="2"/>30 184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1001</text:p>
          </table:table-cell>
          <table:table-cell office:value-type="string" table:style-name="ce21">
            <text:p>Produtos farmacêutic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" table:style-name="ce36">
            <text:p><text:s text:c="3"/>13</text:p>
          </table:table-cell>
          <table:table-cell office:value-type="float" office:value="55" table:style-name="ce36">
            <text:p><text:s text:c="3"/>5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" table:style-name="ce36">
            <text:p><text:s text:c="3"/>2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2" table:style-name="ce36">
            <text:p><text:s text:c="3"/>52</text:p>
          </table:table-cell>
          <table:table-cell office:value-type="float" office:value="76" table:style-name="ce36">
            <text:p><text:s text:c="3"/>76</text:p>
          </table:table-cell>
          <table:table-cell office:value-type="float" office:value="52" table:style-name="ce36">
            <text:p><text:s text:c="3"/>52</text:p>
          </table:table-cell>
          <table:table-cell office:value-type="float" office:value="42778" table:style-name="ce36">
            <text:p><text:s text:c="2"/>42 778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100" table:style-name="ce36">
            <text:p><text:s text:c="3"/>10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8" table:style-name="ce36">
            <text:p><text:s text:c="3"/>5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598" table:style-name="ce36">
            <text:p><text:s text:c="2"/>4 59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3" table:style-name="ce36">
            <text:p><text:s text:c="3"/>20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8019" table:style-name="ce36">
            <text:p><text:s text:c="2"/>48 019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2001</text:p>
          </table:table-cell>
          <table:table-cell office:value-type="string" table:style-name="ce21">
            <text:p>Artigos de borrach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8" table:style-name="ce36">
            <text:p><text:s text:c="3"/>5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5" table:style-name="ce36">
            <text:p><text:s text:c="3"/>4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79" table:style-name="ce36">
            <text:p><text:s text:c="3"/>7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23790" table:style-name="ce36">
            <text:p><text:s text:c="2"/>23 79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7" table:style-name="ce36">
            <text:p><text:s text:c="3"/>7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0" table:style-name="ce36">
            <text:p><text:s text:c="3"/>9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" table:style-name="ce36">
            <text:p><text:s text:c="3"/>2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222" table:style-name="ce36">
            <text:p><text:s text:c="2"/>24 222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2002</text:p>
          </table:table-cell>
          <table:table-cell office:value-type="string" table:style-name="ce21">
            <text:p>Artigos de plástic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" table:style-name="ce36">
            <text:p><text:s text:c="3"/>2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" table:style-name="ce36">
            <text:p><text:s text:c="3"/>1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5" table:style-name="ce36">
            <text:p><text:s text:c="3"/>195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31" table:style-name="ce36">
            <text:p><text:s text:c="3"/>31</text:p>
          </table:table-cell>
          <table:table-cell office:value-type="float" office:value="105" table:style-name="ce36">
            <text:p><text:s text:c="3"/>105</text:p>
          </table:table-cell>
          <table:table-cell office:value-type="float" office:value="380" table:style-name="ce36">
            <text:p><text:s text:c="3"/>380</text:p>
          </table:table-cell>
          <table:table-cell office:value-type="float" office:value="119" table:style-name="ce36">
            <text:p><text:s text:c="3"/>11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35" table:style-name="ce36">
            <text:p><text:s text:c="3"/>335</text:p>
          </table:table-cell>
          <table:table-cell office:value-type="float" office:value="171" table:style-name="ce36">
            <text:p><text:s text:c="3"/>171</text:p>
          </table:table-cell>
          <table:table-cell office:value-type="float" office:value="48" table:style-name="ce36">
            <text:p><text:s text:c="3"/>48</text:p>
          </table:table-cell>
          <table:table-cell office:value-type="float" office:value="26" table:style-name="ce36">
            <text:p><text:s text:c="3"/>26</text:p>
          </table:table-cell>
          <table:table-cell office:value-type="float" office:value="56672" table:style-name="ce36">
            <text:p><text:s text:c="2"/>56 672</text:p>
          </table:table-cell>
          <table:table-cell office:value-type="float" office:value="131" table:style-name="ce36">
            <text:p><text:s text:c="3"/>131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30" table:style-name="ce36">
            <text:p><text:s text:c="3"/>30</text:p>
          </table:table-cell>
          <table:table-cell office:value-type="float" office:value="375" table:style-name="ce36">
            <text:p><text:s text:c="3"/>375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238" table:style-name="ce36">
            <text:p><text:s text:c="3"/>238</text:p>
          </table:table-cell>
          <table:table-cell office:value-type="float" office:value="407" table:style-name="ce36">
            <text:p><text:s text:c="3"/>40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6" table:style-name="ce36">
            <text:p><text:s text:c="3"/>176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517" table:style-name="ce36">
            <text:p><text:s text:c="3"/>517</text:p>
          </table:table-cell>
          <table:table-cell office:value-type="float" office:value="33" table:style-name="ce36">
            <text:p><text:s text:c="3"/>3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9" table:style-name="ce36">
            <text:p><text:s text:c="3"/>199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1" table:style-name="ce36">
            <text:p><text:s text:c="3"/>3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0327" table:style-name="ce36">
            <text:p><text:s text:c="2"/>60 327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23001</text:p>
          </table:table-cell>
          <table:table-cell office:value-type="string" table:style-name="ce23">
            <text:p>Ciment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3" table:style-name="ce36">
            <text:p><text:s text:c="3"/>12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212" table:style-name="ce36">
            <text:p><text:s text:c="2"/>16 2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335" table:style-name="ce36">
            <text:p><text:s text:c="2"/>16 335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3002</text:p>
          </table:table-cell>
          <table:table-cell office:value-type="string" table:style-name="ce21">
            <text:p>Artefatos de cimento, gesso e semelhant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9" table:style-name="ce36">
            <text:p><text:s text:c="3"/>6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1" table:style-name="ce36">
            <text:p><text:s text:c="3"/>31</text:p>
          </table:table-cell>
          <table:table-cell office:value-type="float" office:value="22545" table:style-name="ce36">
            <text:p><text:s text:c="2"/>22 54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5" table:style-name="ce36">
            <text:p><text:s text:c="3"/>3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" table:style-name="ce36">
            <text:p><text:s text:c="3"/>19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1" table:style-name="ce36">
            <text:p><text:s text:c="3"/>23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965" table:style-name="ce36">
            <text:p><text:s text:c="2"/>22 965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3003</text:p>
          </table:table-cell>
          <table:table-cell office:value-type="string" table:style-name="ce11">
            <text:p>Vidros, cerâmicos e outros prod. de minerais não-metálic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32" table:style-name="ce38">
            <text:p><text:s text:c="3"/>33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1" table:style-name="ce38">
            <text:p><text:s text:c="3"/>2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6" table:style-name="ce38">
            <text:p><text:s text:c="3"/>1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3" table:style-name="ce38">
            <text:p><text:s text:c="3"/>43</text:p>
          </table:table-cell>
          <table:table-cell office:value-type="float" office:value="141" table:style-name="ce38">
            <text:p><text:s text:c="3"/>14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29" table:style-name="ce38">
            <text:p><text:s text:c="3"/>129</text:p>
          </table:table-cell>
          <table:table-cell office:value-type="float" office:value="38650" table:style-name="ce38">
            <text:p><text:s text:c="2"/>38 650</text:p>
          </table:table-cell>
          <table:table-cell office:value-type="float" office:value="10" table:style-name="ce38">
            <text:p><text:s text:c="3"/>1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4" table:style-name="ce38">
            <text:p><text:s text:c="3"/>7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81" table:style-name="ce38">
            <text:p><text:s text:c="3"/>81</text:p>
          </table:table-cell>
          <table:table-cell office:value-type="float" office:value="27" table:style-name="ce38">
            <text:p><text:s text:c="3"/>27</text:p>
          </table:table-cell>
          <table:table-cell office:value-type="float" office:value="35" table:style-name="ce38">
            <text:p><text:s text:c="3"/>35</text:p>
          </table:table-cell>
          <table:table-cell office:value-type="float" office:value="126" table:style-name="ce38">
            <text:p><text:s text:c="3"/>12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21" table:style-name="ce38">
            <text:p><text:s text:c="3"/>12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9806" table:style-name="ce38">
            <text:p><text:s text:c="2"/>39 806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4911</text:p>
          </table:table-cell>
          <table:table-cell office:value-type="string" table:style-name="ce11">
            <text:p>Ferro-gusa e ferroliga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326" table:style-name="ce37">
            <text:p><text:s text:c="2"/>10 32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" table:style-name="ce37">
            <text:p><text:s text:c="3"/>1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338" table:style-name="ce37">
            <text:p><text:s text:c="2"/>10 338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4912</text:p>
          </table:table-cell>
          <table:table-cell office:value-type="string" table:style-name="ce11">
            <text:p>Semi-acabacados, laminados planos, longos e tubos de aç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" table:style-name="ce37">
            <text:p><text:s text:c="3"/>1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9" table:style-name="ce37">
            <text:p><text:s text:c="3"/>4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8256" table:style-name="ce37">
            <text:p><text:s text:c="2"/>78 256</text:p>
          </table:table-cell>
          <table:table-cell office:value-type="float" office:value="43" table:style-name="ce37">
            <text:p><text:s text:c="3"/>43</text:p>
          </table:table-cell>
          <table:table-cell office:value-type="float" office:value="708" table:style-name="ce37">
            <text:p><text:s text:c="3"/>70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0" table:style-name="ce37">
            <text:p><text:s text:c="3"/>110</text:p>
          </table:table-cell>
          <table:table-cell office:value-type="float" office:value="228" table:style-name="ce37">
            <text:p><text:s text:c="3"/>22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67" table:style-name="ce37">
            <text:p><text:s text:c="3"/>267</text:p>
          </table:table-cell>
          <table:table-cell office:value-type="float" office:value="21" table:style-name="ce37">
            <text:p><text:s text:c="3"/>2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1" table:style-name="ce37">
            <text:p><text:s text:c="3"/>2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9723" table:style-name="ce37">
            <text:p><text:s text:c="2"/>79 723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24921</text:p>
          </table:table-cell>
          <table:table-cell office:value-type="string" table:style-name="ce13">
            <text:p>Produtos da metalurgia de metais não-ferros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72" table:style-name="ce37">
            <text:p><text:s text:c="3"/>87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" table:style-name="ce37">
            <text:p><text:s text:c="3"/>1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34" table:style-name="ce37">
            <text:p><text:s text:c="3"/>334</text:p>
          </table:table-cell>
          <table:table-cell office:value-type="float" office:value="12" table:style-name="ce37">
            <text:p><text:s text:c="3"/>1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7" table:style-name="ce37">
            <text:p><text:s text:c="3"/>107</text:p>
          </table:table-cell>
          <table:table-cell office:value-type="float" office:value="15" table:style-name="ce37">
            <text:p><text:s text:c="3"/>15</text:p>
          </table:table-cell>
          <table:table-cell office:value-type="float" office:value="161" table:style-name="ce37">
            <text:p><text:s text:c="3"/>161</text:p>
          </table:table-cell>
          <table:table-cell office:value-type="float" office:value="34559" table:style-name="ce37">
            <text:p><text:s text:c="2"/>34 559</text:p>
          </table:table-cell>
          <table:table-cell office:value-type="float" office:value="463" table:style-name="ce37">
            <text:p><text:s text:c="3"/>46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23" table:style-name="ce37">
            <text:p><text:s text:c="3"/>323</text:p>
          </table:table-cell>
          <table:table-cell office:value-type="float" office:value="103" table:style-name="ce37">
            <text:p><text:s text:c="3"/>10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6" table:style-name="ce37">
            <text:p><text:s text:c="3"/>3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" table:style-name="ce37">
            <text:p><text:s text:c="3"/>1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3" table:style-name="ce37">
            <text:p><text:s text:c="3"/>6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7072" table:style-name="ce37">
            <text:p><text:s text:c="2"/>37 072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24922</text:p>
          </table:table-cell>
          <table:table-cell office:value-type="string" table:style-name="ce3">
            <text:p>Peças fundidas de aço e de metais não ferros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5" table:style-name="ce37">
            <text:p><text:s text:c="3"/>25</text:p>
          </table:table-cell>
          <table:table-cell office:value-type="float" office:value="5571" table:style-name="ce37">
            <text:p><text:s text:c="2"/>5 571</text:p>
          </table:table-cell>
          <table:table-cell office:value-type="float" office:value="40" table:style-name="ce37">
            <text:p><text:s text:c="3"/>4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" table:style-name="ce37">
            <text:p><text:s text:c="3"/>12</text:p>
          </table:table-cell>
          <table:table-cell office:value-type="float" office:value="85" table:style-name="ce37">
            <text:p><text:s text:c="3"/>8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4" table:style-name="ce37">
            <text:p><text:s text:c="3"/>4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777" table:style-name="ce37">
            <text:p><text:s text:c="2"/>5 777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5001</text:p>
          </table:table-cell>
          <table:table-cell office:value-type="string" table:style-name="ce21">
            <text:p>Produtos de metal, excl. máquinas e equipament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9" table:style-name="ce36">
            <text:p><text:s text:c="3"/>18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33" table:style-name="ce36">
            <text:p><text:s text:c="3"/>33</text:p>
          </table:table-cell>
          <table:table-cell office:value-type="float" office:value="16" table:style-name="ce36">
            <text:p><text:s text:c="3"/>1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3" table:style-name="ce36">
            <text:p><text:s text:c="3"/>53</text:p>
          </table:table-cell>
          <table:table-cell office:value-type="float" office:value="369" table:style-name="ce36">
            <text:p><text:s text:c="3"/>36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47" table:style-name="ce36">
            <text:p><text:s text:c="3"/>447</text:p>
          </table:table-cell>
          <table:table-cell office:value-type="float" office:value="86" table:style-name="ce36">
            <text:p><text:s text:c="3"/>86</text:p>
          </table:table-cell>
          <table:table-cell office:value-type="float" office:value="1809" table:style-name="ce36">
            <text:p><text:s text:c="2"/>1 809</text:p>
          </table:table-cell>
          <table:table-cell office:value-type="float" office:value="480" table:style-name="ce36">
            <text:p><text:s text:c="3"/>480</text:p>
          </table:table-cell>
          <table:table-cell office:value-type="float" office:value="82642" table:style-name="ce36">
            <text:p><text:s text:c="2"/>82 642</text:p>
          </table:table-cell>
          <table:table-cell office:value-type="float" office:value="179" table:style-name="ce36">
            <text:p><text:s text:c="3"/>179</text:p>
          </table:table-cell>
          <table:table-cell office:value-type="float" office:value="780" table:style-name="ce36">
            <text:p><text:s text:c="3"/>780</text:p>
          </table:table-cell>
          <table:table-cell office:value-type="float" office:value="2124" table:style-name="ce36">
            <text:p><text:s text:c="2"/>2 124</text:p>
          </table:table-cell>
          <table:table-cell office:value-type="float" office:value="46" table:style-name="ce36">
            <text:p><text:s text:c="3"/>46</text:p>
          </table:table-cell>
          <table:table-cell office:value-type="float" office:value="758" table:style-name="ce36">
            <text:p><text:s text:c="3"/>758</text:p>
          </table:table-cell>
          <table:table-cell office:value-type="float" office:value="293" table:style-name="ce36">
            <text:p><text:s text:c="3"/>293</text:p>
          </table:table-cell>
          <table:table-cell office:value-type="float" office:value="582" table:style-name="ce36">
            <text:p><text:s text:c="3"/>582</text:p>
          </table:table-cell>
          <table:table-cell office:value-type="float" office:value="201" table:style-name="ce36">
            <text:p><text:s text:c="3"/>20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93" table:style-name="ce36">
            <text:p><text:s text:c="2"/>1 79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5" table:style-name="ce36">
            <text:p><text:s text:c="3"/>10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5" table:style-name="ce36">
            <text:p><text:s text:c="3"/>9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3103" table:style-name="ce36">
            <text:p><text:s text:c="2"/>93 103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6001</text:p>
          </table:table-cell>
          <table:table-cell office:value-type="string" table:style-name="ce21">
            <text:p>Componentes eletrônic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4" table:style-name="ce36">
            <text:p><text:s text:c="3"/>11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616" table:style-name="ce36">
            <text:p><text:s text:c="2"/>3 616</text:p>
          </table:table-cell>
          <table:table-cell office:value-type="float" office:value="427" table:style-name="ce36">
            <text:p><text:s text:c="3"/>427</text:p>
          </table:table-cell>
          <table:table-cell office:value-type="float" office:value="17" table:style-name="ce36">
            <text:p><text:s text:c="3"/>1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2" table:style-name="ce36">
            <text:p><text:s text:c="3"/>3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217" table:style-name="ce36">
            <text:p><text:s text:c="2"/>4 217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26002</text:p>
          </table:table-cell>
          <table:table-cell office:value-type="string" table:style-name="ce23">
            <text:p>Máquinas para escritório e equip. de informátic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" table:style-name="ce36">
            <text:p><text:s text:c="3"/>2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22259" table:style-name="ce36">
            <text:p><text:s text:c="2"/>22 259</text:p>
          </table:table-cell>
          <table:table-cell office:value-type="float" office:value="30" table:style-name="ce36">
            <text:p><text:s text:c="3"/>30</text:p>
          </table:table-cell>
          <table:table-cell office:value-type="float" office:value="271" table:style-name="ce36">
            <text:p><text:s text:c="3"/>27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" table:style-name="ce36">
            <text:p><text:s text:c="3"/>1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94" table:style-name="ce36">
            <text:p><text:s text:c="3"/>59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222" table:style-name="ce36">
            <text:p><text:s text:c="2"/>23 222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6003</text:p>
          </table:table-cell>
          <table:table-cell office:value-type="string" table:style-name="ce21">
            <text:p>Material eletrônico e equip. de comunicaçõ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8" table:style-name="ce36">
            <text:p><text:s text:c="3"/>15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44095" table:style-name="ce36">
            <text:p><text:s text:c="2"/>44 095</text:p>
          </table:table-cell>
          <table:table-cell office:value-type="float" office:value="329" table:style-name="ce36">
            <text:p><text:s text:c="3"/>329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9" table:style-name="ce36">
            <text:p><text:s text:c="3"/>4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3" table:style-name="ce36">
            <text:p><text:s text:c="3"/>12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4797" table:style-name="ce36">
            <text:p><text:s text:c="2"/>44 797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6004</text:p>
          </table:table-cell>
          <table:table-cell office:value-type="string" table:style-name="ce21">
            <text:p>Equip. de medida, teste e controle, ópticos e eletromédic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5" table:style-name="ce36">
            <text:p><text:s text:c="3"/>45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7" table:style-name="ce36">
            <text:p><text:s text:c="3"/>57</text:p>
          </table:table-cell>
          <table:table-cell office:value-type="float" office:value="8440" table:style-name="ce36">
            <text:p><text:s text:c="2"/>8 440</text:p>
          </table:table-cell>
          <table:table-cell office:value-type="float" office:value="177" table:style-name="ce36">
            <text:p><text:s text:c="3"/>177</text:p>
          </table:table-cell>
          <table:table-cell office:value-type="float" office:value="354" table:style-name="ce36">
            <text:p><text:s text:c="3"/>35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7" table:style-name="ce36">
            <text:p><text:s text:c="3"/>4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23" table:style-name="ce36">
            <text:p><text:s text:c="3"/>623</text:p>
          </table:table-cell>
          <table:table-cell office:value-type="float" office:value="25" table:style-name="ce36">
            <text:p><text:s text:c="3"/>2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1" table:style-name="ce36">
            <text:p><text:s text:c="3"/>17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951" table:style-name="ce36">
            <text:p><text:s text:c="2"/>9 951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7001</text:p>
          </table:table-cell>
          <table:table-cell office:value-type="string" table:style-name="ce11">
            <text:p>Máquinas, aparelhos e materiais elétric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3" table:style-name="ce37">
            <text:p><text:s text:c="3"/>2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5" table:style-name="ce37">
            <text:p><text:s text:c="3"/>75</text:p>
          </table:table-cell>
          <table:table-cell office:value-type="float" office:value="64" table:style-name="ce37">
            <text:p><text:s text:c="3"/>64</text:p>
          </table:table-cell>
          <table:table-cell office:value-type="float" office:value="14" table:style-name="ce37">
            <text:p><text:s text:c="3"/>14</text:p>
          </table:table-cell>
          <table:table-cell office:value-type="float" office:value="247" table:style-name="ce37">
            <text:p><text:s text:c="3"/>247</text:p>
          </table:table-cell>
          <table:table-cell office:value-type="float" office:value="266" table:style-name="ce37">
            <text:p><text:s text:c="3"/>266</text:p>
          </table:table-cell>
          <table:table-cell office:value-type="float" office:value="965" table:style-name="ce37">
            <text:p><text:s text:c="3"/>965</text:p>
          </table:table-cell>
          <table:table-cell office:value-type="float" office:value="43115" table:style-name="ce37">
            <text:p><text:s text:c="2"/>43 115</text:p>
          </table:table-cell>
          <table:table-cell office:value-type="float" office:value="1483" table:style-name="ce37">
            <text:p><text:s text:c="2"/>1 483</text:p>
          </table:table-cell>
          <table:table-cell office:value-type="float" office:value="799" table:style-name="ce37">
            <text:p><text:s text:c="3"/>799</text:p>
          </table:table-cell>
          <table:table-cell office:value-type="float" office:value="494" table:style-name="ce37">
            <text:p><text:s text:c="3"/>494</text:p>
          </table:table-cell>
          <table:table-cell office:value-type="float" office:value="118" table:style-name="ce37">
            <text:p><text:s text:c="3"/>118</text:p>
          </table:table-cell>
          <table:table-cell office:value-type="float" office:value="30" table:style-name="ce37">
            <text:p><text:s text:c="3"/>30</text:p>
          </table:table-cell>
          <table:table-cell office:value-type="float" office:value="164" table:style-name="ce37">
            <text:p><text:s text:c="3"/>16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7858" table:style-name="ce37">
            <text:p><text:s text:c="2"/>47 858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7002</text:p>
          </table:table-cell>
          <table:table-cell office:value-type="string" table:style-name="ce11">
            <text:p>Eletrodoméstic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15" table:style-name="ce38">
            <text:p><text:s text:c="3"/>115</text:p>
          </table:table-cell>
          <table:table-cell office:value-type="float" office:value="26" table:style-name="ce38">
            <text:p><text:s text:c="3"/>2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2" table:style-name="ce38">
            <text:p><text:s text:c="3"/>12</text:p>
          </table:table-cell>
          <table:table-cell office:value-type="float" office:value="122" table:style-name="ce38">
            <text:p><text:s text:c="3"/>122</text:p>
          </table:table-cell>
          <table:table-cell office:value-type="float" office:value="628" table:style-name="ce38">
            <text:p><text:s text:c="3"/>628</text:p>
          </table:table-cell>
          <table:table-cell office:value-type="float" office:value="15044" table:style-name="ce38">
            <text:p><text:s text:c="2"/>15 044</text:p>
          </table:table-cell>
          <table:table-cell office:value-type="float" office:value="544" table:style-name="ce38">
            <text:p><text:s text:c="3"/>54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0" table:style-name="ce38">
            <text:p><text:s text:c="3"/>30</text:p>
          </table:table-cell>
          <table:table-cell office:value-type="float" office:value="23" table:style-name="ce38">
            <text:p><text:s text:c="3"/>2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78" table:style-name="ce38">
            <text:p><text:s text:c="3"/>27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6822" table:style-name="ce38">
            <text:p><text:s text:c="2"/>16 822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8001</text:p>
          </table:table-cell>
          <table:table-cell office:value-type="string" table:style-name="ce11">
            <text:p>Tratores e outras máquinas agrícola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1" table:style-name="ce38">
            <text:p><text:s text:c="3"/>71</text:p>
          </table:table-cell>
          <table:table-cell office:value-type="float" office:value="9" table:style-name="ce38">
            <text:p><text:s text:c="3"/>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0" table:style-name="ce38">
            <text:p><text:s text:c="3"/>40</text:p>
          </table:table-cell>
          <table:table-cell office:value-type="float" office:value="154" table:style-name="ce38">
            <text:p><text:s text:c="3"/>154</text:p>
          </table:table-cell>
          <table:table-cell office:value-type="float" office:value="8" table:style-name="ce38">
            <text:p><text:s text:c="3"/>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5379" table:style-name="ce38">
            <text:p><text:s text:c="2"/>25 379</text:p>
          </table:table-cell>
          <table:table-cell office:value-type="float" office:value="43" table:style-name="ce38">
            <text:p><text:s text:c="3"/>43</text:p>
          </table:table-cell>
          <table:table-cell office:value-type="float" office:value="264" table:style-name="ce38">
            <text:p><text:s text:c="3"/>26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1" table:style-name="ce38">
            <text:p><text:s text:c="3"/>31</text:p>
          </table:table-cell>
          <table:table-cell office:value-type="float" office:value="18" table:style-name="ce38">
            <text:p><text:s text:c="3"/>1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4" table:style-name="ce38">
            <text:p><text:s text:c="3"/>7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6091" table:style-name="ce38">
            <text:p><text:s text:c="2"/>26 091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28002</text:p>
          </table:table-cell>
          <table:table-cell office:value-type="string" table:style-name="ce13">
            <text:p>Máquinas para a extração mineral e a construçã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1" table:style-name="ce37">
            <text:p><text:s text:c="3"/>31</text:p>
          </table:table-cell>
          <table:table-cell office:value-type="float" office:value="17" table:style-name="ce37">
            <text:p><text:s text:c="3"/>17</text:p>
          </table:table-cell>
          <table:table-cell office:value-type="float" office:value="160" table:style-name="ce37">
            <text:p><text:s text:c="3"/>16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8" table:style-name="ce37">
            <text:p><text:s text:c="3"/>28</text:p>
          </table:table-cell>
          <table:table-cell office:value-type="float" office:value="18602" table:style-name="ce37">
            <text:p><text:s text:c="2"/>18 60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5" table:style-name="ce37">
            <text:p><text:s text:c="3"/>35</text:p>
          </table:table-cell>
          <table:table-cell office:value-type="float" office:value="13" table:style-name="ce37">
            <text:p><text:s text:c="3"/>1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78" table:style-name="ce37">
            <text:p><text:s text:c="3"/>37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9" table:style-name="ce37">
            <text:p><text:s text:c="3"/>6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" table:style-name="ce37">
            <text:p><text:s text:c="3"/>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9338" table:style-name="ce37">
            <text:p><text:s text:c="2"/>19 338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28003</text:p>
          </table:table-cell>
          <table:table-cell office:value-type="string" table:style-name="ce3">
            <text:p>Outras máquinas e equipamentos mecânic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9" table:style-name="ce38">
            <text:p><text:s text:c="3"/>9</text:p>
          </table:table-cell>
          <table:table-cell office:value-type="float" office:value="975" table:style-name="ce38">
            <text:p><text:s text:c="3"/>97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5" table:style-name="ce38">
            <text:p><text:s text:c="3"/>15</text:p>
          </table:table-cell>
          <table:table-cell office:value-type="float" office:value="195" table:style-name="ce38">
            <text:p><text:s text:c="3"/>195</text:p>
          </table:table-cell>
          <table:table-cell office:value-type="float" office:value="1033" table:style-name="ce38">
            <text:p><text:s text:c="2"/>1 033</text:p>
          </table:table-cell>
          <table:table-cell office:value-type="float" office:value="36" table:style-name="ce38">
            <text:p><text:s text:c="3"/>36</text:p>
          </table:table-cell>
          <table:table-cell office:value-type="float" office:value="45" table:style-name="ce38">
            <text:p><text:s text:c="3"/>45</text:p>
          </table:table-cell>
          <table:table-cell office:value-type="float" office:value="4" table:style-name="ce38">
            <text:p><text:s text:c="3"/>4</text:p>
          </table:table-cell>
          <table:table-cell office:value-type="float" office:value="37" table:style-name="ce38">
            <text:p><text:s text:c="3"/>37</text:p>
          </table:table-cell>
          <table:table-cell office:value-type="float" office:value="20" table:style-name="ce38">
            <text:p><text:s text:c="3"/>2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8" table:style-name="ce38">
            <text:p><text:s text:c="3"/>8</text:p>
          </table:table-cell>
          <table:table-cell office:value-type="float" office:value="396" table:style-name="ce38">
            <text:p><text:s text:c="3"/>396</text:p>
          </table:table-cell>
          <table:table-cell office:value-type="float" office:value="9" table:style-name="ce38">
            <text:p><text:s text:c="3"/>9</text:p>
          </table:table-cell>
          <table:table-cell office:value-type="float" office:value="329" table:style-name="ce38">
            <text:p><text:s text:c="3"/>329</text:p>
          </table:table-cell>
          <table:table-cell office:value-type="float" office:value="25" table:style-name="ce38">
            <text:p><text:s text:c="3"/>25</text:p>
          </table:table-cell>
          <table:table-cell office:value-type="float" office:value="227" table:style-name="ce38">
            <text:p><text:s text:c="3"/>227</text:p>
          </table:table-cell>
          <table:table-cell office:value-type="float" office:value="10" table:style-name="ce38">
            <text:p><text:s text:c="3"/>10</text:p>
          </table:table-cell>
          <table:table-cell office:value-type="float" office:value="36" table:style-name="ce38">
            <text:p><text:s text:c="3"/>36</text:p>
          </table:table-cell>
          <table:table-cell office:value-type="float" office:value="14" table:style-name="ce38">
            <text:p><text:s text:c="3"/>14</text:p>
          </table:table-cell>
          <table:table-cell office:value-type="float" office:value="507" table:style-name="ce38">
            <text:p><text:s text:c="3"/>507</text:p>
          </table:table-cell>
          <table:table-cell office:value-type="float" office:value="29" table:style-name="ce38">
            <text:p><text:s text:c="3"/>29</text:p>
          </table:table-cell>
          <table:table-cell office:value-type="float" office:value="405" table:style-name="ce38">
            <text:p><text:s text:c="3"/>405</text:p>
          </table:table-cell>
          <table:table-cell office:value-type="float" office:value="374" table:style-name="ce38">
            <text:p><text:s text:c="3"/>374</text:p>
          </table:table-cell>
          <table:table-cell office:value-type="float" office:value="922" table:style-name="ce38">
            <text:p><text:s text:c="3"/>922</text:p>
          </table:table-cell>
          <table:table-cell office:value-type="float" office:value="1314" table:style-name="ce38">
            <text:p><text:s text:c="2"/>1 314</text:p>
          </table:table-cell>
          <table:table-cell office:value-type="float" office:value="1459" table:style-name="ce38">
            <text:p><text:s text:c="2"/>1 459</text:p>
          </table:table-cell>
          <table:table-cell office:value-type="float" office:value="69276" table:style-name="ce38">
            <text:p><text:s text:c="2"/>69 276</text:p>
          </table:table-cell>
          <table:table-cell office:value-type="float" office:value="195" table:style-name="ce38">
            <text:p><text:s text:c="3"/>195</text:p>
          </table:table-cell>
          <table:table-cell office:value-type="float" office:value="1358" table:style-name="ce38">
            <text:p><text:s text:c="2"/>1 358</text:p>
          </table:table-cell>
          <table:table-cell office:value-type="float" office:value="223" table:style-name="ce38">
            <text:p><text:s text:c="3"/>223</text:p>
          </table:table-cell>
          <table:table-cell office:value-type="float" office:value="296" table:style-name="ce38">
            <text:p><text:s text:c="3"/>296</text:p>
          </table:table-cell>
          <table:table-cell office:value-type="float" office:value="382" table:style-name="ce38">
            <text:p><text:s text:c="3"/>38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11" table:style-name="ce38">
            <text:p><text:s text:c="3"/>31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4" table:style-name="ce38">
            <text:p><text:s text:c="3"/>3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09" table:style-name="ce38">
            <text:p><text:s text:c="3"/>10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13" table:style-name="ce38">
            <text:p><text:s text:c="3"/>11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80730" table:style-name="ce38">
            <text:p><text:s text:c="2"/>80 730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9911</text:p>
          </table:table-cell>
          <table:table-cell office:value-type="string" table:style-name="ce21">
            <text:p>Automóveis, camionetas e utilitári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9308" table:style-name="ce36">
            <text:p><text:s text:c="2"/>119 308</text:p>
          </table:table-cell>
          <table:table-cell office:value-type="float" office:value="2370" table:style-name="ce36">
            <text:p><text:s text:c="2"/>2 37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1678" table:style-name="ce36">
            <text:p><text:s text:c="2"/>121 678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9912</text:p>
          </table:table-cell>
          <table:table-cell office:value-type="string" table:style-name="ce21">
            <text:p>Caminhões e ônibus, incl. cabines, carrocerias e reboqu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1" table:style-name="ce36">
            <text:p><text:s text:c="3"/>71</text:p>
          </table:table-cell>
          <table:table-cell office:value-type="float" office:value="143" table:style-name="ce36">
            <text:p><text:s text:c="3"/>14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8" table:style-name="ce36">
            <text:p><text:s text:c="3"/>18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43" table:style-name="ce36">
            <text:p><text:s text:c="3"/>443</text:p>
          </table:table-cell>
          <table:table-cell office:value-type="float" office:value="62941" table:style-name="ce36">
            <text:p><text:s text:c="2"/>62 941</text:p>
          </table:table-cell>
          <table:table-cell office:value-type="float" office:value="810" table:style-name="ce36">
            <text:p><text:s text:c="3"/>8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" table:style-name="ce36">
            <text:p><text:s text:c="3"/>1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7" table:style-name="ce36">
            <text:p><text:s text:c="3"/>6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4698" table:style-name="ce36">
            <text:p><text:s text:c="2"/>64 698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29921</text:p>
          </table:table-cell>
          <table:table-cell office:value-type="string" table:style-name="ce23">
            <text:p>Peças e acessórios para veículos automotor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0" table:style-name="ce36">
            <text:p><text:s text:c="3"/>15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7" table:style-name="ce36">
            <text:p><text:s text:c="3"/>12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5" table:style-name="ce36">
            <text:p><text:s text:c="3"/>55</text:p>
          </table:table-cell>
          <table:table-cell office:value-type="float" office:value="33" table:style-name="ce36">
            <text:p><text:s text:c="3"/>3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91" table:style-name="ce36">
            <text:p><text:s text:c="3"/>591</text:p>
          </table:table-cell>
          <table:table-cell office:value-type="float" office:value="60" table:style-name="ce36">
            <text:p><text:s text:c="3"/>6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92" table:style-name="ce36">
            <text:p><text:s text:c="3"/>92</text:p>
          </table:table-cell>
          <table:table-cell office:value-type="float" office:value="311" table:style-name="ce36">
            <text:p><text:s text:c="3"/>311</text:p>
          </table:table-cell>
          <table:table-cell office:value-type="float" office:value="90" table:style-name="ce36">
            <text:p><text:s text:c="3"/>90</text:p>
          </table:table-cell>
          <table:table-cell office:value-type="float" office:value="111" table:style-name="ce36">
            <text:p><text:s text:c="3"/>111</text:p>
          </table:table-cell>
          <table:table-cell office:value-type="float" office:value="1268" table:style-name="ce36">
            <text:p><text:s text:c="2"/>1 268</text:p>
          </table:table-cell>
          <table:table-cell office:value-type="float" office:value="538" table:style-name="ce36">
            <text:p><text:s text:c="3"/>538</text:p>
          </table:table-cell>
          <table:table-cell office:value-type="float" office:value="73396" table:style-name="ce36">
            <text:p><text:s text:c="2"/>73 396</text:p>
          </table:table-cell>
          <table:table-cell office:value-type="float" office:value="141" table:style-name="ce36">
            <text:p><text:s text:c="3"/>14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87" table:style-name="ce36">
            <text:p><text:s text:c="3"/>48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7456" table:style-name="ce36">
            <text:p><text:s text:c="2"/>77 456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30001</text:p>
          </table:table-cell>
          <table:table-cell office:value-type="string" table:style-name="ce21">
            <text:p>Aeronaves, embarcações e outros equipamentos de transporte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3" table:style-name="ce36">
            <text:p><text:s text:c="3"/>4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4" table:style-name="ce36">
            <text:p><text:s text:c="3"/>34</text:p>
          </table:table-cell>
          <table:table-cell office:value-type="float" office:value="100" table:style-name="ce36">
            <text:p><text:s text:c="3"/>100</text:p>
          </table:table-cell>
          <table:table-cell office:value-type="float" office:value="55" table:style-name="ce36">
            <text:p><text:s text:c="3"/>55</text:p>
          </table:table-cell>
          <table:table-cell office:value-type="float" office:value="108" table:style-name="ce36">
            <text:p><text:s text:c="3"/>108</text:p>
          </table:table-cell>
          <table:table-cell office:value-type="float" office:value="136" table:style-name="ce36">
            <text:p><text:s text:c="3"/>13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03" table:style-name="ce36">
            <text:p><text:s text:c="3"/>503</text:p>
          </table:table-cell>
          <table:table-cell office:value-type="float" office:value="39435" table:style-name="ce36">
            <text:p><text:s text:c="2"/>39 435</text:p>
          </table:table-cell>
          <table:table-cell office:value-type="float" office:value="61" table:style-name="ce36">
            <text:p><text:s text:c="3"/>61</text:p>
          </table:table-cell>
          <table:table-cell office:value-type="float" office:value="146" table:style-name="ce36">
            <text:p><text:s text:c="3"/>14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0621" table:style-name="ce36">
            <text:p><text:s text:c="2"/>40 621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31801</text:p>
          </table:table-cell>
          <table:table-cell office:value-type="string" table:style-name="ce21">
            <text:p>Móvei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6" table:style-name="ce36">
            <text:p><text:s text:c="3"/>10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63" table:style-name="ce36">
            <text:p><text:s text:c="3"/>26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8" table:style-name="ce36">
            <text:p><text:s text:c="3"/>188</text:p>
          </table:table-cell>
          <table:table-cell office:value-type="float" office:value="35" table:style-name="ce36">
            <text:p><text:s text:c="3"/>35</text:p>
          </table:table-cell>
          <table:table-cell office:value-type="float" office:value="119" table:style-name="ce36">
            <text:p><text:s text:c="3"/>119</text:p>
          </table:table-cell>
          <table:table-cell office:value-type="float" office:value="132" table:style-name="ce36">
            <text:p><text:s text:c="3"/>13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2" table:style-name="ce36">
            <text:p><text:s text:c="3"/>32</text:p>
          </table:table-cell>
          <table:table-cell office:value-type="float" office:value="56" table:style-name="ce36">
            <text:p><text:s text:c="3"/>56</text:p>
          </table:table-cell>
          <table:table-cell office:value-type="float" office:value="35833" table:style-name="ce36">
            <text:p><text:s text:c="2"/>35 833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67" table:style-name="ce36">
            <text:p><text:s text:c="3"/>86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7660" table:style-name="ce36">
            <text:p><text:s text:c="2"/>37 660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31802</text:p>
          </table:table-cell>
          <table:table-cell office:value-type="string" table:style-name="ce11">
            <text:p>Produtos de industrias diversa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7" table:style-name="ce37">
            <text:p><text:s text:c="3"/>1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8" table:style-name="ce37">
            <text:p><text:s text:c="3"/>128</text:p>
          </table:table-cell>
          <table:table-cell office:value-type="float" office:value="32" table:style-name="ce37">
            <text:p><text:s text:c="3"/>32</text:p>
          </table:table-cell>
          <table:table-cell office:value-type="float" office:value="120" table:style-name="ce37">
            <text:p><text:s text:c="3"/>120</text:p>
          </table:table-cell>
          <table:table-cell office:value-type="float" office:value="48" table:style-name="ce37">
            <text:p><text:s text:c="3"/>48</text:p>
          </table:table-cell>
          <table:table-cell office:value-type="float" office:value="98" table:style-name="ce37">
            <text:p><text:s text:c="3"/>98</text:p>
          </table:table-cell>
          <table:table-cell office:value-type="float" office:value="346" table:style-name="ce37">
            <text:p><text:s text:c="3"/>34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7" table:style-name="ce37">
            <text:p><text:s text:c="3"/>107</text:p>
          </table:table-cell>
          <table:table-cell office:value-type="float" office:value="25" table:style-name="ce37">
            <text:p><text:s text:c="3"/>25</text:p>
          </table:table-cell>
          <table:table-cell office:value-type="float" office:value="702" table:style-name="ce37">
            <text:p><text:s text:c="3"/>702</text:p>
          </table:table-cell>
          <table:table-cell office:value-type="float" office:value="111" table:style-name="ce37">
            <text:p><text:s text:c="3"/>111</text:p>
          </table:table-cell>
          <table:table-cell office:value-type="float" office:value="436" table:style-name="ce37">
            <text:p><text:s text:c="3"/>436</text:p>
          </table:table-cell>
          <table:table-cell office:value-type="float" office:value="17" table:style-name="ce37">
            <text:p><text:s text:c="3"/>1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55" table:style-name="ce37">
            <text:p><text:s text:c="3"/>155</text:p>
          </table:table-cell>
          <table:table-cell office:value-type="float" office:value="98" table:style-name="ce37">
            <text:p><text:s text:c="3"/>9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" table:style-name="ce37">
            <text:p><text:s text:c="3"/>11</text:p>
          </table:table-cell>
          <table:table-cell office:value-type="float" office:value="38" table:style-name="ce37">
            <text:p><text:s text:c="3"/>38</text:p>
          </table:table-cell>
          <table:table-cell office:value-type="float" office:value="26875" table:style-name="ce37">
            <text:p><text:s text:c="2"/>26 87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6" table:style-name="ce37">
            <text:p><text:s text:c="3"/>26</text:p>
          </table:table-cell>
          <table:table-cell office:value-type="float" office:value="201" table:style-name="ce37">
            <text:p><text:s text:c="3"/>20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9597" table:style-name="ce37">
            <text:p><text:s text:c="2"/>29 597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33001</text:p>
          </table:table-cell>
          <table:table-cell office:value-type="string" table:style-name="ce11">
            <text:p>Manutenção, reparação e instalação de máquinas e equipament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08" table:style-name="ce38">
            <text:p><text:s text:c="3"/>20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" table:style-name="ce38">
            <text:p><text:s text:c="3"/>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29" table:style-name="ce38">
            <text:p><text:s text:c="3"/>329</text:p>
          </table:table-cell>
          <table:table-cell office:value-type="float" office:value="318" table:style-name="ce38">
            <text:p><text:s text:c="3"/>318</text:p>
          </table:table-cell>
          <table:table-cell office:value-type="float" office:value="132" table:style-name="ce38">
            <text:p><text:s text:c="3"/>132</text:p>
          </table:table-cell>
          <table:table-cell office:value-type="float" office:value="551" table:style-name="ce38">
            <text:p><text:s text:c="3"/>55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5" table:style-name="ce38">
            <text:p><text:s text:c="3"/>65</text:p>
          </table:table-cell>
          <table:table-cell office:value-type="float" office:value="20" table:style-name="ce38">
            <text:p><text:s text:c="3"/>20</text:p>
          </table:table-cell>
          <table:table-cell office:value-type="float" office:value="47499" table:style-name="ce38">
            <text:p><text:s text:c="2"/>47 49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245" table:style-name="ce38">
            <text:p><text:s text:c="2"/>4 24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557" table:style-name="ce38">
            <text:p><text:s text:c="2"/>3 55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6940" table:style-name="ce38">
            <text:p><text:s text:c="2"/>56 940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35001</text:p>
          </table:table-cell>
          <table:table-cell office:value-type="string" table:style-name="ce11">
            <text:p>Eletricidade, gás e outras utilidade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90147" table:style-name="ce38">
            <text:p><text:s text:c="2"/>190 14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09" table:style-name="ce38">
            <text:p><text:s text:c="3"/>40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90556" table:style-name="ce38">
            <text:p><text:s text:c="2"/>190 556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36801</text:p>
          </table:table-cell>
          <table:table-cell office:value-type="string" table:style-name="ce13">
            <text:p>Água, esgoto, reciclagem e gestão de resídu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2471" table:style-name="ce37">
            <text:p><text:s text:c="2"/>52 47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842" table:style-name="ce37">
            <text:p><text:s text:c="2"/>1 842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4314" table:style-name="ce37">
            <text:p><text:s text:c="2"/>54 314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41801</text:p>
          </table:table-cell>
          <table:table-cell office:value-type="string" table:style-name="ce3">
            <text:p>Edificações</text:p>
          </table:table-cell>
          <table:table-cell office:value-type="float" office:value="341" table:style-name="ce38">
            <text:p><text:s text:c="3"/>341</text:p>
          </table:table-cell>
          <table:table-cell office:value-type="float" office:value="649" table:style-name="ce38">
            <text:p><text:s text:c="3"/>649</text:p>
          </table:table-cell>
          <table:table-cell office:value-type="float" office:value="40" table:style-name="ce38">
            <text:p><text:s text:c="3"/>4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20" table:style-name="ce38">
            <text:p><text:s text:c="3"/>12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25584" table:style-name="ce38">
            <text:p><text:s text:c="2"/>325 58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26734" table:style-name="ce38">
            <text:p><text:s text:c="2"/>326 734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41802</text:p>
          </table:table-cell>
          <table:table-cell office:value-type="string" table:style-name="ce21">
            <text:p>Obras de infra-estrutura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5" table:style-name="ce36">
            <text:p><text:s text:c="3"/>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902" table:style-name="ce36">
            <text:p><text:s text:c="2"/>10 90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5666" table:style-name="ce36">
            <text:p><text:s text:c="2"/>145 66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6576" table:style-name="ce36">
            <text:p><text:s text:c="2"/>156 576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41803</text:p>
          </table:table-cell>
          <table:table-cell office:value-type="string" table:style-name="ce21">
            <text:p>Serviços especializados para construção</text:p>
          </table:table-cell>
          <table:table-cell office:value-type="float" office:value="1119" table:style-name="ce36">
            <text:p><text:s text:c="2"/>1 119</text:p>
          </table:table-cell>
          <table:table-cell office:value-type="float" office:value="2239" table:style-name="ce36">
            <text:p><text:s text:c="2"/>2 239</text:p>
          </table:table-cell>
          <table:table-cell office:value-type="float" office:value="136" table:style-name="ce36">
            <text:p><text:s text:c="3"/>13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5233" table:style-name="ce36">
            <text:p><text:s text:c="2"/>125 23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8727" table:style-name="ce36">
            <text:p><text:s text:c="2"/>128 727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45001</text:p>
          </table:table-cell>
          <table:table-cell office:value-type="string" table:style-name="ce21">
            <text:p>Comércio e reparação de veícul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28" table:style-name="ce36">
            <text:p><text:s text:c="2"/>1 628</text:p>
          </table:table-cell>
          <table:table-cell office:value-type="float" office:value="132" table:style-name="ce36">
            <text:p><text:s text:c="3"/>13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3314" table:style-name="ce36">
            <text:p><text:s text:c="2"/>133 314</text:p>
          </table:table-cell>
          <table:table-cell office:value-type="float" office:value="64" table:style-name="ce36">
            <text:p><text:s text:c="3"/>6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" table:style-name="ce36">
            <text:p><text:s text:c="3"/>1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5167" table:style-name="ce36">
            <text:p><text:s text:c="2"/>135 167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46801</text:p>
          </table:table-cell>
          <table:table-cell office:value-type="string" table:style-name="ce23">
            <text:p>Comércio por atacado e a varejo, exceto veículos automotor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" table:style-name="ce36">
            <text:p><text:s text:c="3"/>19</text:p>
          </table:table-cell>
          <table:table-cell office:value-type="float" office:value="-1" table:style-name="ce36">
            <text:p><text:s/>(-) <text:s text:c="2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77" table:style-name="ce36">
            <text:p><text:s text:c="3"/>377</text:p>
          </table:table-cell>
          <table:table-cell office:value-type="float" office:value="216" table:style-name="ce36">
            <text:p><text:s text:c="3"/>216</text:p>
          </table:table-cell>
          <table:table-cell office:value-type="float" office:value="2844" table:style-name="ce36">
            <text:p><text:s text:c="2"/>2 844</text:p>
          </table:table-cell>
          <table:table-cell office:value-type="float" office:value="220" table:style-name="ce36">
            <text:p><text:s text:c="3"/>220</text:p>
          </table:table-cell>
          <table:table-cell office:value-type="float" office:value="50" table:style-name="ce36">
            <text:p><text:s text:c="3"/>50</text:p>
          </table:table-cell>
          <table:table-cell office:value-type="float" office:value="287" table:style-name="ce36">
            <text:p><text:s text:c="3"/>287</text:p>
          </table:table-cell>
          <table:table-cell office:value-type="float" office:value="259" table:style-name="ce36">
            <text:p><text:s text:c="3"/>259</text:p>
          </table:table-cell>
          <table:table-cell office:value-type="float" office:value="71" table:style-name="ce36">
            <text:p><text:s text:c="3"/>71</text:p>
          </table:table-cell>
          <table:table-cell office:value-type="float" office:value="84" table:style-name="ce36">
            <text:p><text:s text:c="3"/>84</text:p>
          </table:table-cell>
          <table:table-cell office:value-type="float" office:value="201" table:style-name="ce36">
            <text:p><text:s text:c="3"/>201</text:p>
          </table:table-cell>
          <table:table-cell office:value-type="float" office:value="88" table:style-name="ce36">
            <text:p><text:s text:c="3"/>8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9" table:style-name="ce36">
            <text:p><text:s text:c="3"/>39</text:p>
          </table:table-cell>
          <table:table-cell office:value-type="float" office:value="376" table:style-name="ce36">
            <text:p><text:s text:c="3"/>376</text:p>
          </table:table-cell>
          <table:table-cell office:value-type="float" office:value="429" table:style-name="ce36">
            <text:p><text:s text:c="3"/>429</text:p>
          </table:table-cell>
          <table:table-cell office:value-type="float" office:value="135" table:style-name="ce36">
            <text:p><text:s text:c="3"/>135</text:p>
          </table:table-cell>
          <table:table-cell office:value-type="float" office:value="1859" table:style-name="ce36">
            <text:p><text:s text:c="2"/>1 859</text:p>
          </table:table-cell>
          <table:table-cell office:value-type="float" office:value="337" table:style-name="ce36">
            <text:p><text:s text:c="3"/>337</text:p>
          </table:table-cell>
          <table:table-cell office:value-type="float" office:value="395" table:style-name="ce36">
            <text:p><text:s text:c="3"/>395</text:p>
          </table:table-cell>
          <table:table-cell office:value-type="float" office:value="232" table:style-name="ce36">
            <text:p><text:s text:c="3"/>232</text:p>
          </table:table-cell>
          <table:table-cell office:value-type="float" office:value="93" table:style-name="ce36">
            <text:p><text:s text:c="3"/>93</text:p>
          </table:table-cell>
          <table:table-cell office:value-type="float" office:value="426" table:style-name="ce36">
            <text:p><text:s text:c="3"/>426</text:p>
          </table:table-cell>
          <table:table-cell office:value-type="float" office:value="642" table:style-name="ce36">
            <text:p><text:s text:c="3"/>642</text:p>
          </table:table-cell>
          <table:table-cell office:value-type="float" office:value="687" table:style-name="ce36">
            <text:p><text:s text:c="3"/>687</text:p>
          </table:table-cell>
          <table:table-cell office:value-type="float" office:value="659" table:style-name="ce36">
            <text:p><text:s text:c="3"/>65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6" table:style-name="ce36">
            <text:p><text:s text:c="3"/>76</text:p>
          </table:table-cell>
          <table:table-cell office:value-type="float" office:value="471" table:style-name="ce36">
            <text:p><text:s text:c="3"/>471</text:p>
          </table:table-cell>
          <table:table-cell office:value-type="float" office:value="203" table:style-name="ce36">
            <text:p><text:s text:c="3"/>20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43" table:style-name="ce36">
            <text:p><text:s text:c="3"/>443</text:p>
          </table:table-cell>
          <table:table-cell office:value-type="float" office:value="687232" table:style-name="ce36">
            <text:p><text:s text:c="2"/>687 232</text:p>
          </table:table-cell>
          <table:table-cell office:value-type="float" office:value="138" table:style-name="ce36">
            <text:p><text:s text:c="3"/>13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0" table:style-name="ce36">
            <text:p><text:s text:c="3"/>3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9" table:style-name="ce36">
            <text:p><text:s text:c="3"/>259</text:p>
          </table:table-cell>
          <table:table-cell office:value-type="float" office:value="-29" table:style-name="ce36">
            <text:p><text:s/>(-) <text:s text:c="2"/>29</text:p>
          </table:table-cell>
          <table:table-cell office:value-type="float" office:value="-21" table:style-name="ce36">
            <text:p><text:s/>(-) <text:s text:c="2"/>21</text:p>
          </table:table-cell>
          <table:table-cell office:value-type="float" office:value="35" table:style-name="ce36">
            <text:p><text:s text:c="3"/>35</text:p>
          </table:table-cell>
          <table:table-cell office:value-type="float" office:value="-610" table:style-name="ce36">
            <text:p><text:s/>(-) <text:s text:c="2"/>610</text:p>
          </table:table-cell>
          <table:table-cell office:value-type="float" office:value="257" table:style-name="ce36">
            <text:p><text:s text:c="3"/>25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" table:style-name="ce36">
            <text:p><text:s text:c="3"/>13</text:p>
          </table:table-cell>
          <table:table-cell office:value-type="float" office:value="-166" table:style-name="ce36">
            <text:p><text:s/>(-) <text:s text:c="2"/>166</text:p>
          </table:table-cell>
          <table:table-cell office:value-type="float" office:value="26" table:style-name="ce36">
            <text:p><text:s text:c="3"/>26</text:p>
          </table:table-cell>
          <table:table-cell office:value-type="float" office:value="106" table:style-name="ce36">
            <text:p><text:s text:c="3"/>106</text:p>
          </table:table-cell>
          <table:table-cell office:value-type="float" office:value="40" table:style-name="ce36">
            <text:p><text:s text:c="3"/>40</text:p>
          </table:table-cell>
          <table:table-cell office:value-type="float" office:value="-29" table:style-name="ce36">
            <text:p><text:s/>(-) <text:s text:c="2"/>29</text:p>
          </table:table-cell>
          <table:table-cell office:value-type="float" office:value="194" table:style-name="ce36">
            <text:p><text:s text:c="3"/>194</text:p>
          </table:table-cell>
          <table:table-cell office:value-type="float" office:value="13" table:style-name="ce36">
            <text:p><text:s text:c="3"/>13</text:p>
          </table:table-cell>
          <table:table-cell office:value-type="float" office:value="77" table:style-name="ce36">
            <text:p><text:s text:c="3"/>7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8" table:style-name="ce36">
            <text:p><text:s text:c="3"/>68</text:p>
          </table:table-cell>
          <table:table-cell office:value-type="float" office:value="751" table:style-name="ce36">
            <text:p><text:s text:c="3"/>75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00601" table:style-name="ce36">
            <text:p><text:s text:c="2"/>700 601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49001</text:p>
          </table:table-cell>
          <table:table-cell office:value-type="string" table:style-name="ce21">
            <text:p>Transporte terrestre de carg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82" table:style-name="ce36">
            <text:p><text:s text:c="3"/>38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87" table:style-name="ce36">
            <text:p><text:s text:c="3"/>987</text:p>
          </table:table-cell>
          <table:table-cell office:value-type="float" office:value="177463" table:style-name="ce36">
            <text:p><text:s text:c="2"/>177 46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" table:style-name="ce36">
            <text:p><text:s text:c="3"/>1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8845" table:style-name="ce36">
            <text:p><text:s text:c="2"/>178 845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49002</text:p>
          </table:table-cell>
          <table:table-cell office:value-type="string" table:style-name="ce11">
            <text:p>Transporte terrestre de passageir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7872" table:style-name="ce37">
            <text:p><text:s text:c="2"/>77 87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301" table:style-name="ce37">
            <text:p><text:s text:c="2"/>2 30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0173" table:style-name="ce37">
            <text:p><text:s text:c="2"/>80 173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50001</text:p>
          </table:table-cell>
          <table:table-cell office:value-type="string" table:style-name="ce11">
            <text:p>Transporte aquaviário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143" table:style-name="ce38">
            <text:p><text:s text:c="2"/>1 143</text:p>
          </table:table-cell>
          <table:table-cell office:value-type="float" office:value="13627" table:style-name="ce38">
            <text:p><text:s text:c="2"/>13 62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613" table:style-name="ce38">
            <text:p><text:s text:c="2"/>4 61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6" table:style-name="ce38">
            <text:p><text:s text:c="3"/>3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9419" table:style-name="ce38">
            <text:p><text:s text:c="2"/>19 419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51001</text:p>
          </table:table-cell>
          <table:table-cell office:value-type="string" table:style-name="ce11">
            <text:p>Transporte aéreo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2024" table:style-name="ce38">
            <text:p><text:s text:c="2"/>32 02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2026" table:style-name="ce38">
            <text:p><text:s text:c="2"/>32 026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52801</text:p>
          </table:table-cell>
          <table:table-cell office:value-type="string" table:style-name="ce13">
            <text:p>Armazenamento e serviços auxiliares aos transporte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48" table:style-name="ce37">
            <text:p><text:s text:c="3"/>248</text:p>
          </table:table-cell>
          <table:table-cell office:value-type="float" office:value="1060" table:style-name="ce37">
            <text:p><text:s text:c="2"/>1 060</text:p>
          </table:table-cell>
          <table:table-cell office:value-type="float" office:value="1473" table:style-name="ce37">
            <text:p><text:s text:c="2"/>1 47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7186" table:style-name="ce37">
            <text:p><text:s text:c="2"/>67 18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441" table:style-name="ce37">
            <text:p><text:s text:c="2"/>3 44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3408" table:style-name="ce37">
            <text:p><text:s text:c="2"/>73 408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52802</text:p>
          </table:table-cell>
          <table:table-cell office:value-type="string" table:style-name="ce3">
            <text:p>Correio e outros serviços de entrega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7552" table:style-name="ce38">
            <text:p><text:s text:c="2"/>17 55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7552" table:style-name="ce38">
            <text:p><text:s text:c="2"/>17 552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55001</text:p>
          </table:table-cell>
          <table:table-cell office:value-type="string" table:style-name="ce21">
            <text:p>Serviços de alojamento em hotéis e similares</text:p>
          </table:table-cell>
          <table:table-cell office:value-type="float" office:value="22" table:style-name="ce36">
            <text:p><text:s text:c="3"/>22</text:p>
          </table:table-cell>
          <table:table-cell office:value-type="float" office:value="90" table:style-name="ce36">
            <text:p><text:s text:c="3"/>90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166" table:style-name="ce36">
            <text:p><text:s text:c="2"/>19 16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35" table:style-name="ce36">
            <text:p><text:s text:c="3"/>435</text:p>
          </table:table-cell>
          <table:table-cell office:value-type="float" office:value="20" table:style-name="ce36">
            <text:p><text:s text:c="3"/>2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743" table:style-name="ce36">
            <text:p><text:s text:c="2"/>19 743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56001</text:p>
          </table:table-cell>
          <table:table-cell office:value-type="string" table:style-name="ce21">
            <text:p>Serviços <text:s/>de alimentaçã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437" table:style-name="ce36">
            <text:p><text:s text:c="2"/>3 43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1555" table:style-name="ce36">
            <text:p><text:s text:c="2"/>171 55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83" table:style-name="ce36">
            <text:p><text:s text:c="3"/>28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5275" table:style-name="ce36">
            <text:p><text:s text:c="2"/>175 275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58001</text:p>
          </table:table-cell>
          <table:table-cell office:value-type="string" table:style-name="ce21">
            <text:p>Livros, jornais e revista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671" table:style-name="ce36">
            <text:p><text:s text:c="2"/>20 67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8" table:style-name="ce36">
            <text:p><text:s text:c="3"/>248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921" table:style-name="ce36">
            <text:p><text:s text:c="2"/>20 921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59801</text:p>
          </table:table-cell>
          <table:table-cell office:value-type="string" table:style-name="ce23">
            <text:p>Serviços cinematográficos, música, rádio e televisã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5854" table:style-name="ce36">
            <text:p><text:s text:c="2"/>35 85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1" table:style-name="ce36">
            <text:p><text:s text:c="3"/>4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5895" table:style-name="ce36">
            <text:p><text:s text:c="2"/>35 895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61001</text:p>
          </table:table-cell>
          <table:table-cell office:value-type="string" table:style-name="ce21">
            <text:p>Telecomunicações, TV por assinatura e outros serv. relacionad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3" table:style-name="ce36">
            <text:p><text:s text:c="3"/>8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2203" table:style-name="ce36">
            <text:p><text:s text:c="2"/>162 20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2288" table:style-name="ce36">
            <text:p><text:s text:c="2"/>162 288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62801</text:p>
          </table:table-cell>
          <table:table-cell office:value-type="string" table:style-name="ce11">
            <text:p>Desenvolvimento de sistemas e outros serviços de informaçã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14" table:style-name="ce37">
            <text:p><text:s text:c="3"/>61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1610" table:style-name="ce37">
            <text:p><text:s text:c="2"/>91 610</text:p>
          </table:table-cell>
          <table:table-cell office:value-type="float" office:value="791" table:style-name="ce37">
            <text:p><text:s text:c="3"/>79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40" table:style-name="ce37">
            <text:p><text:s text:c="2"/>1 44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8" table:style-name="ce37">
            <text:p><text:s text:c="3"/>8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4543" table:style-name="ce37">
            <text:p><text:s text:c="2"/>94 543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64801</text:p>
          </table:table-cell>
          <table:table-cell office:value-type="string" table:style-name="ce11">
            <text:p>Intermediação financeira, seguros e previdência complementar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22386" table:style-name="ce38">
            <text:p><text:s text:c="2"/>422 38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085" table:style-name="ce38">
            <text:p><text:s text:c="2"/>1 08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23471" table:style-name="ce38">
            <text:p><text:s text:c="2"/>423 471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68001</text:p>
          </table:table-cell>
          <table:table-cell office:value-type="string" table:style-name="ce11">
            <text:p>Aluguel efetivo e serviços imobiliários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40" table:style-name="ce38">
            <text:p><text:s text:c="3"/>40</text:p>
          </table:table-cell>
          <table:table-cell office:value-type="float" office:value="244" table:style-name="ce38">
            <text:p><text:s text:c="3"/>244</text:p>
          </table:table-cell>
          <table:table-cell office:value-type="float" office:value="42" table:style-name="ce38">
            <text:p><text:s text:c="3"/>4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25" table:style-name="ce38">
            <text:p><text:s text:c="3"/>125</text:p>
          </table:table-cell>
          <table:table-cell office:value-type="float" office:value="149" table:style-name="ce38">
            <text:p><text:s text:c="3"/>149</text:p>
          </table:table-cell>
          <table:table-cell office:value-type="float" office:value="606" table:style-name="ce38">
            <text:p><text:s text:c="3"/>606</text:p>
          </table:table-cell>
          <table:table-cell office:value-type="float" office:value="149" table:style-name="ce38">
            <text:p><text:s text:c="3"/>14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72" table:style-name="ce38">
            <text:p><text:s text:c="3"/>272</text:p>
          </table:table-cell>
          <table:table-cell office:value-type="float" office:value="66" table:style-name="ce38">
            <text:p><text:s text:c="3"/>66</text:p>
          </table:table-cell>
          <table:table-cell office:value-type="float" office:value="21" table:style-name="ce38">
            <text:p><text:s text:c="3"/>21</text:p>
          </table:table-cell>
          <table:table-cell office:value-type="float" office:value="539" table:style-name="ce38">
            <text:p><text:s text:c="3"/>539</text:p>
          </table:table-cell>
          <table:table-cell office:value-type="float" office:value="1020" table:style-name="ce38">
            <text:p><text:s text:c="2"/>1 020</text:p>
          </table:table-cell>
          <table:table-cell office:value-type="float" office:value="728" table:style-name="ce38">
            <text:p><text:s text:c="3"/>728</text:p>
          </table:table-cell>
          <table:table-cell office:value-type="float" office:value="498" table:style-name="ce38">
            <text:p><text:s text:c="3"/>498</text:p>
          </table:table-cell>
          <table:table-cell office:value-type="float" office:value="61" table:style-name="ce38">
            <text:p><text:s text:c="3"/>61</text:p>
          </table:table-cell>
          <table:table-cell office:value-type="float" office:value="1763" table:style-name="ce38">
            <text:p><text:s text:c="2"/>1 763</text:p>
          </table:table-cell>
          <table:table-cell office:value-type="float" office:value="793" table:style-name="ce38">
            <text:p><text:s text:c="3"/>793</text:p>
          </table:table-cell>
          <table:table-cell office:value-type="float" office:value="28" table:style-name="ce38">
            <text:p><text:s text:c="3"/>28</text:p>
          </table:table-cell>
          <table:table-cell office:value-type="float" office:value="236" table:style-name="ce38">
            <text:p><text:s text:c="3"/>236</text:p>
          </table:table-cell>
          <table:table-cell office:value-type="float" office:value="1368" table:style-name="ce38">
            <text:p><text:s text:c="2"/>1 368</text:p>
          </table:table-cell>
          <table:table-cell office:value-type="float" office:value="876" table:style-name="ce38">
            <text:p><text:s text:c="3"/>876</text:p>
          </table:table-cell>
          <table:table-cell office:value-type="float" office:value="1513" table:style-name="ce38">
            <text:p><text:s text:c="2"/>1 513</text:p>
          </table:table-cell>
          <table:table-cell office:value-type="float" office:value="1729" table:style-name="ce38">
            <text:p><text:s text:c="2"/>1 729</text:p>
          </table:table-cell>
          <table:table-cell office:value-type="float" office:value="1688" table:style-name="ce38">
            <text:p><text:s text:c="2"/>1 688</text:p>
          </table:table-cell>
          <table:table-cell office:value-type="float" office:value="47" table:style-name="ce38">
            <text:p><text:s text:c="3"/>47</text:p>
          </table:table-cell>
          <table:table-cell office:value-type="float" office:value="765" table:style-name="ce38">
            <text:p><text:s text:c="3"/>765</text:p>
          </table:table-cell>
          <table:table-cell office:value-type="float" office:value="235" table:style-name="ce38">
            <text:p><text:s text:c="3"/>235</text:p>
          </table:table-cell>
          <table:table-cell office:value-type="float" office:value="114" table:style-name="ce38">
            <text:p><text:s text:c="3"/>114</text:p>
          </table:table-cell>
          <table:table-cell office:value-type="float" office:value="585" table:style-name="ce38">
            <text:p><text:s text:c="3"/>585</text:p>
          </table:table-cell>
          <table:table-cell office:value-type="float" office:value="31" table:style-name="ce38">
            <text:p><text:s text:c="3"/>31</text:p>
          </table:table-cell>
          <table:table-cell office:value-type="float" office:value="208" table:style-name="ce38">
            <text:p><text:s text:c="3"/>208</text:p>
          </table:table-cell>
          <table:table-cell office:value-type="float" office:value="104" table:style-name="ce38">
            <text:p><text:s text:c="3"/>104</text:p>
          </table:table-cell>
          <table:table-cell office:value-type="float" office:value="1295" table:style-name="ce38">
            <text:p><text:s text:c="2"/>1 295</text:p>
          </table:table-cell>
          <table:table-cell office:value-type="float" office:value="427" table:style-name="ce38">
            <text:p><text:s text:c="3"/>427</text:p>
          </table:table-cell>
          <table:table-cell office:value-type="float" office:value="1211" table:style-name="ce38">
            <text:p><text:s text:c="2"/>1 211</text:p>
          </table:table-cell>
          <table:table-cell office:value-type="float" office:value="32" table:style-name="ce38">
            <text:p><text:s text:c="3"/>32</text:p>
          </table:table-cell>
          <table:table-cell office:value-type="float" office:value="2278" table:style-name="ce38">
            <text:p><text:s text:c="2"/>2 278</text:p>
          </table:table-cell>
          <table:table-cell office:value-type="float" office:value="1520" table:style-name="ce38">
            <text:p><text:s text:c="2"/>1 520</text:p>
          </table:table-cell>
          <table:table-cell office:value-type="float" office:value="284" table:style-name="ce38">
            <text:p><text:s text:c="3"/>284</text:p>
          </table:table-cell>
          <table:table-cell office:value-type="float" office:value="377" table:style-name="ce38">
            <text:p><text:s text:c="3"/>377</text:p>
          </table:table-cell>
          <table:table-cell office:value-type="float" office:value="1058" table:style-name="ce38">
            <text:p><text:s text:c="2"/>1 058</text:p>
          </table:table-cell>
          <table:table-cell office:value-type="float" office:value="122" table:style-name="ce38">
            <text:p><text:s text:c="3"/>122</text:p>
          </table:table-cell>
          <table:table-cell office:value-type="float" office:value="665" table:style-name="ce38">
            <text:p><text:s text:c="3"/>665</text:p>
          </table:table-cell>
          <table:table-cell office:value-type="float" office:value="249" table:style-name="ce38">
            <text:p><text:s text:c="3"/>249</text:p>
          </table:table-cell>
          <table:table-cell office:value-type="float" office:value="35" table:style-name="ce38">
            <text:p><text:s text:c="3"/>35</text:p>
          </table:table-cell>
          <table:table-cell office:value-type="float" office:value="35" table:style-name="ce38">
            <text:p><text:s text:c="3"/>35</text:p>
          </table:table-cell>
          <table:table-cell office:value-type="float" office:value="101" table:style-name="ce38">
            <text:p><text:s text:c="3"/>101</text:p>
          </table:table-cell>
          <table:table-cell office:value-type="float" office:value="12154" table:style-name="ce38">
            <text:p><text:s text:c="2"/>12 154</text:p>
          </table:table-cell>
          <table:table-cell office:value-type="float" office:value="110464" table:style-name="ce38">
            <text:p><text:s text:c="2"/>110 464</text:p>
          </table:table-cell>
          <table:table-cell office:value-type="float" office:value="62" table:style-name="ce38">
            <text:p><text:s text:c="3"/>62</text:p>
          </table:table-cell>
          <table:table-cell office:value-type="float" office:value="755" table:style-name="ce38">
            <text:p><text:s text:c="3"/>755</text:p>
          </table:table-cell>
          <table:table-cell office:value-type="float" office:value="18" table:style-name="ce38">
            <text:p><text:s text:c="3"/>18</text:p>
          </table:table-cell>
          <table:table-cell office:value-type="float" office:value="946" table:style-name="ce38">
            <text:p><text:s text:c="3"/>946</text:p>
          </table:table-cell>
          <table:table-cell office:value-type="float" office:value="373" table:style-name="ce38">
            <text:p><text:s text:c="3"/>373</text:p>
          </table:table-cell>
          <table:table-cell office:value-type="float" office:value="71" table:style-name="ce38">
            <text:p><text:s text:c="3"/>71</text:p>
          </table:table-cell>
          <table:table-cell office:value-type="float" office:value="1535" table:style-name="ce38">
            <text:p><text:s text:c="2"/>1 535</text:p>
          </table:table-cell>
          <table:table-cell office:value-type="float" office:value="107" table:style-name="ce38">
            <text:p><text:s text:c="3"/>107</text:p>
          </table:table-cell>
          <table:table-cell office:value-type="float" office:value="172" table:style-name="ce38">
            <text:p><text:s text:c="3"/>17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81" table:style-name="ce38">
            <text:p><text:s text:c="3"/>581</text:p>
          </table:table-cell>
          <table:table-cell office:value-type="float" office:value="319" table:style-name="ce38">
            <text:p><text:s text:c="3"/>319</text:p>
          </table:table-cell>
          <table:table-cell office:value-type="float" office:value="268" table:style-name="ce38">
            <text:p><text:s text:c="3"/>26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54164" table:style-name="ce38">
            <text:p><text:s text:c="2"/>154 164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68002</text:p>
          </table:table-cell>
          <table:table-cell office:value-type="string" table:style-name="ce13">
            <text:p>Aluguel imputad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03248" table:style-name="ce37">
            <text:p><text:s text:c="2"/>303 24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03248" table:style-name="ce37">
            <text:p><text:s text:c="2"/>303 248</text:p>
          </table:table-cell>
          <table:table-cell table:number-columns-repeated="16313"/>
        </table:table-row>
        <table:table-row table:style-name="ro5">
          <table:table-cell office:value-type="string" table:style-name="ce52">
            <text:p>69801</text:p>
          </table:table-cell>
          <table:table-cell office:value-type="string" table:style-name="ce11">
            <text:p>Serviços jurídicos, contabilidade e consultoria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166" table:style-name="ce38">
            <text:p><text:s text:c="2"/>1 16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47884" table:style-name="ce38">
            <text:p><text:s text:c="2"/>147 88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977" table:style-name="ce38">
            <text:p><text:s text:c="2"/>4 977</text:p>
          </table:table-cell>
          <table:table-cell office:value-type="float" office:value="306" table:style-name="ce38">
            <text:p><text:s text:c="3"/>30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54334" table:style-name="ce38">
            <text:p><text:s text:c="2"/>154 334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71801</text:p>
          </table:table-cell>
          <table:table-cell office:value-type="string" table:style-name="ce21">
            <text:p>Pesquisa e desenvolviment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41" table:style-name="ce36">
            <text:p><text:s text:c="3"/>41</text:p>
          </table:table-cell>
          <table:table-cell office:value-type="float" office:value="418" table:style-name="ce36">
            <text:p><text:s text:c="3"/>41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2" table:style-name="ce36">
            <text:p><text:s text:c="3"/>182</text:p>
          </table:table-cell>
          <table:table-cell office:value-type="float" office:value="30" table:style-name="ce36">
            <text:p><text:s text:c="3"/>30</text:p>
          </table:table-cell>
          <table:table-cell office:value-type="float" office:value="227" table:style-name="ce36">
            <text:p><text:s text:c="3"/>227</text:p>
          </table:table-cell>
          <table:table-cell office:value-type="float" office:value="71" table:style-name="ce36">
            <text:p><text:s text:c="3"/>71</text:p>
          </table:table-cell>
          <table:table-cell office:value-type="float" office:value="49" table:style-name="ce36">
            <text:p><text:s text:c="3"/>49</text:p>
          </table:table-cell>
          <table:table-cell office:value-type="float" office:value="46" table:style-name="ce36">
            <text:p><text:s text:c="3"/>46</text:p>
          </table:table-cell>
          <table:table-cell office:value-type="float" office:value="77" table:style-name="ce36">
            <text:p><text:s text:c="3"/>77</text:p>
          </table:table-cell>
          <table:table-cell office:value-type="float" office:value="101" table:style-name="ce36">
            <text:p><text:s text:c="3"/>101</text:p>
          </table:table-cell>
          <table:table-cell office:value-type="float" office:value="13" table:style-name="ce36">
            <text:p><text:s text:c="3"/>13</text:p>
          </table:table-cell>
          <table:table-cell office:value-type="float" office:value="166" table:style-name="ce36">
            <text:p><text:s text:c="3"/>166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90" table:style-name="ce36">
            <text:p><text:s text:c="2"/>1 190</text:p>
          </table:table-cell>
          <table:table-cell office:value-type="float" office:value="641" table:style-name="ce36">
            <text:p><text:s text:c="3"/>641</text:p>
          </table:table-cell>
          <table:table-cell office:value-type="float" office:value="667" table:style-name="ce36">
            <text:p><text:s text:c="3"/>667</text:p>
          </table:table-cell>
          <table:table-cell office:value-type="float" office:value="872" table:style-name="ce36">
            <text:p><text:s text:c="3"/>872</text:p>
          </table:table-cell>
          <table:table-cell office:value-type="float" office:value="308" table:style-name="ce36">
            <text:p><text:s text:c="3"/>308</text:p>
          </table:table-cell>
          <table:table-cell office:value-type="float" office:value="110" table:style-name="ce36">
            <text:p><text:s text:c="3"/>110</text:p>
          </table:table-cell>
          <table:table-cell office:value-type="float" office:value="347" table:style-name="ce36">
            <text:p><text:s text:c="3"/>347</text:p>
          </table:table-cell>
          <table:table-cell office:value-type="float" office:value="303" table:style-name="ce36">
            <text:p><text:s text:c="3"/>303</text:p>
          </table:table-cell>
          <table:table-cell office:value-type="float" office:value="107" table:style-name="ce36">
            <text:p><text:s text:c="3"/>107</text:p>
          </table:table-cell>
          <table:table-cell office:value-type="float" office:value="1452" table:style-name="ce36">
            <text:p><text:s text:c="2"/>1 452</text:p>
          </table:table-cell>
          <table:table-cell office:value-type="float" office:value="417" table:style-name="ce36">
            <text:p><text:s text:c="3"/>417</text:p>
          </table:table-cell>
          <table:table-cell office:value-type="float" office:value="754" table:style-name="ce36">
            <text:p><text:s text:c="3"/>754</text:p>
          </table:table-cell>
          <table:table-cell office:value-type="float" office:value="2205" table:style-name="ce36">
            <text:p><text:s text:c="2"/>2 205</text:p>
          </table:table-cell>
          <table:table-cell office:value-type="float" office:value="817" table:style-name="ce36">
            <text:p><text:s text:c="3"/>817</text:p>
          </table:table-cell>
          <table:table-cell office:value-type="float" office:value="546" table:style-name="ce36">
            <text:p><text:s text:c="3"/>546</text:p>
          </table:table-cell>
          <table:table-cell office:value-type="float" office:value="89" table:style-name="ce36">
            <text:p><text:s text:c="3"/>89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392" table:style-name="ce36">
            <text:p><text:s text:c="3"/>392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70" table:style-name="ce36">
            <text:p><text:s text:c="3"/>7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58" table:style-name="ce36">
            <text:p><text:s text:c="3"/>45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9" table:style-name="ce36">
            <text:p><text:s text:c="3"/>2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78" table:style-name="ce36">
            <text:p><text:s text:c="3"/>578</text:p>
          </table:table-cell>
          <table:table-cell office:value-type="float" office:value="868" table:style-name="ce36">
            <text:p><text:s text:c="3"/>868</text:p>
          </table:table-cell>
          <table:table-cell office:value-type="float" office:value="59" table:style-name="ce36">
            <text:p><text:s text:c="3"/>5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140" table:style-name="ce36">
            <text:p><text:s text:c="2"/>5 14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9" table:style-name="ce36">
            <text:p><text:s text:c="3"/>59</text:p>
          </table:table-cell>
          <table:table-cell office:value-type="float" office:value="50" table:style-name="ce36">
            <text:p><text:s text:c="3"/>5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903" table:style-name="ce36">
            <text:p><text:s text:c="2"/>8 903</text:p>
          </table:table-cell>
          <table:table-cell office:value-type="float" office:value="15262" table:style-name="ce36">
            <text:p><text:s text:c="2"/>15 262</text:p>
          </table:table-cell>
          <table:table-cell office:value-type="float" office:value="1135" table:style-name="ce36">
            <text:p><text:s text:c="2"/>1 135</text:p>
          </table:table-cell>
          <table:table-cell office:value-type="float" office:value="1435" table:style-name="ce36">
            <text:p><text:s text:c="2"/>1 435</text:p>
          </table:table-cell>
          <table:table-cell office:value-type="float" office:value="28" table:style-name="ce36">
            <text:p><text:s text:c="3"/>2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6739" table:style-name="ce36">
            <text:p><text:s text:c="2"/>46 739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71802</text:p>
          </table:table-cell>
          <table:table-cell office:value-type="string" table:style-name="ce21">
            <text:p>Serviços de arquitetura e engenhari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7330" table:style-name="ce36">
            <text:p><text:s text:c="2"/>57 33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20" table:style-name="ce36">
            <text:p><text:s text:c="2"/>1 320</text:p>
          </table:table-cell>
          <table:table-cell office:value-type="float" office:value="68" table:style-name="ce36">
            <text:p><text:s text:c="3"/>6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8724" table:style-name="ce36">
            <text:p><text:s text:c="2"/>58 724</text:p>
          </table:table-cell>
          <table:table-cell table:number-columns-repeated="16313"/>
        </table:table-row>
        <table:table-row table:style-name="ro5">
          <table:table-cell office:value-type="string" table:style-name="ce22">
            <text:p>73801</text:p>
          </table:table-cell>
          <table:table-cell office:value-type="string" table:style-name="ce23">
            <text:p>Publicidade e outros serviços técnic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7" table:style-name="ce36">
            <text:p><text:s text:c="3"/>87</text:p>
          </table:table-cell>
          <table:table-cell office:value-type="float" office:value="9154" table:style-name="ce36">
            <text:p><text:s text:c="2"/>9 15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7" table:style-name="ce36">
            <text:p><text:s text:c="3"/>7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6716" table:style-name="ce36">
            <text:p><text:s text:c="2"/>76 71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190" table:style-name="ce36">
            <text:p><text:s text:c="2"/>6 190</text:p>
          </table:table-cell>
          <table:table-cell office:value-type="float" office:value="19" table:style-name="ce36">
            <text:p><text:s text:c="3"/>1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03" table:style-name="ce36">
            <text:p><text:s text:c="2"/>1 70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3947" table:style-name="ce36">
            <text:p><text:s text:c="2"/>93 947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77001</text:p>
          </table:table-cell>
          <table:table-cell office:value-type="string" table:style-name="ce21">
            <text:p>Aluguéis não-imob. e gestão de ativos de propriedade intelectual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49" table:style-name="ce36">
            <text:p><text:s text:c="3"/>349</text:p>
          </table:table-cell>
          <table:table-cell office:value-type="float" office:value="605" table:style-name="ce36">
            <text:p><text:s text:c="3"/>605</text:p>
          </table:table-cell>
          <table:table-cell office:value-type="float" office:value="2407" table:style-name="ce36">
            <text:p><text:s text:c="2"/>2 40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54" table:style-name="ce36">
            <text:p><text:s text:c="3"/>75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77" table:style-name="ce36">
            <text:p><text:s text:c="3"/>37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5470" table:style-name="ce36">
            <text:p><text:s text:c="2"/>35 47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9962" table:style-name="ce36">
            <text:p><text:s text:c="2"/>39 962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78801</text:p>
          </table:table-cell>
          <table:table-cell office:value-type="string" table:style-name="ce21">
            <text:p>Condomínios e serviços para edifíci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9530" table:style-name="ce36">
            <text:p><text:s text:c="2"/>69 53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9530" table:style-name="ce36">
            <text:p><text:s text:c="2"/>69 530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78802</text:p>
          </table:table-cell>
          <table:table-cell office:value-type="string" table:style-name="ce3">
            <text:p>Outros serviços administrativ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91" table:style-name="ce37">
            <text:p><text:s text:c="3"/>191</text:p>
          </table:table-cell>
          <table:table-cell office:value-type="float" office:value="76" table:style-name="ce37">
            <text:p><text:s text:c="3"/>7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1710" table:style-name="ce37">
            <text:p><text:s text:c="2"/>101 71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75" table:style-name="ce37">
            <text:p><text:s text:c="3"/>375</text:p>
          </table:table-cell>
          <table:table-cell office:value-type="float" office:value="257" table:style-name="ce37">
            <text:p><text:s text:c="3"/>25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2609" table:style-name="ce37">
            <text:p><text:s text:c="2"/>102 609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80001</text:p>
          </table:table-cell>
          <table:table-cell office:value-type="string" table:style-name="ce3">
            <text:p>Serviços de vigilância, segurança e investigação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8534" table:style-name="ce38">
            <text:p><text:s text:c="2"/>28 53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8534" table:style-name="ce38">
            <text:p><text:s text:c="2"/>28 534</text:p>
          </table:table-cell>
          <table:table-cell table:number-columns-repeated="16313"/>
        </table:table-row>
        <table:table-row table:style-name="ro5">
          <table:table-cell office:value-type="string" table:style-name="ce6">
            <text:p>84001</text:p>
          </table:table-cell>
          <table:table-cell office:value-type="string" table:style-name="ce7">
            <text:p>Serviços coletivos da administração pública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36661" table:style-name="ce38">
            <text:p><text:s text:c="2"/>536 66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36661" table:style-name="ce38">
            <text:p><text:s text:c="2"/>536 661</text:p>
          </table:table-cell>
          <table:table-cell table:number-columns-repeated="16313"/>
        </table:table-row>
        <table:table-row table:style-name="ro5">
          <table:table-cell office:value-type="string" table:style-name="ce52">
            <text:p>84002</text:p>
          </table:table-cell>
          <table:table-cell office:value-type="string" table:style-name="ce11">
            <text:p>Serviços de previdência e assistência social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886" table:style-name="ce37">
            <text:p><text:s text:c="2"/>11 88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886" table:style-name="ce37">
            <text:p><text:s text:c="2"/>11 886</text:p>
          </table:table-cell>
          <table:table-cell table:number-columns-repeated="16313"/>
        </table:table-row>
        <table:table-row table:style-name="ro5">
          <table:table-cell office:value-type="string" table:style-name="ce52">
            <text:p>85911</text:p>
          </table:table-cell>
          <table:table-cell office:value-type="string" table:style-name="ce11">
            <text:p>Educação pública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90179" table:style-name="ce38">
            <text:p><text:s text:c="2"/>190 17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90179" table:style-name="ce38">
            <text:p><text:s text:c="2"/>190 179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85921</text:p>
          </table:table-cell>
          <table:table-cell office:value-type="string" table:style-name="ce21">
            <text:p>Educação privad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25" table:style-name="ce36">
            <text:p><text:s text:c="2"/>2 325</text:p>
          </table:table-cell>
          <table:table-cell office:value-type="float" office:value="740" table:style-name="ce36">
            <text:p><text:s text:c="3"/>740</text:p>
          </table:table-cell>
          <table:table-cell office:value-type="float" office:value="75258" table:style-name="ce36">
            <text:p><text:s text:c="2"/>75 25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8323" table:style-name="ce36">
            <text:p><text:s text:c="2"/>78 323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86911</text:p>
          </table:table-cell>
          <table:table-cell office:value-type="string" table:style-name="ce21">
            <text:p>Saúde públic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5410" table:style-name="ce36">
            <text:p><text:s text:c="2"/>125 4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5410" table:style-name="ce36">
            <text:p><text:s text:c="2"/>125 410</text:p>
          </table:table-cell>
          <table:table-cell table:number-columns-repeated="16313"/>
        </table:table-row>
        <table:table-row table:style-name="ro5">
          <table:table-cell office:value-type="string" table:style-name="ce22">
            <text:p>86921</text:p>
          </table:table-cell>
          <table:table-cell office:value-type="string" table:style-name="ce23">
            <text:p>Saúde privad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39" table:style-name="ce36">
            <text:p><text:s text:c="3"/>439</text:p>
          </table:table-cell>
          <table:table-cell office:value-type="float" office:value="52" table:style-name="ce36">
            <text:p><text:s text:c="3"/>5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42" table:style-name="ce36">
            <text:p><text:s text:c="2"/>2 542</text:p>
          </table:table-cell>
          <table:table-cell office:value-type="float" office:value="146200" table:style-name="ce36">
            <text:p><text:s text:c="2"/>146 20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9233" table:style-name="ce36">
            <text:p><text:s text:c="2"/>149 233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90801</text:p>
          </table:table-cell>
          <table:table-cell office:value-type="string" table:style-name="ce21">
            <text:p>Serviços de artes, cultura, esporte e recreaçã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73" table:style-name="ce36">
            <text:p><text:s text:c="2"/>1 17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56" table:style-name="ce36">
            <text:p><text:s text:c="3"/>656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6085" table:style-name="ce36">
            <text:p><text:s text:c="2"/>26 08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7915" table:style-name="ce36">
            <text:p><text:s text:c="2"/>27 915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94801</text:p>
          </table:table-cell>
          <table:table-cell office:value-type="string" table:style-name="ce21">
            <text:p>Organizações patronais, sindicais e outros serviços associativ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1962" table:style-name="ce36">
            <text:p><text:s text:c="2"/>71 96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1962" table:style-name="ce36">
            <text:p><text:s text:c="2"/>71 962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94802</text:p>
          </table:table-cell>
          <table:table-cell office:value-type="string" table:style-name="ce3">
            <text:p>Manutenção de computadores, telefones e objetos doméstic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68" table:style-name="ce38">
            <text:p><text:s text:c="3"/>76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005" table:style-name="ce38">
            <text:p><text:s text:c="2"/>7 00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5709" table:style-name="ce38">
            <text:p><text:s text:c="2"/>15 70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3482" table:style-name="ce38">
            <text:p><text:s text:c="2"/>23 482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94803</text:p>
          </table:table-cell>
          <table:table-cell office:value-type="string" table:style-name="ce3">
            <text:p>Serviços pessoai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01" table:style-name="ce38">
            <text:p><text:s text:c="3"/>20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2106" table:style-name="ce38">
            <text:p><text:s text:c="2"/>32 10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2307" table:style-name="ce38">
            <text:p><text:s text:c="2"/>32 307</text:p>
          </table:table-cell>
          <table:table-cell table:number-columns-repeated="16313"/>
        </table:table-row>
        <table:table-row table:style-name="ro5">
          <table:table-cell office:value-type="string" table:style-name="ce6">
            <text:p>97001</text:p>
          </table:table-cell>
          <table:table-cell office:value-type="string" table:style-name="ce7">
            <text:p>Serviços doméstic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8326" table:style-name="ce38">
            <text:p><text:s text:c="2"/>48 326</text:p>
          </table:table-cell>
          <table:table-cell office:value-type="float" office:value="48326" table:style-name="ce38">
            <text:p><text:s text:c="2"/>48 326</text:p>
          </table:table-cell>
          <table:table-cell table:number-columns-repeated="16313"/>
        </table:table-row>
        <table:table-row table:style-name="ro5">
          <table:table-cell table:style-name="ce10"/>
          <table:table-cell table:style-name="ce11"/>
          <table:table-cell table:number-columns-repeated="69" table:style-name="ce37"/>
          <table:table-cell table:number-columns-repeated="16313"/>
        </table:table-row>
        <table:table-row table:style-name="ro6">
          <table:table-cell office:value-type="string" table:style-name="ce14">
            <text:p>Total</text:p>
          </table:table-cell>
          <table:table-cell table:style-name="ce15"/>
          <table:table-cell office:value-type="float" office:value="248919" table:style-name="ce39">
            <text:p><text:s text:c="2"/>248 919</text:p>
          </table:table-cell>
          <table:table-cell office:value-type="float" office:value="104963" table:style-name="ce39">
            <text:p><text:s text:c="2"/>104 963</text:p>
          </table:table-cell>
          <table:table-cell office:value-type="float" office:value="27803" table:style-name="ce39">
            <text:p><text:s text:c="2"/>27 803</text:p>
          </table:table-cell>
          <table:table-cell office:value-type="float" office:value="18727" table:style-name="ce39">
            <text:p><text:s text:c="2"/>18 727</text:p>
          </table:table-cell>
          <table:table-cell office:value-type="float" office:value="181545" table:style-name="ce39">
            <text:p><text:s text:c="2"/>181 545</text:p>
          </table:table-cell>
          <table:table-cell office:value-type="float" office:value="68503" table:style-name="ce39">
            <text:p><text:s text:c="2"/>68 503</text:p>
          </table:table-cell>
          <table:table-cell office:value-type="float" office:value="13237" table:style-name="ce39">
            <text:p><text:s text:c="2"/>13 237</text:p>
          </table:table-cell>
          <table:table-cell office:value-type="float" office:value="187073" table:style-name="ce39">
            <text:p><text:s text:c="2"/>187 073</text:p>
          </table:table-cell>
          <table:table-cell office:value-type="float" office:value="60166" table:style-name="ce39">
            <text:p><text:s text:c="2"/>60 166</text:p>
          </table:table-cell>
          <table:table-cell office:value-type="float" office:value="208091" table:style-name="ce39">
            <text:p><text:s text:c="2"/>208 091</text:p>
          </table:table-cell>
          <table:table-cell office:value-type="float" office:value="60478" table:style-name="ce39">
            <text:p><text:s text:c="2"/>60 478</text:p>
          </table:table-cell>
          <table:table-cell office:value-type="float" office:value="13185" table:style-name="ce39">
            <text:p><text:s text:c="2"/>13 185</text:p>
          </table:table-cell>
          <table:table-cell office:value-type="float" office:value="45065" table:style-name="ce39">
            <text:p><text:s text:c="2"/>45 065</text:p>
          </table:table-cell>
          <table:table-cell office:value-type="float" office:value="58945" table:style-name="ce39">
            <text:p><text:s text:c="2"/>58 945</text:p>
          </table:table-cell>
          <table:table-cell office:value-type="float" office:value="37335" table:style-name="ce39">
            <text:p><text:s text:c="2"/>37 335</text:p>
          </table:table-cell>
          <table:table-cell office:value-type="float" office:value="24948" table:style-name="ce39">
            <text:p><text:s text:c="2"/>24 948</text:p>
          </table:table-cell>
          <table:table-cell office:value-type="float" office:value="61291" table:style-name="ce39">
            <text:p><text:s text:c="2"/>61 291</text:p>
          </table:table-cell>
          <table:table-cell office:value-type="float" office:value="18868" table:style-name="ce39">
            <text:p><text:s text:c="2"/>18 868</text:p>
          </table:table-cell>
          <table:table-cell office:value-type="float" office:value="293147" table:style-name="ce39">
            <text:p><text:s text:c="2"/>293 147</text:p>
          </table:table-cell>
          <table:table-cell office:value-type="float" office:value="29315" table:style-name="ce39">
            <text:p><text:s text:c="2"/>29 315</text:p>
          </table:table-cell>
          <table:table-cell office:value-type="float" office:value="117080" table:style-name="ce39">
            <text:p><text:s text:c="2"/>117 080</text:p>
          </table:table-cell>
          <table:table-cell office:value-type="float" office:value="57376" table:style-name="ce39">
            <text:p><text:s text:c="2"/>57 376</text:p>
          </table:table-cell>
          <table:table-cell office:value-type="float" office:value="31333" table:style-name="ce39">
            <text:p><text:s text:c="2"/>31 333</text:p>
          </table:table-cell>
          <table:table-cell office:value-type="float" office:value="46972" table:style-name="ce39">
            <text:p><text:s text:c="2"/>46 972</text:p>
          </table:table-cell>
          <table:table-cell office:value-type="float" office:value="87686" table:style-name="ce39">
            <text:p><text:s text:c="2"/>87 686</text:p>
          </table:table-cell>
          <table:table-cell office:value-type="float" office:value="81322" table:style-name="ce39">
            <text:p><text:s text:c="2"/>81 322</text:p>
          </table:table-cell>
          <table:table-cell office:value-type="float" office:value="94241" table:style-name="ce39">
            <text:p><text:s text:c="2"/>94 241</text:p>
          </table:table-cell>
          <table:table-cell office:value-type="float" office:value="44413" table:style-name="ce39">
            <text:p><text:s text:c="2"/>44 413</text:p>
          </table:table-cell>
          <table:table-cell office:value-type="float" office:value="89745" table:style-name="ce39">
            <text:p><text:s text:c="2"/>89 745</text:p>
          </table:table-cell>
          <table:table-cell office:value-type="float" office:value="85119" table:style-name="ce39">
            <text:p><text:s text:c="2"/>85 119</text:p>
          </table:table-cell>
          <table:table-cell office:value-type="float" office:value="64523" table:style-name="ce39">
            <text:p><text:s text:c="2"/>64 523</text:p>
          </table:table-cell>
          <table:table-cell office:value-type="float" office:value="123243" table:style-name="ce39">
            <text:p><text:s text:c="2"/>123 243</text:p>
          </table:table-cell>
          <table:table-cell office:value-type="float" office:value="187852" table:style-name="ce39">
            <text:p><text:s text:c="2"/>187 852</text:p>
          </table:table-cell>
          <table:table-cell office:value-type="float" office:value="82679" table:style-name="ce39">
            <text:p><text:s text:c="2"/>82 679</text:p>
          </table:table-cell>
          <table:table-cell office:value-type="float" office:value="41089" table:style-name="ce39">
            <text:p><text:s text:c="2"/>41 089</text:p>
          </table:table-cell>
          <table:table-cell office:value-type="float" office:value="66776" table:style-name="ce39">
            <text:p><text:s text:c="2"/>66 776</text:p>
          </table:table-cell>
          <table:table-cell office:value-type="float" office:value="49306" table:style-name="ce39">
            <text:p><text:s text:c="2"/>49 306</text:p>
          </table:table-cell>
          <table:table-cell office:value-type="float" office:value="191834" table:style-name="ce39">
            <text:p><text:s text:c="2"/>191 834</text:p>
          </table:table-cell>
          <table:table-cell office:value-type="float" office:value="53290" table:style-name="ce39">
            <text:p><text:s text:c="2"/>53 290</text:p>
          </table:table-cell>
          <table:table-cell office:value-type="float" office:value="598182" table:style-name="ce39">
            <text:p><text:s text:c="2"/>598 182</text:p>
          </table:table-cell>
          <table:table-cell office:value-type="float" office:value="135155" table:style-name="ce39">
            <text:p><text:s text:c="2"/>135 155</text:p>
          </table:table-cell>
          <table:table-cell office:value-type="float" office:value="752437" table:style-name="ce39">
            <text:p><text:s text:c="2"/>752 437</text:p>
          </table:table-cell>
          <table:table-cell office:value-type="float" office:value="269063" table:style-name="ce39">
            <text:p><text:s text:c="2"/>269 063</text:p>
          </table:table-cell>
          <table:table-cell office:value-type="float" office:value="13911" table:style-name="ce39">
            <text:p><text:s text:c="2"/>13 911</text:p>
          </table:table-cell>
          <table:table-cell office:value-type="float" office:value="32431" table:style-name="ce39">
            <text:p><text:s text:c="2"/>32 431</text:p>
          </table:table-cell>
          <table:table-cell office:value-type="float" office:value="90588" table:style-name="ce39">
            <text:p><text:s text:c="2"/>90 588</text:p>
          </table:table-cell>
          <table:table-cell office:value-type="float" office:value="19547" table:style-name="ce39">
            <text:p><text:s text:c="2"/>19 547</text:p>
          </table:table-cell>
          <table:table-cell office:value-type="float" office:value="172945" table:style-name="ce39">
            <text:p><text:s text:c="2"/>172 945</text:p>
          </table:table-cell>
          <table:table-cell office:value-type="float" office:value="22146" table:style-name="ce39">
            <text:p><text:s text:c="2"/>22 146</text:p>
          </table:table-cell>
          <table:table-cell office:value-type="float" office:value="35924" table:style-name="ce39">
            <text:p><text:s text:c="2"/>35 924</text:p>
          </table:table-cell>
          <table:table-cell office:value-type="float" office:value="162206" table:style-name="ce39">
            <text:p><text:s text:c="2"/>162 206</text:p>
          </table:table-cell>
          <table:table-cell office:value-type="float" office:value="92887" table:style-name="ce39">
            <text:p><text:s text:c="2"/>92 887</text:p>
          </table:table-cell>
          <table:table-cell office:value-type="float" office:value="436940" table:style-name="ce39">
            <text:p><text:s text:c="2"/>436 940</text:p>
          </table:table-cell>
          <table:table-cell office:value-type="float" office:value="413712" table:style-name="ce39">
            <text:p><text:s text:c="2"/>413 712</text:p>
          </table:table-cell>
          <table:table-cell office:value-type="float" office:value="147959" table:style-name="ce39">
            <text:p><text:s text:c="2"/>147 959</text:p>
          </table:table-cell>
          <table:table-cell office:value-type="float" office:value="63304" table:style-name="ce39">
            <text:p><text:s text:c="2"/>63 304</text:p>
          </table:table-cell>
          <table:table-cell office:value-type="float" office:value="76760" table:style-name="ce39">
            <text:p><text:s text:c="2"/>76 760</text:p>
          </table:table-cell>
          <table:table-cell office:value-type="float" office:value="40269" table:style-name="ce39">
            <text:p><text:s text:c="2"/>40 269</text:p>
          </table:table-cell>
          <table:table-cell office:value-type="float" office:value="171714" table:style-name="ce39">
            <text:p><text:s text:c="2"/>171 714</text:p>
          </table:table-cell>
          <table:table-cell office:value-type="float" office:value="28576" table:style-name="ce39">
            <text:p><text:s text:c="2"/>28 576</text:p>
          </table:table-cell>
          <table:table-cell office:value-type="float" office:value="589975" table:style-name="ce39">
            <text:p><text:s text:c="2"/>589 975</text:p>
          </table:table-cell>
          <table:table-cell office:value-type="float" office:value="207034" table:style-name="ce39">
            <text:p><text:s text:c="2"/>207 034</text:p>
          </table:table-cell>
          <table:table-cell office:value-type="float" office:value="76642" table:style-name="ce39">
            <text:p><text:s text:c="2"/>76 642</text:p>
          </table:table-cell>
          <table:table-cell office:value-type="float" office:value="129398" table:style-name="ce39">
            <text:p><text:s text:c="2"/>129 398</text:p>
          </table:table-cell>
          <table:table-cell office:value-type="float" office:value="146809" table:style-name="ce39">
            <text:p><text:s text:c="2"/>146 809</text:p>
          </table:table-cell>
          <table:table-cell office:value-type="float" office:value="28175" table:style-name="ce39">
            <text:p><text:s text:c="2"/>28 175</text:p>
          </table:table-cell>
          <table:table-cell office:value-type="float" office:value="120884" table:style-name="ce39">
            <text:p><text:s text:c="2"/>120 884</text:p>
          </table:table-cell>
          <table:table-cell office:value-type="float" office:value="48326" table:style-name="ce39">
            <text:p><text:s text:c="2"/>48 326</text:p>
          </table:table-cell>
          <table:table-cell office:value-type="float" office:value="8481382" table:style-name="ce39">
            <text:p><text:s/>8 481 382</text:p>
          </table:table-cell>
          <table:table-cell table:number-columns-repeated="16313" table:style-name="ce16"/>
        </table:table-row>
        <table:table-row table:style-name="ro4">
          <table:table-cell table:style-name="ce31"/>
          <table:table-cell table:number-columns-repeated="70" table:style-name="ce32"/>
          <table:table-cell table:number-columns-repeated="16313"/>
        </table:table-row>
        <table:table-row table:number-rows-repeated="1048440" table:style-name="ro7">
          <table:table-cell table:number-columns-repeated="16384"/>
        </table:table-row>
      </table:table>
      <table:table table:name="importacao" table:style-name="ta1">
        <table:table-column table:style-name="co1" table:default-cell-style-name="ce1"/>
        <table:table-column table:style-name="co2" table:default-cell-style-name="ce1"/>
        <table:table-column table:style-name="co6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7">
            <text:p>Tabela 3 - Recursos de bens e serviços - 2013</text:p>
          </table:table-cell>
          <table:table-cell table:number-columns-repeated="2" table:style-name="ce17"/>
          <table:table-cell table:number-columns-repeated="16381" table:style-name="ce18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number-columns-spanned="1" table:number-rows-spanned="2" table:style-name="ce55">
            <text:p>Código</text:p>
            <text:p>do</text:p>
            <text:p>produto</text:p>
            <draw:frame draw:z-index="1" draw:id="id0" draw:style-name="a4" draw:name="Texto 4" svg:x="0in" svg:y="0.02083in" svg:width="0in" svg:height="0.51042in">
              <draw:text-box>
                <text:p text:style-name="a1" text:class-names="" text:cond-style-name=""><text:span text:style-name="a0" text:class-names="">DESCRIÇÃO DO PRODUTO</text:span></text:p>
                <text:p text:style-name="a3" text:class-names="" text:cond-style-name=""><text:span text:style-name="a2" text:class-names="">NÍVEL 80</text:span></text:p>
              </draw:text-box>
              <svg:title/>
              <svg:desc/>
            </draw:frame>
          </table:table-cell>
          <table:table-cell office:value-type="string" table:number-columns-spanned="1" table:number-rows-spanned="2" table:style-name="ce57">
            <text:p>Descrição do produto</text:p>
          </table:table-cell>
          <table:table-cell office:value-type="string" table:style-name="ce54">
            <text:p>Preços do ano anterior em <text:s/>1 000 000 R$</text:p>
          </table:table-cell>
          <table:table-cell table:number-columns-repeated="16381"/>
        </table:table-row>
        <table:table-row table:style-name="ro3">
          <table:covered-table-cell>
            <draw:frame draw:z-index="2" draw:id="id1" draw:style-name="a9" draw:name="Texto 16" svg:x="0in" svg:y="0.05208in" svg:width="0in" svg:height="0.32292in">
              <draw:text-box>
                <text:p text:style-name="a6" text:class-names="" text:cond-style-name=""><text:span text:style-name="a5" text:class-names="">Dummy</text:span></text:p>
                <text:p text:style-name="a8" text:class-names="" text:cond-style-name=""><text:span text:style-name="a7" text:class-names="">financeiro</text:span></text:p>
              </draw:text-box>
              <svg:title/>
              <svg:desc/>
            </draw:frame>
            <draw:frame draw:z-index="3" draw:id="id2" draw:style-name="a12" draw:name="Texto 17" svg:x="0in" svg:y="0.04167in" svg:width="0in" svg:height="0.33333in">
              <draw:text-box>
                <text:p text:style-name="a11" text:class-names="" text:cond-style-name=""><text:span text:style-name="a10" text:class-names="">Total</text:span></text:p>
              </draw:text-box>
              <svg:title/>
              <svg:desc/>
            </draw:frame>
          </table:covered-table-cell>
          <table:covered-table-cell/>
          <table:table-cell office:value-type="string" table:style-name="ce34">
            <text:p>Importação de bens</text:p>
            <text:p>e serviços (1)</text:p>
          </table:table-cell>
          <table:table-cell table:number-columns-repeated="16381"/>
        </table:table-row>
        <table:table-row table:style-name="ro4">
          <table:table-cell table:number-columns-repeated="3" table:style-name="ce3"/>
          <table:table-cell table:number-columns-repeated="16381"/>
        </table:table-row>
        <table:table-row table:style-name="ro5">
          <table:table-cell office:value-type="string" table:style-name="ce20">
            <text:p>01911</text:p>
          </table:table-cell>
          <table:table-cell office:value-type="string" table:style-name="ce21">
            <text:p>Arroz, trigo e outros cereais</text:p>
          </table:table-cell>
          <table:table-cell office:value-type="float" office:value="4397" table:style-name="ce36">
            <text:p><text:s text:c="2"/>4 397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01912</text:p>
          </table:table-cell>
          <table:table-cell office:value-type="string" table:style-name="ce21">
            <text:p>Milho em grão</text:p>
          </table:table-cell>
          <table:table-cell office:value-type="float" office:value="388" table:style-name="ce36">
            <text:p><text:s text:c="3"/>388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01913</text:p>
          </table:table-cell>
          <table:table-cell office:value-type="string" table:style-name="ce21">
            <text:p>Algodão herbáceo, outras fibras da lav. temporária</text:p>
          </table:table-cell>
          <table:table-cell office:value-type="float" office:value="105" table:style-name="ce36">
            <text:p><text:s text:c="3"/>105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01914</text:p>
          </table:table-cell>
          <table:table-cell office:value-type="string" table:style-name="ce21">
            <text:p>Cana-de-açúcar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2">
            <text:p>01915</text:p>
          </table:table-cell>
          <table:table-cell office:value-type="string" table:style-name="ce23">
            <text:p>Soja <text:s/>em grão</text:p>
          </table:table-cell>
          <table:table-cell office:value-type="float" office:value="505" table:style-name="ce36">
            <text:p><text:s text:c="3"/>505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1916</text:p>
          </table:table-cell>
          <table:table-cell office:value-type="string" table:style-name="ce3">
            <text:p>Outros produtos e serviços da lavoura temporária</text:p>
          </table:table-cell>
          <table:table-cell office:value-type="float" office:value="1734" table:style-name="ce37">
            <text:p><text:s text:c="2"/>1 734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1917</text:p>
          </table:table-cell>
          <table:table-cell office:value-type="string" table:style-name="ce3">
            <text:p>Laranja</text:p>
          </table:table-cell>
          <table:table-cell office:value-type="float" office:value="25" table:style-name="ce37">
            <text:p><text:s text:c="3"/>25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1918</text:p>
          </table:table-cell>
          <table:table-cell office:value-type="string" table:style-name="ce3">
            <text:p>Café em grão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1919</text:p>
          </table:table-cell>
          <table:table-cell office:value-type="string" table:style-name="ce3">
            <text:p>Outros produtos da lavoura permanente</text:p>
          </table:table-cell>
          <table:table-cell office:value-type="float" office:value="1320" table:style-name="ce37">
            <text:p><text:s text:c="2"/>1 320</text:p>
          </table:table-cell>
          <table:table-cell table:number-columns-repeated="16381"/>
        </table:table-row>
        <table:table-row table:style-name="ro5">
          <table:table-cell office:value-type="string" table:style-name="ce6">
            <text:p>01921</text:p>
          </table:table-cell>
          <table:table-cell office:value-type="string" table:style-name="ce7">
            <text:p>Bovinos e outros animais vivos, prods. animal, caça e serv.</text:p>
          </table:table-cell>
          <table:table-cell office:value-type="float" office:value="83" table:style-name="ce37">
            <text:p><text:s text:c="3"/>83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01922</text:p>
          </table:table-cell>
          <table:table-cell office:value-type="string" table:style-name="ce21">
            <text:p>Leite de vaca e de outros animais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01923</text:p>
          </table:table-cell>
          <table:table-cell office:value-type="string" table:style-name="ce21">
            <text:p>Suínos</text:p>
          </table:table-cell>
          <table:table-cell office:value-type="float" office:value="3" table:style-name="ce36">
            <text:p><text:s text:c="3"/>3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01924</text:p>
          </table:table-cell>
          <table:table-cell office:value-type="string" table:style-name="ce21">
            <text:p>Aves e ovos</text:p>
          </table:table-cell>
          <table:table-cell office:value-type="float" office:value="37" table:style-name="ce36">
            <text:p><text:s text:c="3"/>37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02801</text:p>
          </table:table-cell>
          <table:table-cell office:value-type="string" table:style-name="ce21">
            <text:p>Produtos da exploração florestal e da silvicultura</text:p>
          </table:table-cell>
          <table:table-cell office:value-type="float" office:value="1702" table:style-name="ce36">
            <text:p><text:s text:c="2"/>1 702</text:p>
          </table:table-cell>
          <table:table-cell table:number-columns-repeated="16381"/>
        </table:table-row>
        <table:table-row table:style-name="ro5">
          <table:table-cell office:value-type="string" table:style-name="ce22">
            <text:p>02802</text:p>
          </table:table-cell>
          <table:table-cell office:value-type="string" table:style-name="ce23">
            <text:p>Pesca e aquicultura (peixe, crustáceos e moluscos)</text:p>
          </table:table-cell>
          <table:table-cell office:value-type="float" office:value="575" table:style-name="ce36">
            <text:p><text:s text:c="3"/>575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5801</text:p>
          </table:table-cell>
          <table:table-cell office:value-type="string" table:style-name="ce3">
            <text:p>Carvão mineral</text:p>
          </table:table-cell>
          <table:table-cell office:value-type="float" office:value="6968" table:style-name="ce37">
            <text:p><text:s text:c="2"/>6 968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5802</text:p>
          </table:table-cell>
          <table:table-cell office:value-type="string" table:style-name="ce3">
            <text:p>Minerais não-metálicos</text:p>
          </table:table-cell>
          <table:table-cell office:value-type="float" office:value="1626" table:style-name="ce37">
            <text:p><text:s text:c="2"/>1 626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6801</text:p>
          </table:table-cell>
          <table:table-cell office:value-type="string" table:style-name="ce3">
            <text:p>Petróleo, gás natural e serviços de apoio</text:p>
          </table:table-cell>
          <table:table-cell office:value-type="float" office:value="44582" table:style-name="ce37">
            <text:p><text:s text:c="2"/>44 582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7911</text:p>
          </table:table-cell>
          <table:table-cell office:value-type="string" table:style-name="ce3">
            <text:p>Minério de ferro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6">
            <text:p>07921</text:p>
          </table:table-cell>
          <table:table-cell office:value-type="string" table:style-name="ce7">
            <text:p>Minerais metálicos não-ferrosos</text:p>
          </table:table-cell>
          <table:table-cell office:value-type="float" office:value="2807" table:style-name="ce37">
            <text:p><text:s text:c="2"/>2 807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10911</text:p>
          </table:table-cell>
          <table:table-cell office:value-type="string" table:style-name="ce24">
            <text:p>Carne de bovinos e outros prod. de carne</text:p>
          </table:table-cell>
          <table:table-cell office:value-type="float" office:value="1014" table:style-name="ce36">
            <text:p><text:s text:c="2"/>1 014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10912</text:p>
          </table:table-cell>
          <table:table-cell office:value-type="string" table:style-name="ce21">
            <text:p>Carne de suíno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0913</text:p>
          </table:table-cell>
          <table:table-cell office:value-type="string" table:style-name="ce21">
            <text:p>Carne de aves</text:p>
          </table:table-cell>
          <table:table-cell office:value-type="float" office:value="17" table:style-name="ce36">
            <text:p><text:s text:c="3"/>17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0914</text:p>
          </table:table-cell>
          <table:table-cell office:value-type="string" table:style-name="ce21">
            <text:p>Pescado industrializado</text:p>
          </table:table-cell>
          <table:table-cell office:value-type="float" office:value="2220" table:style-name="ce36">
            <text:p><text:s text:c="2"/>2 220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10915</text:p>
          </table:table-cell>
          <table:table-cell office:value-type="string" table:style-name="ce23">
            <text:p>Leite resfriado, esterilizado e pasteurizado</text:p>
          </table:table-cell>
          <table:table-cell office:value-type="float" office:value="23" table:style-name="ce36">
            <text:p><text:s text:c="3"/>23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0916</text:p>
          </table:table-cell>
          <table:table-cell office:value-type="string" table:style-name="ce3">
            <text:p>Outros produtos do laticínio</text:p>
          </table:table-cell>
          <table:table-cell office:value-type="float" office:value="1180" table:style-name="ce37">
            <text:p><text:s text:c="2"/>1 180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0921</text:p>
          </table:table-cell>
          <table:table-cell office:value-type="string" table:style-name="ce3">
            <text:p>Açúcar</text:p>
          </table:table-cell>
          <table:table-cell office:value-type="float" office:value="16" table:style-name="ce38">
            <text:p><text:s text:c="3"/>16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0931</text:p>
          </table:table-cell>
          <table:table-cell office:value-type="string" table:style-name="ce3">
            <text:p>Conservas de frutas, legumes, outros vegetais e sucos de frutas</text:p>
          </table:table-cell>
          <table:table-cell office:value-type="float" office:value="1869" table:style-name="ce37">
            <text:p><text:s text:c="2"/>1 869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0932</text:p>
          </table:table-cell>
          <table:table-cell office:value-type="string" table:style-name="ce3">
            <text:p>Óleos e gorduras vegetais e animais</text:p>
          </table:table-cell>
          <table:table-cell office:value-type="float" office:value="1893" table:style-name="ce37">
            <text:p><text:s text:c="2"/>1 893</text:p>
          </table:table-cell>
          <table:table-cell table:number-columns-repeated="16381"/>
        </table:table-row>
        <table:table-row table:style-name="ro5">
          <table:table-cell office:value-type="string" table:style-name="ce9">
            <text:p>10933</text:p>
          </table:table-cell>
          <table:table-cell office:value-type="string" table:style-name="ce7">
            <text:p>Café beneficiado</text:p>
          </table:table-cell>
          <table:table-cell office:value-type="float" office:value="114" table:style-name="ce37">
            <text:p><text:s text:c="3"/>114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0934</text:p>
          </table:table-cell>
          <table:table-cell office:value-type="string" table:style-name="ce21">
            <text:p>Arroz beneficiado e produtos derivados do arroz</text:p>
          </table:table-cell>
          <table:table-cell office:value-type="float" office:value="687" table:style-name="ce36">
            <text:p><text:s text:c="3"/>687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0935</text:p>
          </table:table-cell>
          <table:table-cell office:value-type="string" table:style-name="ce21">
            <text:p>Produtos derivados do trigo, mandioca ou milho</text:p>
          </table:table-cell>
          <table:table-cell office:value-type="float" office:value="456" table:style-name="ce36">
            <text:p><text:s text:c="3"/>456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0936</text:p>
          </table:table-cell>
          <table:table-cell office:value-type="string" table:style-name="ce21">
            <text:p>Rações balanceadas para animais</text:p>
          </table:table-cell>
          <table:table-cell office:value-type="float" office:value="490" table:style-name="ce36">
            <text:p><text:s text:c="3"/>490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0937</text:p>
          </table:table-cell>
          <table:table-cell office:value-type="string" table:style-name="ce21">
            <text:p>Outros produtos alimentares</text:p>
          </table:table-cell>
          <table:table-cell office:value-type="float" office:value="2149" table:style-name="ce36">
            <text:p><text:s text:c="2"/>2 149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11001</text:p>
          </table:table-cell>
          <table:table-cell office:value-type="string" table:style-name="ce23">
            <text:p>Bebidas</text:p>
          </table:table-cell>
          <table:table-cell office:value-type="float" office:value="6079" table:style-name="ce36">
            <text:p><text:s text:c="2"/>6 079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2001</text:p>
          </table:table-cell>
          <table:table-cell office:value-type="string" table:style-name="ce3">
            <text:p>Produtos do fumo</text:p>
          </table:table-cell>
          <table:table-cell office:value-type="float" office:value="3543" table:style-name="ce37">
            <text:p><text:s text:c="2"/>3 543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3001</text:p>
          </table:table-cell>
          <table:table-cell office:value-type="string" table:style-name="ce3">
            <text:p>Fios e fibras têxteis beneficiadas</text:p>
          </table:table-cell>
          <table:table-cell office:value-type="float" office:value="1595" table:style-name="ce37">
            <text:p><text:s text:c="2"/>1 595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3002</text:p>
          </table:table-cell>
          <table:table-cell office:value-type="string" table:style-name="ce3">
            <text:p>Tecidos</text:p>
          </table:table-cell>
          <table:table-cell office:value-type="float" office:value="3334" table:style-name="ce37">
            <text:p><text:s text:c="2"/>3 334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3003</text:p>
          </table:table-cell>
          <table:table-cell office:value-type="string" table:style-name="ce3">
            <text:p>Art. têxteis de uso doméstico e outros têxteis</text:p>
          </table:table-cell>
          <table:table-cell office:value-type="float" office:value="3236" table:style-name="ce37">
            <text:p><text:s text:c="2"/>3 236</text:p>
          </table:table-cell>
          <table:table-cell table:number-columns-repeated="16381"/>
        </table:table-row>
        <table:table-row table:style-name="ro5">
          <table:table-cell office:value-type="string" table:style-name="ce9">
            <text:p>14001</text:p>
          </table:table-cell>
          <table:table-cell office:value-type="string" table:style-name="ce7">
            <text:p>Artigos do vestuário e acessórios</text:p>
          </table:table-cell>
          <table:table-cell office:value-type="float" office:value="8299" table:style-name="ce38">
            <text:p><text:s text:c="2"/>8 299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5001</text:p>
          </table:table-cell>
          <table:table-cell office:value-type="string" table:style-name="ce21">
            <text:p>Calçados e artefatos de couro</text:p>
          </table:table-cell>
          <table:table-cell office:value-type="float" office:value="2614" table:style-name="ce36">
            <text:p><text:s text:c="2"/>2 614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6001</text:p>
          </table:table-cell>
          <table:table-cell office:value-type="string" table:style-name="ce21">
            <text:p>Produtos de madeira, exclusive móveis</text:p>
          </table:table-cell>
          <table:table-cell office:value-type="float" office:value="333" table:style-name="ce36">
            <text:p><text:s text:c="3"/>333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7001</text:p>
          </table:table-cell>
          <table:table-cell office:value-type="string" table:style-name="ce21">
            <text:p>Celulose</text:p>
          </table:table-cell>
          <table:table-cell office:value-type="float" office:value="730" table:style-name="ce36">
            <text:p><text:s text:c="3"/>730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7002</text:p>
          </table:table-cell>
          <table:table-cell office:value-type="string" table:style-name="ce21">
            <text:p>Papel, papelão, embalagens e artefatos de papel</text:p>
          </table:table-cell>
          <table:table-cell office:value-type="float" office:value="3521" table:style-name="ce36">
            <text:p><text:s text:c="2"/>3 521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8001</text:p>
          </table:table-cell>
          <table:table-cell office:value-type="string" table:style-name="ce21">
            <text:p>Serviços de impressão e reprodução</text:p>
          </table:table-cell>
          <table:table-cell office:value-type="float" office:value="313" table:style-name="ce36">
            <text:p><text:s text:c="3"/>313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19911</text:p>
          </table:table-cell>
          <table:table-cell office:value-type="string" table:style-name="ce11">
            <text:p>Combustíveis para aviação</text:p>
          </table:table-cell>
          <table:table-cell office:value-type="float" office:value="6163" table:style-name="ce37">
            <text:p><text:s text:c="2"/>6 163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19912</text:p>
          </table:table-cell>
          <table:table-cell office:value-type="string" table:style-name="ce11">
            <text:p>Gasoálcool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19913</text:p>
          </table:table-cell>
          <table:table-cell office:value-type="string" table:style-name="ce13">
            <text:p>Naftas para petroquímica</text:p>
          </table:table-cell>
          <table:table-cell office:value-type="float" office:value="9368" table:style-name="ce37">
            <text:p><text:s text:c="2"/>9 368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9914</text:p>
          </table:table-cell>
          <table:table-cell office:value-type="string" table:style-name="ce3">
            <text:p>Óleo combustível<text:s text:c="2"/></text:p>
          </table:table-cell>
          <table:table-cell office:value-type="float" office:value="811" table:style-name="ce37">
            <text:p><text:s text:c="3"/>811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9915</text:p>
          </table:table-cell>
          <table:table-cell office:value-type="string" table:style-name="ce3">
            <text:p>Diesel - biodiesel</text:p>
          </table:table-cell>
          <table:table-cell office:value-type="float" office:value="0" table:style-name="ce38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9916</text:p>
          </table:table-cell>
          <table:table-cell office:value-type="string" table:style-name="ce21">
            <text:p>Outros produtos do refino do petróleo</text:p>
          </table:table-cell>
          <table:table-cell office:value-type="float" office:value="29353" table:style-name="ce36">
            <text:p><text:s text:c="2"/>29 353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9921</text:p>
          </table:table-cell>
          <table:table-cell office:value-type="string" table:style-name="ce21">
            <text:p>Etanol e outros biocombustíveis</text:p>
          </table:table-cell>
          <table:table-cell office:value-type="float" office:value="267" table:style-name="ce36">
            <text:p><text:s text:c="3"/>267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20911</text:p>
          </table:table-cell>
          <table:table-cell office:value-type="string" table:style-name="ce23">
            <text:p>Produtos químicos inorgânicos</text:p>
          </table:table-cell>
          <table:table-cell office:value-type="float" office:value="24638" table:style-name="ce36">
            <text:p><text:s text:c="2"/>24 638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0912</text:p>
          </table:table-cell>
          <table:table-cell office:value-type="string" table:style-name="ce21">
            <text:p>Adubos e fertilizantes</text:p>
          </table:table-cell>
          <table:table-cell office:value-type="float" office:value="2440" table:style-name="ce36">
            <text:p><text:s text:c="2"/>2 440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0913</text:p>
          </table:table-cell>
          <table:table-cell office:value-type="string" table:style-name="ce21">
            <text:p>Produtos químicos orgânicos</text:p>
          </table:table-cell>
          <table:table-cell office:value-type="float" office:value="18063" table:style-name="ce36">
            <text:p><text:s text:c="2"/>18 063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0914</text:p>
          </table:table-cell>
          <table:table-cell office:value-type="string" table:style-name="ce11">
            <text:p>Resinas,elastômeros e fibras artif. e sintéticas</text:p>
          </table:table-cell>
          <table:table-cell office:value-type="float" office:value="15156" table:style-name="ce37">
            <text:p><text:s text:c="2"/>15 156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0921</text:p>
          </table:table-cell>
          <table:table-cell office:value-type="string" table:style-name="ce11">
            <text:p>Defensivos agrícolas e desinfestantes domissanitários</text:p>
          </table:table-cell>
          <table:table-cell office:value-type="float" office:value="8235" table:style-name="ce38">
            <text:p><text:s text:c="2"/>8 235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0922</text:p>
          </table:table-cell>
          <table:table-cell office:value-type="string" table:style-name="ce11">
            <text:p>Produtos químicos diversos<text:s/></text:p>
          </table:table-cell>
          <table:table-cell office:value-type="float" office:value="5795" table:style-name="ce38">
            <text:p><text:s text:c="2"/>5 795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20923</text:p>
          </table:table-cell>
          <table:table-cell office:value-type="string" table:style-name="ce13">
            <text:p>Tintas, vernizes, esmaltes e lacas</text:p>
          </table:table-cell>
          <table:table-cell office:value-type="float" office:value="1114" table:style-name="ce37">
            <text:p><text:s text:c="2"/>1 114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20931</text:p>
          </table:table-cell>
          <table:table-cell office:value-type="string" table:style-name="ce3">
            <text:p>Perfumaria, sabões e artigos de limpeza</text:p>
          </table:table-cell>
          <table:table-cell office:value-type="float" office:value="10457" table:style-name="ce38">
            <text:p><text:s text:c="2"/>10 457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1001</text:p>
          </table:table-cell>
          <table:table-cell office:value-type="string" table:style-name="ce21">
            <text:p>Produtos farmacêuticos</text:p>
          </table:table-cell>
          <table:table-cell office:value-type="float" office:value="18668" table:style-name="ce36">
            <text:p><text:s text:c="2"/>18 668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2001</text:p>
          </table:table-cell>
          <table:table-cell office:value-type="string" table:style-name="ce21">
            <text:p>Artigos de borracha</text:p>
          </table:table-cell>
          <table:table-cell office:value-type="float" office:value="7252" table:style-name="ce36">
            <text:p><text:s text:c="2"/>7 252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2002</text:p>
          </table:table-cell>
          <table:table-cell office:value-type="string" table:style-name="ce21">
            <text:p>Artigos de plástico</text:p>
          </table:table-cell>
          <table:table-cell office:value-type="float" office:value="6366" table:style-name="ce36">
            <text:p><text:s text:c="2"/>6 366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23001</text:p>
          </table:table-cell>
          <table:table-cell office:value-type="string" table:style-name="ce23">
            <text:p>Cimento</text:p>
          </table:table-cell>
          <table:table-cell office:value-type="float" office:value="501" table:style-name="ce36">
            <text:p><text:s text:c="3"/>501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3002</text:p>
          </table:table-cell>
          <table:table-cell office:value-type="string" table:style-name="ce21">
            <text:p>Artefatos de cimento, gesso e semelhantes</text:p>
          </table:table-cell>
          <table:table-cell office:value-type="float" office:value="267" table:style-name="ce36">
            <text:p><text:s text:c="3"/>267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3003</text:p>
          </table:table-cell>
          <table:table-cell office:value-type="string" table:style-name="ce11">
            <text:p>Vidros, cerâmicos e outros prod. de minerais não-metálicos</text:p>
          </table:table-cell>
          <table:table-cell office:value-type="float" office:value="5284" table:style-name="ce38">
            <text:p><text:s text:c="2"/>5 284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4911</text:p>
          </table:table-cell>
          <table:table-cell office:value-type="string" table:style-name="ce11">
            <text:p>Ferro-gusa e ferroligas</text:p>
          </table:table-cell>
          <table:table-cell office:value-type="float" office:value="433" table:style-name="ce37">
            <text:p><text:s text:c="3"/>433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4912</text:p>
          </table:table-cell>
          <table:table-cell office:value-type="string" table:style-name="ce11">
            <text:p>Semi-acabacados, laminados planos, longos e tubos de aço</text:p>
          </table:table-cell>
          <table:table-cell office:value-type="float" office:value="10246" table:style-name="ce37">
            <text:p><text:s text:c="2"/>10 246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24921</text:p>
          </table:table-cell>
          <table:table-cell office:value-type="string" table:style-name="ce13">
            <text:p>Produtos da metalurgia de metais não-ferrosos</text:p>
          </table:table-cell>
          <table:table-cell office:value-type="float" office:value="8846" table:style-name="ce37">
            <text:p><text:s text:c="2"/>8 846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24922</text:p>
          </table:table-cell>
          <table:table-cell office:value-type="string" table:style-name="ce3">
            <text:p>Peças fundidas de aço e de metais não ferrosos</text:p>
          </table:table-cell>
          <table:table-cell office:value-type="float" office:value="169" table:style-name="ce37">
            <text:p><text:s text:c="3"/>169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5001</text:p>
          </table:table-cell>
          <table:table-cell office:value-type="string" table:style-name="ce21">
            <text:p>Produtos de metal, excl. máquinas e equipamentos</text:p>
          </table:table-cell>
          <table:table-cell office:value-type="float" office:value="11482" table:style-name="ce36">
            <text:p><text:s text:c="2"/>11 482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6001</text:p>
          </table:table-cell>
          <table:table-cell office:value-type="string" table:style-name="ce21">
            <text:p>Componentes eletrônicos</text:p>
          </table:table-cell>
          <table:table-cell office:value-type="float" office:value="13814" table:style-name="ce36">
            <text:p><text:s text:c="2"/>13 814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26002</text:p>
          </table:table-cell>
          <table:table-cell office:value-type="string" table:style-name="ce23">
            <text:p>Máquinas para escritório e equip. de informática</text:p>
          </table:table-cell>
          <table:table-cell office:value-type="float" office:value="12371" table:style-name="ce36">
            <text:p><text:s text:c="2"/>12 371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6003</text:p>
          </table:table-cell>
          <table:table-cell office:value-type="string" table:style-name="ce21">
            <text:p>Material eletrônico e equip. de comunicações</text:p>
          </table:table-cell>
          <table:table-cell office:value-type="float" office:value="18612" table:style-name="ce36">
            <text:p><text:s text:c="2"/>18 612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6004</text:p>
          </table:table-cell>
          <table:table-cell office:value-type="string" table:style-name="ce21">
            <text:p>Equip. de medida, teste e controle, ópticos e eletromédicos</text:p>
          </table:table-cell>
          <table:table-cell office:value-type="float" office:value="11053" table:style-name="ce36">
            <text:p><text:s text:c="2"/>11 053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7001</text:p>
          </table:table-cell>
          <table:table-cell office:value-type="string" table:style-name="ce11">
            <text:p>Máquinas, aparelhos e materiais elétricos</text:p>
          </table:table-cell>
          <table:table-cell office:value-type="float" office:value="19443" table:style-name="ce37">
            <text:p><text:s text:c="2"/>19 443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7002</text:p>
          </table:table-cell>
          <table:table-cell office:value-type="string" table:style-name="ce11">
            <text:p>Eletrodomésticos</text:p>
          </table:table-cell>
          <table:table-cell office:value-type="float" office:value="2423" table:style-name="ce38">
            <text:p><text:s text:c="2"/>2 423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8001</text:p>
          </table:table-cell>
          <table:table-cell office:value-type="string" table:style-name="ce11">
            <text:p>Tratores e outras máquinas agrícolas</text:p>
          </table:table-cell>
          <table:table-cell office:value-type="float" office:value="1552" table:style-name="ce38">
            <text:p><text:s text:c="2"/>1 552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28002</text:p>
          </table:table-cell>
          <table:table-cell office:value-type="string" table:style-name="ce13">
            <text:p>Máquinas para a extração mineral e a construção</text:p>
          </table:table-cell>
          <table:table-cell office:value-type="float" office:value="6056" table:style-name="ce37">
            <text:p><text:s text:c="2"/>6 056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28003</text:p>
          </table:table-cell>
          <table:table-cell office:value-type="string" table:style-name="ce3">
            <text:p>Outras máquinas e equipamentos mecânicos</text:p>
          </table:table-cell>
          <table:table-cell office:value-type="float" office:value="44602" table:style-name="ce38">
            <text:p><text:s text:c="2"/>44 602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9911</text:p>
          </table:table-cell>
          <table:table-cell office:value-type="string" table:style-name="ce21">
            <text:p>Automóveis, camionetas e utilitários</text:p>
          </table:table-cell>
          <table:table-cell office:value-type="float" office:value="24864" table:style-name="ce36">
            <text:p><text:s text:c="2"/>24 864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9912</text:p>
          </table:table-cell>
          <table:table-cell office:value-type="string" table:style-name="ce21">
            <text:p>Caminhões e ônibus, incl. cabines, carrocerias e reboques</text:p>
          </table:table-cell>
          <table:table-cell office:value-type="float" office:value="3625" table:style-name="ce36">
            <text:p><text:s text:c="2"/>3 625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29921</text:p>
          </table:table-cell>
          <table:table-cell office:value-type="string" table:style-name="ce23">
            <text:p>Peças e acessórios para veículos automotores</text:p>
          </table:table-cell>
          <table:table-cell office:value-type="float" office:value="24663" table:style-name="ce36">
            <text:p><text:s text:c="2"/>24 663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30001</text:p>
          </table:table-cell>
          <table:table-cell office:value-type="string" table:style-name="ce21">
            <text:p>Aeronaves, embarcações e outros equipamentos de transporte</text:p>
          </table:table-cell>
          <table:table-cell office:value-type="float" office:value="14333" table:style-name="ce36">
            <text:p><text:s text:c="2"/>14 333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31801</text:p>
          </table:table-cell>
          <table:table-cell office:value-type="string" table:style-name="ce21">
            <text:p>Móveis</text:p>
          </table:table-cell>
          <table:table-cell office:value-type="float" office:value="1335" table:style-name="ce36">
            <text:p><text:s text:c="2"/>1 335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31802</text:p>
          </table:table-cell>
          <table:table-cell office:value-type="string" table:style-name="ce11">
            <text:p>Produtos de industrias diversas</text:p>
          </table:table-cell>
          <table:table-cell office:value-type="float" office:value="8899" table:style-name="ce37">
            <text:p><text:s text:c="2"/>8 899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33001</text:p>
          </table:table-cell>
          <table:table-cell office:value-type="string" table:style-name="ce11">
            <text:p>Manutenção, reparação e instalação de máquinas e equipamentos</text:p>
          </table:table-cell>
          <table:table-cell office:value-type="float" office:value="9445" table:style-name="ce38">
            <text:p><text:s text:c="2"/>9 445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35001</text:p>
          </table:table-cell>
          <table:table-cell office:value-type="string" table:style-name="ce11">
            <text:p>Eletricidade, gás e outras utilidades</text:p>
          </table:table-cell>
          <table:table-cell office:value-type="float" office:value="2898" table:style-name="ce38">
            <text:p><text:s text:c="2"/>2 898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36801</text:p>
          </table:table-cell>
          <table:table-cell office:value-type="string" table:style-name="ce13">
            <text:p>Água, esgoto, reciclagem e gestão de resíduos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41801</text:p>
          </table:table-cell>
          <table:table-cell office:value-type="string" table:style-name="ce3">
            <text:p>Edificações</text:p>
          </table:table-cell>
          <table:table-cell office:value-type="float" office:value="533" table:style-name="ce38">
            <text:p><text:s text:c="3"/>533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41802</text:p>
          </table:table-cell>
          <table:table-cell office:value-type="string" table:style-name="ce21">
            <text:p>Obras de infra-estrutura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41803</text:p>
          </table:table-cell>
          <table:table-cell office:value-type="string" table:style-name="ce21">
            <text:p>Serviços especializados para construção</text:p>
          </table:table-cell>
          <table:table-cell office:value-type="float" office:value="679" table:style-name="ce36">
            <text:p><text:s text:c="3"/>679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45001</text:p>
          </table:table-cell>
          <table:table-cell office:value-type="string" table:style-name="ce21">
            <text:p>Comércio e reparação de veículos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46801</text:p>
          </table:table-cell>
          <table:table-cell office:value-type="string" table:style-name="ce23">
            <text:p>Comércio por atacado e a varejo, exceto veículos automotores</text:p>
          </table:table-cell>
          <table:table-cell office:value-type="float" office:value="1926" table:style-name="ce36">
            <text:p><text:s text:c="2"/>1 926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49001</text:p>
          </table:table-cell>
          <table:table-cell office:value-type="string" table:style-name="ce21">
            <text:p>Transporte terrestre de carga</text:p>
          </table:table-cell>
          <table:table-cell office:value-type="float" office:value="46" table:style-name="ce36">
            <text:p><text:s text:c="3"/>46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49002</text:p>
          </table:table-cell>
          <table:table-cell office:value-type="string" table:style-name="ce11">
            <text:p>Transporte terrestre de passageiros</text:p>
          </table:table-cell>
          <table:table-cell office:value-type="float" office:value="2444" table:style-name="ce38">
            <text:p><text:s text:c="2"/>2 444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50001</text:p>
          </table:table-cell>
          <table:table-cell office:value-type="string" table:style-name="ce11">
            <text:p>Transporte aquaviário</text:p>
          </table:table-cell>
          <table:table-cell office:value-type="float" office:value="1975" table:style-name="ce37">
            <text:p><text:s text:c="2"/>1 975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51001</text:p>
          </table:table-cell>
          <table:table-cell office:value-type="string" table:style-name="ce11">
            <text:p>Transporte aéreo</text:p>
          </table:table-cell>
          <table:table-cell office:value-type="float" office:value="7464" table:style-name="ce37">
            <text:p><text:s text:c="2"/>7 464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52801</text:p>
          </table:table-cell>
          <table:table-cell office:value-type="string" table:style-name="ce13">
            <text:p>Armazenamento e serviços auxiliares aos transportes</text:p>
          </table:table-cell>
          <table:table-cell office:value-type="float" office:value="4230" table:style-name="ce37">
            <text:p><text:s text:c="2"/>4 230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52802</text:p>
          </table:table-cell>
          <table:table-cell office:value-type="string" table:style-name="ce3">
            <text:p>Correio e outros serviços de entrega</text:p>
          </table:table-cell>
          <table:table-cell office:value-type="float" office:value="162" table:style-name="ce37">
            <text:p><text:s text:c="3"/>162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55001</text:p>
          </table:table-cell>
          <table:table-cell office:value-type="string" table:style-name="ce21">
            <text:p>Serviços de alojamento em hotéis e similares</text:p>
          </table:table-cell>
          <table:table-cell office:value-type="float" office:value="16347" table:style-name="ce36">
            <text:p><text:s text:c="2"/>16 347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56001</text:p>
          </table:table-cell>
          <table:table-cell office:value-type="string" table:style-name="ce21">
            <text:p>Serviços <text:s/>de alimentação</text:p>
          </table:table-cell>
          <table:table-cell office:value-type="float" office:value="11238" table:style-name="ce36">
            <text:p><text:s text:c="2"/>11 238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58001</text:p>
          </table:table-cell>
          <table:table-cell office:value-type="string" table:style-name="ce21">
            <text:p>Livros, jornais e revistas</text:p>
          </table:table-cell>
          <table:table-cell office:value-type="float" office:value="1976" table:style-name="ce36">
            <text:p><text:s text:c="2"/>1 976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59801</text:p>
          </table:table-cell>
          <table:table-cell office:value-type="string" table:style-name="ce23">
            <text:p>Serviços cinematográficos, música, rádio e televisão</text:p>
          </table:table-cell>
          <table:table-cell office:value-type="float" office:value="2251" table:style-name="ce36">
            <text:p><text:s text:c="2"/>2 251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61001</text:p>
          </table:table-cell>
          <table:table-cell office:value-type="string" table:style-name="ce21">
            <text:p>Telecomunicações, TV por assinatura e outros serv. relacionados</text:p>
          </table:table-cell>
          <table:table-cell office:value-type="float" office:value="584" table:style-name="ce36">
            <text:p><text:s text:c="3"/>584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62801</text:p>
          </table:table-cell>
          <table:table-cell office:value-type="string" table:style-name="ce11">
            <text:p>Desenvolvimento de sistemas e outros serviços de informação</text:p>
          </table:table-cell>
          <table:table-cell office:value-type="float" office:value="10159" table:style-name="ce37">
            <text:p><text:s text:c="2"/>10 159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64801</text:p>
          </table:table-cell>
          <table:table-cell office:value-type="string" table:style-name="ce11">
            <text:p>Intermediação financeira, seguros e previdência complementar</text:p>
          </table:table-cell>
          <table:table-cell office:value-type="float" office:value="15006" table:style-name="ce37">
            <text:p><text:s text:c="2"/>15 006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68001</text:p>
          </table:table-cell>
          <table:table-cell office:value-type="string" table:style-name="ce11">
            <text:p>Aluguel efetivo e serviços imobiliários</text:p>
          </table:table-cell>
          <table:table-cell office:value-type="float" office:value="3585" table:style-name="ce37">
            <text:p><text:s text:c="2"/>3 585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68002</text:p>
          </table:table-cell>
          <table:table-cell office:value-type="string" table:style-name="ce13">
            <text:p>Aluguel imputado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52">
            <text:p>69801</text:p>
          </table:table-cell>
          <table:table-cell office:value-type="string" table:style-name="ce11">
            <text:p>Serviços jurídicos, contabilidade e consultoria</text:p>
          </table:table-cell>
          <table:table-cell office:value-type="float" office:value="2628" table:style-name="ce37">
            <text:p><text:s text:c="2"/>2 628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71801</text:p>
          </table:table-cell>
          <table:table-cell office:value-type="string" table:style-name="ce21">
            <text:p>Pesquisa e desenvolvimento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71802</text:p>
          </table:table-cell>
          <table:table-cell office:value-type="string" table:style-name="ce21">
            <text:p>Serviços de arquitetura e engenharia</text:p>
          </table:table-cell>
          <table:table-cell office:value-type="float" office:value="9581" table:style-name="ce36">
            <text:p><text:s text:c="2"/>9 581</text:p>
          </table:table-cell>
          <table:table-cell table:number-columns-repeated="16381"/>
        </table:table-row>
        <table:table-row table:style-name="ro5">
          <table:table-cell office:value-type="string" table:style-name="ce22">
            <text:p>73801</text:p>
          </table:table-cell>
          <table:table-cell office:value-type="string" table:style-name="ce23">
            <text:p>Publicidade e outros serviços técnicos</text:p>
          </table:table-cell>
          <table:table-cell office:value-type="float" office:value="1800" table:style-name="ce36">
            <text:p><text:s text:c="2"/>1 800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77001</text:p>
          </table:table-cell>
          <table:table-cell office:value-type="string" table:style-name="ce21">
            <text:p>Aluguéis não-imob. e gestão de ativos de propriedade intelectual</text:p>
          </table:table-cell>
          <table:table-cell office:value-type="float" office:value="42401" table:style-name="ce36">
            <text:p><text:s text:c="2"/>42 401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78801</text:p>
          </table:table-cell>
          <table:table-cell office:value-type="string" table:style-name="ce21">
            <text:p>Condomínios e serviços para edifícios</text:p>
          </table:table-cell>
          <table:table-cell office:value-type="float" office:value="626" table:style-name="ce36">
            <text:p><text:s text:c="3"/>626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78802</text:p>
          </table:table-cell>
          <table:table-cell office:value-type="string" table:style-name="ce3">
            <text:p>Outros serviços administrativos</text:p>
          </table:table-cell>
          <table:table-cell office:value-type="float" office:value="3682" table:style-name="ce37">
            <text:p><text:s text:c="2"/>3 682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80001</text:p>
          </table:table-cell>
          <table:table-cell office:value-type="string" table:style-name="ce3">
            <text:p>Serviços de vigilância, segurança e investigação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6">
            <text:p>84001</text:p>
          </table:table-cell>
          <table:table-cell office:value-type="string" table:style-name="ce7">
            <text:p>Serviços coletivos da administração pública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52">
            <text:p>84002</text:p>
          </table:table-cell>
          <table:table-cell office:value-type="string" table:style-name="ce11">
            <text:p>Serviços de previdência e assistência social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52">
            <text:p>85911</text:p>
          </table:table-cell>
          <table:table-cell office:value-type="string" table:style-name="ce11">
            <text:p>Educação pública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85921</text:p>
          </table:table-cell>
          <table:table-cell office:value-type="string" table:style-name="ce21">
            <text:p>Educação privada</text:p>
          </table:table-cell>
          <table:table-cell office:value-type="float" office:value="508" table:style-name="ce36">
            <text:p><text:s text:c="3"/>508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86911</text:p>
          </table:table-cell>
          <table:table-cell office:value-type="string" table:style-name="ce21">
            <text:p>Saúde pública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2">
            <text:p>86921</text:p>
          </table:table-cell>
          <table:table-cell office:value-type="string" table:style-name="ce23">
            <text:p>Saúde privada</text:p>
          </table:table-cell>
          <table:table-cell office:value-type="float" office:value="13" table:style-name="ce36">
            <text:p><text:s text:c="3"/>13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90801</text:p>
          </table:table-cell>
          <table:table-cell office:value-type="string" table:style-name="ce21">
            <text:p>Serviços de artes, cultura, esporte e recreação</text:p>
          </table:table-cell>
          <table:table-cell office:value-type="float" office:value="4036" table:style-name="ce36">
            <text:p><text:s text:c="2"/>4 036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94801</text:p>
          </table:table-cell>
          <table:table-cell office:value-type="string" table:style-name="ce21">
            <text:p>Organizações patronais, sindicais e outros serviços associativos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94802</text:p>
          </table:table-cell>
          <table:table-cell office:value-type="string" table:style-name="ce3">
            <text:p>Manutenção de computadores, telefones e objetos domésticos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94803</text:p>
          </table:table-cell>
          <table:table-cell office:value-type="string" table:style-name="ce3">
            <text:p>Serviços pessoais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6">
            <text:p>97001</text:p>
          </table:table-cell>
          <table:table-cell office:value-type="string" table:style-name="ce7">
            <text:p>Serviços domésticos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table:style-name="ce10"/>
          <table:table-cell table:style-name="ce11"/>
          <table:table-cell table:style-name="ce37"/>
          <table:table-cell table:number-columns-repeated="16381"/>
        </table:table-row>
        <table:table-row table:style-name="ro6">
          <table:table-cell office:value-type="string" table:style-name="ce14">
            <text:p>Total</text:p>
          </table:table-cell>
          <table:table-cell table:style-name="ce15"/>
          <table:table-cell office:value-type="float" office:value="679824" table:style-name="ce48">
            <text:p><text:s text:c="2"/>679 824</text:p>
          </table:table-cell>
          <table:table-cell table:number-columns-repeated="16381" table:style-name="ce16"/>
        </table:table-row>
        <table:table-row table:style-name="ro4">
          <table:table-cell table:style-name="ce31"/>
          <table:table-cell table:number-columns-repeated="2" table:style-name="ce32"/>
          <table:table-cell table:number-columns-repeated="16381"/>
        </table:table-row>
        <table:table-row table:style-name="ro8">
          <table:table-cell office:value-type="string" table:style-name="ce3">
            <text:p>Fonte: IBGE, Diretoria de Pesquisas, Coordenação de Contas Nacionais.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3">
            <text:p>(1) Importação de bens e serviços líquida de ajuste CIF/FOB.</text:p>
          </table:table-cell>
          <table:table-cell table:number-columns-repeated="16383" table:style-name="ce1"/>
        </table:table-row>
        <table:table-row table:number-rows-repeated="1048438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styles>
    <number:number-style style:name="N0">
      <number:number number:min-integer-digits="1"/>
    </number:number-style>
    <number:number-style style:name="N63">
      <number:number number:decimal-places="0" number:min-integer-digits="1"/>
    </number:number-style>
    <number:number-style style:name="N67P0">
      <number:number number:decimal-places="0" number:min-integer-digits="1" number:display-factor="1000">
        <number:embedded-text number:position="3"> </number:embedded-text>
        <number:embedded-text number:position="6"> </number:embedded-text>
        <number:embedded-text number:position="9"> </number:embedded-text>
      </number:number>
    </number:number-style>
    <number:number-style style:name="N67">
      <number:text> (-) </number:text>
      <number:number number:decimal-places="0" number:min-integer-digits="1" number:display-factor="1000">
        <number:embedded-text number:position="3"> </number:embedded-text>
        <number:embedded-text number:position="6"> </number:embedded-text>
      </number:number>
      <style:map style:condition="value()&gt;=0" style:apply-style-name="N67P0"/>
    </number:number-style>
    <number:number-style style:name="N68P0">
      <number:number number:decimal-places="0" number:min-integer-digits="1">
        <number:embedded-text number:position="3"> </number:embedded-text>
        <number:embedded-text number:position="6"> </number:embedded-text>
        <number:embedded-text number:position="9"> </number:embedded-text>
      </number:number>
    </number:number-style>
    <number:number-style style:name="N68">
      <number:text> (-) </number:text>
      <number:number number:decimal-places="0" number:min-integer-digits="1">
        <number:embedded-text number:position="3"> </number:embedded-text>
        <number:embedded-text number:position="6"> </number:embedded-text>
      </number:number>
      <style:map style:condition="value()&gt;=0" style:apply-style-name="N68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IBGE</meta:initial-creator>
    <dc:creator>Felipe de Oliveira Sampaio</dc:creator>
    <meta:creation-date>1997-11-17T12:35:57Z</meta:creation-date>
    <dc:date>2020-10-06T14:06:46Z</dc:date>
    <meta:print-date>2006-08-24T11:49:52Z</meta:print-date>
  </office:meta>
</office:document-meta>
</file>